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147cm"/>
    </style:style>
    <style:style style:name="co5" style:family="table-column">
      <style:table-column-properties fo:break-before="auto" style:column-width="2.018cm"/>
    </style:style>
    <style:style style:name="co6" style:family="table-column">
      <style:table-column-properties fo:break-before="auto" style:column-width="2.662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1.9cm"/>
    </style:style>
    <style:style style:name="co9" style:family="table-column">
      <style:table-column-properties fo:break-before="auto" style:column-width="2.189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 style:data-style-name="N37"/>
    <style:style style:name="ce2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0"/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eeeeee"/>
    </style:style>
    <style:style style:name="ce3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6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108">
      <style:table-cell-properties fo:background-color="#ffd7d7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8">
      <style:table-cell-properties fo:background-color="transparent"/>
    </style:style>
    <style:style style:name="ce15" style:family="table-cell" style:parent-style-name="Default" style:data-style-name="N108"/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OS COVID 19 PERU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0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2" table:default-cell-style-name="ce23"/>
        <table:table-column table:style-name="co7" table:default-cell-style-name="ce23"/>
        <table:table-column table:style-name="co8" table:default-cell-style-name="ce12"/>
        <table:table-column table:style-name="co9" table:default-cell-style-name="ce14"/>
        <table:table-column table:style-name="co8" table:default-cell-style-name="ce15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number-columns-repeated="997" table:default-cell-style-name="Default"/>
        <table:table-row table:style-name="ro1">
          <table:table-cell table:style-name="ce27" office:value-type="string" calcext:value-type="string">
            <text:p>Dia</text:p>
          </table:table-cell>
          <table:table-cell table:style-name="ce3" office:value-type="string" calcext:value-type="string">
            <text:p>fecha</text:p>
          </table:table-cell>
          <table:table-cell table:style-name="ce27" office:value-type="string" calcext:value-type="string">
            <text:p>Infectados</text:p>
          </table:table-cell>
          <table:table-cell table:style-name="ce27" office:value-type="string" calcext:value-type="string">
            <text:p>Fallecidos</text:p>
          </table:table-cell>
          <table:table-cell table:style-name="ce21" office:value-type="string" calcext:value-type="string">
            <text:p>Recuperados </text:p>
          </table:table-cell>
          <table:table-cell table:style-name="ce21" office:value-type="string" calcext:value-type="string">
            <text:p>Pruebas</text:p>
          </table:table-cell>
          <table:table-cell table:style-name="ce21" office:value-type="string" calcext:value-type="string">
            <text:p>Infectados. Dia</text:p>
          </table:table-cell>
          <table:table-cell table:style-name="ce21" office:value-type="string" calcext:value-type="string">
            <text:p>Fallecidos. Dia</text:p>
          </table:table-cell>
          <table:table-cell table:style-name="ce21" office:value-type="string" calcext:value-type="string">
            <text:p>Recuperados. Dia</text:p>
          </table:table-cell>
          <table:table-cell table:style-name="ce21" office:value-type="string" calcext:value-type="string">
            <text:p>Pruebas. Dia</text:p>
          </table:table-cell>
          <table:table-cell table:style-name="ce29" office:value-type="string" calcext:value-type="string">
            <text:p>Susceptibles</text:p>
          </table:table-cell>
          <table:table-cell table:style-name="ce29" office:value-type="string" calcext:value-type="string">
            <text:p>Infecsiosos</text:p>
          </table:table-cell>
          <table:table-cell table:style-name="ce35" office:value-type="string" calcext:value-type="string">
            <text:p>Tasa de contagio</text:p>
          </table:table-cell>
          <table:table-cell table:style-name="ce35" office:value-type="string" calcext:value-type="string">
            <text:p>Tasa de muerte</text:p>
          </table:table-cell>
          <table:table-cell table:style-name="ce25" office:value-type="string" calcext:value-type="string">
            <text:p>Ratio</text:p>
          </table:table-cell>
          <table:table-cell table:style-name="ce27" office:value-type="string" calcext:value-type="string">
            <text:p>Beta</text:p>
          </table:table-cell>
          <table:table-cell table:style-name="ce27" office:value-type="string" calcext:value-type="string">
            <text:p>Gamma</text:p>
          </table:table-cell>
          <table:table-cell table:style-name="ce27" table:number-columns-repeated="37"/>
          <table:table-cell table:number-columns-repeated="955"/>
          <table:table-cell table:style-name="ce8"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32000000-[.C2]" office:value-type="float" office:value="31999999" calcext:value-type="float">
            <text:p>31999999</text:p>
          </table:table-cell>
          <table:table-cell table:style-name="ce32" table:formula="of:=[.C2]-[.D2]-[.E2]" office:value-type="float" office:value="1" calcext:value-type="float">
            <text:p>1</text:p>
          </table:table-cell>
          <table:table-cell table:style-name="ce36" table:formula="of:=[.G2]/[.L2]" office:value-type="float" office:value="1" calcext:value-type="float">
            <text:p>1.0000</text:p>
          </table:table-cell>
          <table:table-cell table:style-name="ce39" table:formula="of:=[.H2]/[.L2]" office:value-type="float" office:value="0" calcext:value-type="float">
            <text:p>0.0000</text:p>
          </table:table-cell>
          <table:table-cell table:formula="of:=[.G2]/[.J2]" office:value-type="float" office:value="1" calcext:value-type="float">
            <text:p>1</text:p>
          </table:table-cell>
          <table:table-cell table:formula="of:=[.G2]/([.C2]*[.K2])" office:value-type="float" office:value="0.0000000312500009765625" calcext:value-type="float">
            <text:p>3.12500009765625E-08</text:p>
          </table:table-cell>
          <table:table-cell table:formula="of:=[.I2]/[.C2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table:formula="of:=[.C3]-[.C2]" office:value-type="float" office:value="5" calcext:value-type="float">
            <text:p>5</text:p>
          </table:table-cell>
          <table:table-cell table:style-name="ce28" table:formula="of:=[.D3]-[.D2]" office:value-type="float" office:value="0" calcext:value-type="float">
            <text:p>0</text:p>
          </table:table-cell>
          <table:table-cell table:style-name="ce28" table:formula="of:=[.E3]-[.E2]" office:value-type="float" office:value="0" calcext:value-type="float">
            <text:p>0</text:p>
          </table:table-cell>
          <table:table-cell table:style-name="ce28" table:formula="of:=[.F3]-[.F2]" office:value-type="float" office:value="33" calcext:value-type="float">
            <text:p>33</text:p>
          </table:table-cell>
          <table:table-cell table:style-name="ce30" table:formula="of:=32000000-[.C3]" office:value-type="float" office:value="31999994" calcext:value-type="float">
            <text:p>31999994</text:p>
          </table:table-cell>
          <table:table-cell table:style-name="ce32" table:formula="of:=[.C3]-[.D3]-[.E3]" office:value-type="float" office:value="6" calcext:value-type="float">
            <text:p>6</text:p>
          </table:table-cell>
          <table:table-cell table:style-name="ce36" table:formula="of:=[.G3]/[.L3]" office:value-type="float" office:value="0.833333333333333" calcext:value-type="float">
            <text:p>0.8333</text:p>
          </table:table-cell>
          <table:table-cell table:style-name="ce39" table:formula="of:=[.H3]/[.L3]" office:value-type="float" office:value="0" calcext:value-type="float">
            <text:p>0.0000</text:p>
          </table:table-cell>
          <table:table-cell table:formula="of:=[.G3]/[.J3]" office:value-type="float" office:value="0.151515151515152" calcext:value-type="float">
            <text:p>0.151515151515152</text:p>
          </table:table-cell>
          <table:table-cell table:formula="of:=[.G3]/([.C3]*[.K3])" office:value-type="float" office:value="0.0000000260416715494801" calcext:value-type="float">
            <text:p>2.60416715494801E-08</text:p>
          </table:table-cell>
          <table:table-cell table:formula="of:=[.I3]/[.C3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table:formula="of:=[.C4]-[.C3]" office:value-type="float" office:value="0" calcext:value-type="float">
            <text:p>0</text:p>
          </table:table-cell>
          <table:table-cell table:style-name="ce28" table:formula="of:=[.D4]-[.D3]" office:value-type="float" office:value="0" calcext:value-type="float">
            <text:p>0</text:p>
          </table:table-cell>
          <table:table-cell table:style-name="ce28" table:formula="of:=[.E4]-[.E3]" office:value-type="float" office:value="0" calcext:value-type="float">
            <text:p>0</text:p>
          </table:table-cell>
          <table:table-cell table:style-name="ce28" table:formula="of:=[.F4]-[.F3]" office:value-type="float" office:value="31" calcext:value-type="float">
            <text:p>31</text:p>
          </table:table-cell>
          <table:table-cell table:style-name="ce30" table:formula="of:=32000000-[.C4]" office:value-type="float" office:value="31999994" calcext:value-type="float">
            <text:p>31999994</text:p>
          </table:table-cell>
          <table:table-cell table:style-name="ce32" table:formula="of:=[.C4]-[.D4]-[.E4]" office:value-type="float" office:value="6" calcext:value-type="float">
            <text:p>6</text:p>
          </table:table-cell>
          <table:table-cell table:style-name="ce36" table:formula="of:=[.G4]/[.L4]" office:value-type="float" office:value="0" calcext:value-type="float">
            <text:p>0.0000</text:p>
          </table:table-cell>
          <table:table-cell table:style-name="ce39" table:formula="of:=[.H4]/[.L4]" office:value-type="float" office:value="0" calcext:value-type="float">
            <text:p>0.0000</text:p>
          </table:table-cell>
          <table:table-cell table:formula="of:=[.G4]/[.J4]" office:value-type="float" office:value="0" calcext:value-type="float">
            <text:p>0</text:p>
          </table:table-cell>
          <table:table-cell table:formula="of:=[.G4]/([.C4]*[.K4])" office:value-type="float" office:value="0" calcext:value-type="float">
            <text:p>0</text:p>
          </table:table-cell>
          <table:table-cell table:formula="of:=[.I4]/[.C4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table:formula="of:=[.C5]-[.C4]" office:value-type="float" office:value="3" calcext:value-type="float">
            <text:p>3</text:p>
          </table:table-cell>
          <table:table-cell table:style-name="ce28" table:formula="of:=[.D5]-[.D4]" office:value-type="float" office:value="0" calcext:value-type="float">
            <text:p>0</text:p>
          </table:table-cell>
          <table:table-cell table:style-name="ce28" table:formula="of:=[.E5]-[.E4]" office:value-type="float" office:value="0" calcext:value-type="float">
            <text:p>0</text:p>
          </table:table-cell>
          <table:table-cell table:style-name="ce28" table:formula="of:=[.F5]-[.F4]" office:value-type="float" office:value="99" calcext:value-type="float">
            <text:p>99</text:p>
          </table:table-cell>
          <table:table-cell table:style-name="ce30" table:formula="of:=32000000-[.C5]" office:value-type="float" office:value="31999991" calcext:value-type="float">
            <text:p>31999991</text:p>
          </table:table-cell>
          <table:table-cell table:style-name="ce32" table:formula="of:=[.C5]-[.D5]-[.E5]" office:value-type="float" office:value="9" calcext:value-type="float">
            <text:p>9</text:p>
          </table:table-cell>
          <table:table-cell table:style-name="ce36" table:formula="of:=[.G5]/[.L5]" office:value-type="float" office:value="0.333333333333333" calcext:value-type="float">
            <text:p>0.3333</text:p>
          </table:table-cell>
          <table:table-cell table:style-name="ce39" table:formula="of:=[.H5]/[.L5]" office:value-type="float" office:value="0" calcext:value-type="float">
            <text:p>0.0000</text:p>
          </table:table-cell>
          <table:table-cell table:formula="of:=[.G5]/[.J5]" office:value-type="float" office:value="0.0303030303030303" calcext:value-type="float">
            <text:p>0.03030303030303</text:p>
          </table:table-cell>
          <table:table-cell table:formula="of:=[.G5]/([.C5]*[.K5])" office:value-type="float" office:value="0.000000010416669596355" calcext:value-type="float">
            <text:p>1.0416669596355E-08</text:p>
          </table:table-cell>
          <table:table-cell table:formula="of:=[.I5]/[.C5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table:formula="of:=[.C6]-[.C5]" office:value-type="float" office:value="2" calcext:value-type="float">
            <text:p>2</text:p>
          </table:table-cell>
          <table:table-cell table:style-name="ce28" table:formula="of:=[.D6]-[.D5]" office:value-type="float" office:value="0" calcext:value-type="float">
            <text:p>0</text:p>
          </table:table-cell>
          <table:table-cell table:style-name="ce28" table:formula="of:=[.E6]-[.E5]" office:value-type="float" office:value="0" calcext:value-type="float">
            <text:p>0</text:p>
          </table:table-cell>
          <table:table-cell table:style-name="ce28" table:formula="of:=[.F6]-[.F5]" office:value-type="float" office:value="28" calcext:value-type="float">
            <text:p>28</text:p>
          </table:table-cell>
          <table:table-cell table:style-name="ce30" table:formula="of:=32000000-[.C6]" office:value-type="float" office:value="31999989" calcext:value-type="float">
            <text:p>31999989</text:p>
          </table:table-cell>
          <table:table-cell table:style-name="ce32" table:formula="of:=[.C6]-[.D6]-[.E6]" office:value-type="float" office:value="11" calcext:value-type="float">
            <text:p>11</text:p>
          </table:table-cell>
          <table:table-cell table:style-name="ce36" table:formula="of:=[.G6]/[.L6]" office:value-type="float" office:value="0.181818181818182" calcext:value-type="float">
            <text:p>0.1818</text:p>
          </table:table-cell>
          <table:table-cell table:style-name="ce39" table:formula="of:=[.H6]/[.L6]" office:value-type="float" office:value="0" calcext:value-type="float">
            <text:p>0.0000</text:p>
          </table:table-cell>
          <table:table-cell table:formula="of:=[.G6]/[.J6]" office:value-type="float" office:value="0.0714285714285714" calcext:value-type="float">
            <text:p>0.071428571428572</text:p>
          </table:table-cell>
          <table:table-cell table:formula="of:=[.G6]/([.C6]*[.K6])" office:value-type="float" office:value="0.00000000568182013494385" calcext:value-type="float">
            <text:p>5.68182013494385E-09</text:p>
          </table:table-cell>
          <table:table-cell table:formula="of:=[.I6]/[.C6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date" office:date-value="2020-03-11" calcext:value-type="date">
            <text:p>11/03/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table:formula="of:=[.C7]-[.C6]" office:value-type="float" office:value="4" calcext:value-type="float">
            <text:p>4</text:p>
          </table:table-cell>
          <table:table-cell table:style-name="ce28" table:formula="of:=[.D7]-[.D6]" office:value-type="float" office:value="0" calcext:value-type="float">
            <text:p>0</text:p>
          </table:table-cell>
          <table:table-cell table:style-name="ce28" table:formula="of:=[.E7]-[.E6]" office:value-type="float" office:value="0" calcext:value-type="float">
            <text:p>0</text:p>
          </table:table-cell>
          <table:table-cell table:style-name="ce28" table:formula="of:=[.F7]-[.F6]" office:value-type="float" office:value="310" calcext:value-type="float">
            <text:p>310</text:p>
          </table:table-cell>
          <table:table-cell table:style-name="ce30" table:formula="of:=32000000-[.C7]" office:value-type="float" office:value="31999985" calcext:value-type="float">
            <text:p>31999985</text:p>
          </table:table-cell>
          <table:table-cell table:style-name="ce32" table:formula="of:=[.C7]-[.D7]-[.E7]" office:value-type="float" office:value="15" calcext:value-type="float">
            <text:p>15</text:p>
          </table:table-cell>
          <table:table-cell table:style-name="ce36" table:formula="of:=[.G7]/[.L7]" office:value-type="float" office:value="0.266666666666667" calcext:value-type="float">
            <text:p>0.2667</text:p>
          </table:table-cell>
          <table:table-cell table:style-name="ce39" table:formula="of:=[.H7]/[.L7]" office:value-type="float" office:value="0" calcext:value-type="float">
            <text:p>0.0000</text:p>
          </table:table-cell>
          <table:table-cell table:formula="of:=[.G7]/[.J7]" office:value-type="float" office:value="0.0129032258064516" calcext:value-type="float">
            <text:p>0.012903225806452</text:p>
          </table:table-cell>
          <table:table-cell table:formula="of:=[.G7]/([.C7]*[.K7])" office:value-type="float" office:value="0.00000000833333723958516" calcext:value-type="float">
            <text:p>8.33333723958516E-09</text:p>
          </table:table-cell>
          <table:table-cell table:formula="of:=[.I7]/[.C7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date" office:date-value="2020-03-12" calcext:value-type="date">
            <text:p>12/03/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table:formula="of:=[.C8]-[.C7]" office:value-type="float" office:value="7" calcext:value-type="float">
            <text:p>7</text:p>
          </table:table-cell>
          <table:table-cell table:style-name="ce28" table:formula="of:=[.D8]-[.D7]" office:value-type="float" office:value="0" calcext:value-type="float">
            <text:p>0</text:p>
          </table:table-cell>
          <table:table-cell table:style-name="ce28" table:formula="of:=[.E8]-[.E7]" office:value-type="float" office:value="0" calcext:value-type="float">
            <text:p>0</text:p>
          </table:table-cell>
          <table:table-cell table:style-name="ce28" table:formula="of:=[.F8]-[.F7]" office:value-type="float" office:value="249" calcext:value-type="float">
            <text:p>249</text:p>
          </table:table-cell>
          <table:table-cell table:style-name="ce30" table:formula="of:=32000000-[.C8]" office:value-type="float" office:value="31999978" calcext:value-type="float">
            <text:p>31999978</text:p>
          </table:table-cell>
          <table:table-cell table:style-name="ce32" table:formula="of:=[.C8]-[.D8]-[.E8]" office:value-type="float" office:value="22" calcext:value-type="float">
            <text:p>22</text:p>
          </table:table-cell>
          <table:table-cell table:style-name="ce36" table:formula="of:=[.G8]/[.L8]" office:value-type="float" office:value="0.318181818181818" calcext:value-type="float">
            <text:p>0.3182</text:p>
          </table:table-cell>
          <table:table-cell table:style-name="ce39" table:formula="of:=[.H8]/[.L8]" office:value-type="float" office:value="0" calcext:value-type="float">
            <text:p>0.0000</text:p>
          </table:table-cell>
          <table:table-cell table:formula="of:=[.G8]/[.J8]" office:value-type="float" office:value="0.0281124497991968" calcext:value-type="float">
            <text:p>0.028112449799197</text:p>
          </table:table-cell>
          <table:table-cell table:formula="of:=[.G8]/([.C8]*[.K8])" office:value-type="float" office:value="0.00000000994318865412402" calcext:value-type="float">
            <text:p>9.94318865412402E-09</text:p>
          </table:table-cell>
          <table:table-cell table:formula="of:=[.I8]/[.C8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date" office:date-value="2020-03-13" calcext:value-type="date">
            <text:p>13/03/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232" calcext:value-type="float">
            <text:p>1232</text:p>
          </table:table-cell>
          <table:table-cell table:style-name="ce28" table:formula="of:=[.C9]-[.C8]" office:value-type="float" office:value="16" calcext:value-type="float">
            <text:p>16</text:p>
          </table:table-cell>
          <table:table-cell table:style-name="ce28" table:formula="of:=[.D9]-[.D8]" office:value-type="float" office:value="0" calcext:value-type="float">
            <text:p>0</text:p>
          </table:table-cell>
          <table:table-cell table:style-name="ce28" table:formula="of:=[.E9]-[.E8]" office:value-type="float" office:value="0" calcext:value-type="float">
            <text:p>0</text:p>
          </table:table-cell>
          <table:table-cell table:style-name="ce28" table:formula="of:=[.F9]-[.F8]" office:value-type="float" office:value="327" calcext:value-type="float">
            <text:p>327</text:p>
          </table:table-cell>
          <table:table-cell table:style-name="ce30" table:formula="of:=32000000-[.C9]" office:value-type="float" office:value="31999962" calcext:value-type="float">
            <text:p>31999962</text:p>
          </table:table-cell>
          <table:table-cell table:style-name="ce32" table:formula="of:=[.C9]-[.D9]-[.E9]" office:value-type="float" office:value="38" calcext:value-type="float">
            <text:p>38</text:p>
          </table:table-cell>
          <table:table-cell table:style-name="ce36" table:formula="of:=[.G9]/[.L9]" office:value-type="float" office:value="0.421052631578947" calcext:value-type="float">
            <text:p>0.4211</text:p>
          </table:table-cell>
          <table:table-cell table:style-name="ce39" table:formula="of:=[.H9]/[.L9]" office:value-type="float" office:value="0" calcext:value-type="float">
            <text:p>0.0000</text:p>
          </table:table-cell>
          <table:table-cell table:formula="of:=[.G9]/[.J9]" office:value-type="float" office:value="0.0489296636085627" calcext:value-type="float">
            <text:p>0.048929663608563</text:p>
          </table:table-cell>
          <table:table-cell table:formula="of:=[.G9]/([.C9]*[.K9])" office:value-type="float" office:value="0.0000000131579103618607" calcext:value-type="float">
            <text:p>1.31579103618607E-08</text:p>
          </table:table-cell>
          <table:table-cell table:formula="of:=[.I9]/[.C9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date" office:date-value="2020-03-14" calcext:value-type="date">
            <text:p>14/03/2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45" calcext:value-type="float">
            <text:p>1545</text:p>
          </table:table-cell>
          <table:table-cell table:style-name="ce28" table:formula="of:=[.C10]-[.C9]" office:value-type="float" office:value="5" calcext:value-type="float">
            <text:p>5</text:p>
          </table:table-cell>
          <table:table-cell table:style-name="ce28" table:formula="of:=[.D10]-[.D9]" office:value-type="float" office:value="0" calcext:value-type="float">
            <text:p>0</text:p>
          </table:table-cell>
          <table:table-cell table:style-name="ce28" table:formula="of:=[.E10]-[.E9]" office:value-type="float" office:value="0" calcext:value-type="float">
            <text:p>0</text:p>
          </table:table-cell>
          <table:table-cell table:style-name="ce28" table:formula="of:=[.F10]-[.F9]" office:value-type="float" office:value="313" calcext:value-type="float">
            <text:p>313</text:p>
          </table:table-cell>
          <table:table-cell table:style-name="ce30" table:formula="of:=32000000-[.C10]" office:value-type="float" office:value="31999957" calcext:value-type="float">
            <text:p>31999957</text:p>
          </table:table-cell>
          <table:table-cell table:style-name="ce32" table:formula="of:=[.C10]-[.D10]-[.E10]" office:value-type="float" office:value="43" calcext:value-type="float">
            <text:p>43</text:p>
          </table:table-cell>
          <table:table-cell table:style-name="ce36" table:formula="of:=[.G10]/[.L10]" office:value-type="float" office:value="0.116279069767442" calcext:value-type="float">
            <text:p>0.1163</text:p>
          </table:table-cell>
          <table:table-cell table:style-name="ce39" table:formula="of:=[.H10]/[.L10]" office:value-type="float" office:value="0" calcext:value-type="float">
            <text:p>0.0000</text:p>
          </table:table-cell>
          <table:table-cell table:formula="of:=[.G10]/[.J10]" office:value-type="float" office:value="0.0159744408945687" calcext:value-type="float">
            <text:p>0.015974440894569</text:p>
          </table:table-cell>
          <table:table-cell table:formula="of:=[.G10]/([.C10]*[.K10])" office:value-type="float" office:value="0.00000000363372581305162" calcext:value-type="float">
            <text:p>3.63372581305162E-09</text:p>
          </table:table-cell>
          <table:table-cell table:formula="of:=[.I10]/[.C10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date" office:date-value="2020-03-15" calcext:value-type="date">
            <text:p>15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822" calcext:value-type="float">
            <text:p>1822</text:p>
          </table:table-cell>
          <table:table-cell table:style-name="ce28" table:formula="of:=[.C11]-[.C10]" office:value-type="float" office:value="28" calcext:value-type="float">
            <text:p>28</text:p>
          </table:table-cell>
          <table:table-cell table:style-name="ce28" table:formula="of:=[.D11]-[.D10]" office:value-type="float" office:value="0" calcext:value-type="float">
            <text:p>0</text:p>
          </table:table-cell>
          <table:table-cell table:style-name="ce28" table:formula="of:=[.E11]-[.E10]" office:value-type="float" office:value="0" calcext:value-type="float">
            <text:p>0</text:p>
          </table:table-cell>
          <table:table-cell table:style-name="ce28" table:formula="of:=[.F11]-[.F10]" office:value-type="float" office:value="277" calcext:value-type="float">
            <text:p>277</text:p>
          </table:table-cell>
          <table:table-cell table:style-name="ce30" table:formula="of:=32000000-[.C11]" office:value-type="float" office:value="31999929" calcext:value-type="float">
            <text:p>31999929</text:p>
          </table:table-cell>
          <table:table-cell table:style-name="ce32" table:formula="of:=[.C11]-[.D11]-[.E11]" office:value-type="float" office:value="71" calcext:value-type="float">
            <text:p>71</text:p>
          </table:table-cell>
          <table:table-cell table:style-name="ce36" table:formula="of:=[.G11]/[.L11]" office:value-type="float" office:value="0.394366197183099" calcext:value-type="float">
            <text:p>0.3944</text:p>
          </table:table-cell>
          <table:table-cell table:style-name="ce39" table:formula="of:=[.H11]/[.L11]" office:value-type="float" office:value="0" calcext:value-type="float">
            <text:p>0.0000</text:p>
          </table:table-cell>
          <table:table-cell table:formula="of:=[.G11]/[.J11]" office:value-type="float" office:value="0.101083032490975" calcext:value-type="float">
            <text:p>0.101083032490975</text:p>
          </table:table-cell>
          <table:table-cell table:formula="of:=[.G11]/([.C11]*[.K11])" office:value-type="float" office:value="0.0000000123239710057825" calcext:value-type="float">
            <text:p>1.23239710057825E-08</text:p>
          </table:table-cell>
          <table:table-cell table:formula="of:=[.I11]/[.C11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date" office:date-value="2020-03-16" calcext:value-type="date">
            <text:p>16/03/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315" calcext:value-type="float">
            <text:p>2315</text:p>
          </table:table-cell>
          <table:table-cell table:style-name="ce28" table:formula="of:=[.C12]-[.C11]" office:value-type="float" office:value="15" calcext:value-type="float">
            <text:p>15</text:p>
          </table:table-cell>
          <table:table-cell table:style-name="ce28" table:formula="of:=[.D12]-[.D11]" office:value-type="float" office:value="0" calcext:value-type="float">
            <text:p>0</text:p>
          </table:table-cell>
          <table:table-cell table:style-name="ce28" table:formula="of:=[.E12]-[.E11]" office:value-type="float" office:value="0" calcext:value-type="float">
            <text:p>0</text:p>
          </table:table-cell>
          <table:table-cell table:style-name="ce28" table:formula="of:=[.F12]-[.F11]" office:value-type="float" office:value="493" calcext:value-type="float">
            <text:p>493</text:p>
          </table:table-cell>
          <table:table-cell table:style-name="ce30" table:formula="of:=32000000-[.C12]" office:value-type="float" office:value="31999914" calcext:value-type="float">
            <text:p>31999914</text:p>
          </table:table-cell>
          <table:table-cell table:style-name="ce32" table:formula="of:=[.C12]-[.D12]-[.E12]" office:value-type="float" office:value="86" calcext:value-type="float">
            <text:p>86</text:p>
          </table:table-cell>
          <table:table-cell table:style-name="ce36" table:formula="of:=[.G12]/[.L12]" office:value-type="float" office:value="0.174418604651163" calcext:value-type="float">
            <text:p>0.1744</text:p>
          </table:table-cell>
          <table:table-cell table:style-name="ce39" table:formula="of:=[.H12]/[.L12]" office:value-type="float" office:value="0" calcext:value-type="float">
            <text:p>0.0000</text:p>
          </table:table-cell>
          <table:table-cell table:formula="of:=[.G12]/[.J12]" office:value-type="float" office:value="0.0304259634888438" calcext:value-type="float">
            <text:p>0.030425963488844</text:p>
          </table:table-cell>
          <table:table-cell table:formula="of:=[.G12]/([.C12]*[.K12])" office:value-type="float" office:value="0.00000000545059604382571" calcext:value-type="float">
            <text:p>5.45059604382571E-09</text:p>
          </table:table-cell>
          <table:table-cell table:formula="of:=[.I12]/[.C12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date" office:date-value="2020-03-17" calcext:value-type="date">
            <text:p>17/03/2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797" calcext:value-type="float">
            <text:p>2797</text:p>
          </table:table-cell>
          <table:table-cell table:style-name="ce28" table:formula="of:=[.C13]-[.C12]" office:value-type="float" office:value="31" calcext:value-type="float">
            <text:p>31</text:p>
          </table:table-cell>
          <table:table-cell table:style-name="ce28" table:formula="of:=[.D13]-[.D12]" office:value-type="float" office:value="0" calcext:value-type="float">
            <text:p>0</text:p>
          </table:table-cell>
          <table:table-cell table:style-name="ce28" table:formula="of:=[.E13]-[.E12]" office:value-type="float" office:value="0" calcext:value-type="float">
            <text:p>0</text:p>
          </table:table-cell>
          <table:table-cell table:style-name="ce28" table:formula="of:=[.F13]-[.F12]" office:value-type="float" office:value="482" calcext:value-type="float">
            <text:p>482</text:p>
          </table:table-cell>
          <table:table-cell table:style-name="ce30" table:formula="of:=32000000-[.C13]" office:value-type="float" office:value="31999883" calcext:value-type="float">
            <text:p>31999883</text:p>
          </table:table-cell>
          <table:table-cell table:style-name="ce32" table:formula="of:=[.C13]-[.D13]-[.E13]" office:value-type="float" office:value="117" calcext:value-type="float">
            <text:p>117</text:p>
          </table:table-cell>
          <table:table-cell table:style-name="ce36" table:formula="of:=[.G13]/[.L13]" office:value-type="float" office:value="0.264957264957265" calcext:value-type="float">
            <text:p>0.2650</text:p>
          </table:table-cell>
          <table:table-cell table:style-name="ce39" table:formula="of:=[.H13]/[.L13]" office:value-type="float" office:value="0" calcext:value-type="float">
            <text:p>0.0000</text:p>
          </table:table-cell>
          <table:table-cell table:formula="of:=[.G13]/[.J13]" office:value-type="float" office:value="0.0643153526970954" calcext:value-type="float">
            <text:p>0.064315352697096</text:p>
          </table:table-cell>
          <table:table-cell table:formula="of:=[.G13]/([.C13]*[.K13])" office:value-type="float" office:value="0.00000000827994480346272" calcext:value-type="float">
            <text:p>8.27994480346272E-09</text:p>
          </table:table-cell>
          <table:table-cell table:formula="of:=[.I13]/[.C13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date" office:date-value="2020-03-18" calcext:value-type="date">
            <text:p>18/03/2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075" calcext:value-type="float">
            <text:p>3075</text:p>
          </table:table-cell>
          <table:table-cell table:style-name="ce28" table:formula="of:=[.C14]-[.C13]" office:value-type="float" office:value="28" calcext:value-type="float">
            <text:p>28</text:p>
          </table:table-cell>
          <table:table-cell table:style-name="ce28" table:formula="of:=[.D14]-[.D13]" office:value-type="float" office:value="0" calcext:value-type="float">
            <text:p>0</text:p>
          </table:table-cell>
          <table:table-cell table:style-name="ce28" table:formula="of:=[.E14]-[.E13]" office:value-type="float" office:value="0" calcext:value-type="float">
            <text:p>0</text:p>
          </table:table-cell>
          <table:table-cell table:style-name="ce28" table:formula="of:=[.F14]-[.F13]" office:value-type="float" office:value="278" calcext:value-type="float">
            <text:p>278</text:p>
          </table:table-cell>
          <table:table-cell table:style-name="ce30" table:formula="of:=32000000-[.C14]" office:value-type="float" office:value="31999855" calcext:value-type="float">
            <text:p>31999855</text:p>
          </table:table-cell>
          <table:table-cell table:style-name="ce32" table:formula="of:=[.C14]-[.D14]-[.E14]" office:value-type="float" office:value="145" calcext:value-type="float">
            <text:p>145</text:p>
          </table:table-cell>
          <table:table-cell table:style-name="ce36" table:formula="of:=[.G14]/[.L14]" office:value-type="float" office:value="0.193103448275862" calcext:value-type="float">
            <text:p>0.1931</text:p>
          </table:table-cell>
          <table:table-cell table:style-name="ce39" table:formula="of:=[.H14]/[.L14]" office:value-type="float" office:value="0" calcext:value-type="float">
            <text:p>0.0000</text:p>
          </table:table-cell>
          <table:table-cell table:formula="of:=[.G14]/[.J14]" office:value-type="float" office:value="0.100719424460432" calcext:value-type="float">
            <text:p>0.100719424460432</text:p>
          </table:table-cell>
          <table:table-cell table:formula="of:=[.G14]/([.C14]*[.K14])" office:value-type="float" office:value="0.00000000603451010249459" calcext:value-type="float">
            <text:p>6.03451010249459E-09</text:p>
          </table:table-cell>
          <table:table-cell table:formula="of:=[.I14]/[.C14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date" office:date-value="2020-03-19" calcext:value-type="date">
            <text:p>19/03/20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841" calcext:value-type="float">
            <text:p>3841</text:p>
          </table:table-cell>
          <table:table-cell table:style-name="ce28" table:formula="of:=[.C15]-[.C14]" office:value-type="float" office:value="89" calcext:value-type="float">
            <text:p>89</text:p>
          </table:table-cell>
          <table:table-cell table:style-name="ce28" table:formula="of:=[.D15]-[.D14]" office:value-type="float" office:value="3" calcext:value-type="float">
            <text:p>3</text:p>
          </table:table-cell>
          <table:table-cell table:style-name="ce28" table:formula="of:=[.E15]-[.E14]" office:value-type="float" office:value="1" calcext:value-type="float">
            <text:p>1</text:p>
          </table:table-cell>
          <table:table-cell table:style-name="ce28" table:formula="of:=[.F15]-[.F14]" office:value-type="float" office:value="766" calcext:value-type="float">
            <text:p>766</text:p>
          </table:table-cell>
          <table:table-cell table:style-name="ce30" table:formula="of:=32000000-[.C15]" office:value-type="float" office:value="31999766" calcext:value-type="float">
            <text:p>31999766</text:p>
          </table:table-cell>
          <table:table-cell table:style-name="ce32" table:formula="of:=[.C15]-[.D15]-[.E15]" office:value-type="float" office:value="230" calcext:value-type="float">
            <text:p>230</text:p>
          </table:table-cell>
          <table:table-cell table:style-name="ce36" table:formula="of:=[.G15]/[.L15]" office:value-type="float" office:value="0.38695652173913" calcext:value-type="float">
            <text:p>0.3870</text:p>
          </table:table-cell>
          <table:table-cell table:style-name="ce39" table:formula="of:=[.H15]/[.L15]" office:value-type="float" office:value="0.0130434782608696" calcext:value-type="float">
            <text:p>0.0130</text:p>
          </table:table-cell>
          <table:table-cell table:formula="of:=[.G15]/[.J15]" office:value-type="float" office:value="0.116187989556136" calcext:value-type="float">
            <text:p>0.116187989556136</text:p>
          </table:table-cell>
          <table:table-cell table:formula="of:=[.G15]/([.C15]*[.K15])" office:value-type="float" office:value="0.0000000118857706753818" calcext:value-type="float">
            <text:p>1.18857706753818E-08</text:p>
          </table:table-cell>
          <table:table-cell table:formula="of:=[.I15]/[.C15]" office:value-type="float" office:value="0.00427350427350427" calcext:value-type="float">
            <text:p>0.004273504273504</text:p>
          </table:table-cell>
          <table:table-cell table:number-columns-repeated="997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1" office:value-type="date" office:date-value="2020-03-20" calcext:value-type="date">
            <text:p>20/03/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4298" calcext:value-type="float">
            <text:p>4298</text:p>
          </table:table-cell>
          <table:table-cell table:style-name="Default" table:formula="of:=[.C16]-[.C15]" office:value-type="float" office:value="29" calcext:value-type="float">
            <text:p>29</text:p>
          </table:table-cell>
          <table:table-cell table:formula="of:=[.D16]-[.D15]" office:value-type="float" office:value="1" calcext:value-type="float">
            <text:p>1</text:p>
          </table:table-cell>
          <table:table-cell table:formula="of:=[.E16]-[.E15]" office:value-type="float" office:value="0" calcext:value-type="float">
            <text:p>0</text:p>
          </table:table-cell>
          <table:table-cell table:style-name="Default" table:formula="of:=[.F16]-[.F15]" office:value-type="float" office:value="457" calcext:value-type="float">
            <text:p>457</text:p>
          </table:table-cell>
          <table:table-cell table:style-name="ce17" table:formula="of:=32000000-[.C16]" office:value-type="float" office:value="31999737" calcext:value-type="float">
            <text:p>31999737</text:p>
          </table:table-cell>
          <table:table-cell table:style-name="ce19" table:formula="of:=[.C16]-[.D16]-[.E16]" office:value-type="float" office:value="258" calcext:value-type="float">
            <text:p>258</text:p>
          </table:table-cell>
          <table:table-cell table:style-name="ce37" table:formula="of:=[.G16]/[.L16]" office:value-type="float" office:value="0.112403100775194" calcext:value-type="float">
            <text:p>0.1124</text:p>
          </table:table-cell>
          <table:table-cell table:formula="of:=[.H16]/[.L16]" office:value-type="float" office:value="0.00387596899224806" calcext:value-type="float">
            <text:p>0.0039</text:p>
          </table:table-cell>
          <table:table-cell table:formula="of:=[.G16]/[.J16]" office:value-type="float" office:value="0.0634573304157549" calcext:value-type="float">
            <text:p>0.063457330415755</text:p>
          </table:table-cell>
          <table:table-cell table:formula="of:=[.G16]/([.C16]*[.K16])" office:value-type="float" office:value="0.00000000344584581103956" calcext:value-type="float">
            <text:p>3.44584581103956E-09</text:p>
          </table:table-cell>
          <table:table-cell table:formula="of:=[.I16]/[.C16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1" office:value-type="date" office:date-value="2020-03-21" calcext:value-type="date">
            <text:p>21/03/20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209" calcext:value-type="float">
            <text:p>6209</text:p>
          </table:table-cell>
          <table:table-cell table:style-name="Default" table:formula="of:=[.C17]-[.C16]" office:value-type="float" office:value="55" calcext:value-type="float">
            <text:p>55</text:p>
          </table:table-cell>
          <table:table-cell table:formula="of:=[.D17]-[.D16]" office:value-type="float" office:value="1" calcext:value-type="float">
            <text:p>1</text:p>
          </table:table-cell>
          <table:table-cell table:formula="of:=[.E17]-[.E16]" office:value-type="float" office:value="0" calcext:value-type="float">
            <text:p>0</text:p>
          </table:table-cell>
          <table:table-cell table:style-name="Default" table:formula="of:=[.F17]-[.F16]" office:value-type="float" office:value="1911" calcext:value-type="float">
            <text:p>1911</text:p>
          </table:table-cell>
          <table:table-cell table:style-name="ce17" table:formula="of:=32000000-[.C17]" office:value-type="float" office:value="31999682" calcext:value-type="float">
            <text:p>31999682</text:p>
          </table:table-cell>
          <table:table-cell table:style-name="ce19" table:formula="of:=[.C17]-[.D17]-[.E17]" office:value-type="float" office:value="312" calcext:value-type="float">
            <text:p>312</text:p>
          </table:table-cell>
          <table:table-cell table:style-name="ce37" table:formula="of:=[.G17]/[.L17]" office:value-type="float" office:value="0.176282051282051" calcext:value-type="float">
            <text:p>0.1763</text:p>
          </table:table-cell>
          <table:table-cell table:formula="of:=[.H17]/[.L17]" office:value-type="float" office:value="0.0032051282051282" calcext:value-type="float">
            <text:p>0.0032</text:p>
          </table:table-cell>
          <table:table-cell table:formula="of:=[.G17]/[.J17]" office:value-type="float" office:value="0.0287807430664573" calcext:value-type="float">
            <text:p>0.028780743066457</text:p>
          </table:table-cell>
          <table:table-cell table:formula="of:=[.G17]/([.C17]*[.K17])" office:value-type="float" office:value="0.00000000540492792530774" calcext:value-type="float">
            <text:p>5.40492792530774E-09</text:p>
          </table:table-cell>
          <table:table-cell table:formula="of:=[.I17]/[.C17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1" office:value-type="date" office:date-value="2020-03-22" calcext:value-type="date">
            <text:p>22/03/20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684" calcext:value-type="float">
            <text:p>6684</text:p>
          </table:table-cell>
          <table:table-cell table:style-name="Default" table:formula="of:=[.C18]-[.C17]" office:value-type="float" office:value="45" calcext:value-type="float">
            <text:p>45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style-name="Default" table:formula="of:=[.F18]-[.F17]" office:value-type="float" office:value="475" calcext:value-type="float">
            <text:p>475</text:p>
          </table:table-cell>
          <table:table-cell table:style-name="ce17" table:formula="of:=32000000-[.C18]" office:value-type="float" office:value="31999637" calcext:value-type="float">
            <text:p>31999637</text:p>
          </table:table-cell>
          <table:table-cell table:style-name="ce19" table:formula="of:=[.C18]-[.D18]-[.E18]" office:value-type="float" office:value="357" calcext:value-type="float">
            <text:p>357</text:p>
          </table:table-cell>
          <table:table-cell table:style-name="ce37" table:formula="of:=[.G18]/[.L18]" office:value-type="float" office:value="0.126050420168067" calcext:value-type="float">
            <text:p>0.1261</text:p>
          </table:table-cell>
          <table:table-cell table:formula="of:=[.H18]/[.L18]" office:value-type="float" office:value="0" calcext:value-type="float">
            <text:p>0.0000</text:p>
          </table:table-cell>
          <table:table-cell table:formula="of:=[.G18]/[.J18]" office:value-type="float" office:value="0.0947368421052632" calcext:value-type="float">
            <text:p>0.094736842105263</text:p>
          </table:table-cell>
          <table:table-cell table:formula="of:=[.G18]/([.C18]*[.K18])" office:value-type="float" office:value="0.00000000387401088795977" calcext:value-type="float">
            <text:p>3.87401088795977E-09</text:p>
          </table:table-cell>
          <table:table-cell table:formula="of:=[.I18]/[.C18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1" office:value-type="date" office:date-value="2020-03-23" calcext:value-type="date">
            <text:p>23/03/20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7013" calcext:value-type="float">
            <text:p>7013</text:p>
          </table:table-cell>
          <table:table-cell table:style-name="Default" table:formula="of:=[.C19]-[.C18]" office:value-type="float" office:value="32" calcext:value-type="float">
            <text:p>32</text:p>
          </table:table-cell>
          <table:table-cell table:formula="of:=[.D19]-[.D18]" office:value-type="float" office:value="1" calcext:value-type="float">
            <text:p>1</text:p>
          </table:table-cell>
          <table:table-cell table:formula="of:=[.E19]-[.E18]" office:value-type="float" office:value="0" calcext:value-type="float">
            <text:p>0</text:p>
          </table:table-cell>
          <table:table-cell table:style-name="Default" table:formula="of:=[.F19]-[.F18]" office:value-type="float" office:value="329" calcext:value-type="float">
            <text:p>329</text:p>
          </table:table-cell>
          <table:table-cell table:style-name="ce17" table:formula="of:=32000000-[.C19]" office:value-type="float" office:value="31999605" calcext:value-type="float">
            <text:p>31999605</text:p>
          </table:table-cell>
          <table:table-cell table:style-name="ce19" table:formula="of:=[.C19]-[.D19]-[.E19]" office:value-type="float" office:value="388" calcext:value-type="float">
            <text:p>388</text:p>
          </table:table-cell>
          <table:table-cell table:style-name="ce37" table:formula="of:=[.G19]/[.L19]" office:value-type="float" office:value="0.0824742268041237" calcext:value-type="float">
            <text:p>0.0825</text:p>
          </table:table-cell>
          <table:table-cell table:formula="of:=[.H19]/[.L19]" office:value-type="float" office:value="0.00257731958762887" calcext:value-type="float">
            <text:p>0.0026</text:p>
          </table:table-cell>
          <table:table-cell table:formula="of:=[.G19]/[.J19]" office:value-type="float" office:value="0.0972644376899696" calcext:value-type="float">
            <text:p>0.09726443768997</text:p>
          </table:table-cell>
          <table:table-cell table:formula="of:=[.G19]/([.C19]*[.K19])" office:value-type="float" office:value="0.000000002531676820006" calcext:value-type="float">
            <text:p>2.531676820006E-09</text:p>
          </table:table-cell>
          <table:table-cell table:formula="of:=[.I19]/[.C19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1" office:value-type="date" office:date-value="2020-03-24" calcext:value-type="date">
            <text:p>24/03/20</text:p>
          </table:table-cell>
          <table:table-cell office:value-type="float" office:value="416" calcext:value-type="float">
            <text:p>416</text:p>
          </table:table-cell>
          <table:table-cell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7564" calcext:value-type="float">
            <text:p>7564</text:p>
          </table:table-cell>
          <table:table-cell table:style-name="Default" table:formula="of:=[.C20]-[.C19]" office:value-type="float" office:value="21" calcext:value-type="float">
            <text:p>21</text:p>
          </table:table-cell>
          <table:table-cell table:formula="of:=[.D20]-[.D19]" office:value-type="float" office:value="3" calcext:value-type="float">
            <text:p>3</text:p>
          </table:table-cell>
          <table:table-cell table:formula="of:=[.E20]-[.E19]" office:value-type="float" office:value="0" calcext:value-type="float">
            <text:p>0</text:p>
          </table:table-cell>
          <table:table-cell table:style-name="Default" table:formula="of:=[.F20]-[.F19]" office:value-type="float" office:value="551" calcext:value-type="float">
            <text:p>551</text:p>
          </table:table-cell>
          <table:table-cell table:style-name="ce17" table:formula="of:=32000000-[.C20]" office:value-type="float" office:value="31999584" calcext:value-type="float">
            <text:p>31999584</text:p>
          </table:table-cell>
          <table:table-cell table:style-name="ce19" table:formula="of:=[.C20]-[.D20]-[.E20]" office:value-type="float" office:value="406" calcext:value-type="float">
            <text:p>406</text:p>
          </table:table-cell>
          <table:table-cell table:style-name="ce37" table:formula="of:=[.G20]/[.L20]" office:value-type="float" office:value="0.0517241379310345" calcext:value-type="float">
            <text:p>0.0517</text:p>
          </table:table-cell>
          <table:table-cell table:formula="of:=[.H20]/[.L20]" office:value-type="float" office:value="0.00738916256157635" calcext:value-type="float">
            <text:p>0.0074</text:p>
          </table:table-cell>
          <table:table-cell table:formula="of:=[.G20]/[.J20]" office:value-type="float" office:value="0.0381125226860254" calcext:value-type="float">
            <text:p>0.038112522686025</text:p>
          </table:table-cell>
          <table:table-cell table:formula="of:=[.G20]/([.C20]*[.K20])" office:value-type="float" office:value="0.00000000157754454654064" calcext:value-type="float">
            <text:p>1.57754454654064E-09</text:p>
          </table:table-cell>
          <table:table-cell table:formula="of:=[.I20]/[.C20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1" office:value-type="date" office:date-value="2020-03-25" calcext:value-type="date">
            <text:p>25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8040" calcext:value-type="float">
            <text:p>8040</text:p>
          </table:table-cell>
          <table:table-cell table:style-name="Default" table:formula="of:=[.C21]-[.C20]" office:value-type="float" office:value="64" calcext:value-type="float">
            <text:p>64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[.E21]-[.E20]" office:value-type="float" office:value="0" calcext:value-type="float">
            <text:p>0</text:p>
          </table:table-cell>
          <table:table-cell table:style-name="Default" table:formula="of:=[.F21]-[.F20]" office:value-type="float" office:value="476" calcext:value-type="float">
            <text:p>476</text:p>
          </table:table-cell>
          <table:table-cell table:style-name="ce17" table:formula="of:=32000000-[.C21]" office:value-type="float" office:value="31999520" calcext:value-type="float">
            <text:p>31999520</text:p>
          </table:table-cell>
          <table:table-cell table:style-name="ce19" table:formula="of:=[.C21]-[.D21]-[.E21]" office:value-type="float" office:value="470" calcext:value-type="float">
            <text:p>470</text:p>
          </table:table-cell>
          <table:table-cell table:style-name="ce37" table:formula="of:=[.G21]/[.L21]" office:value-type="float" office:value="0.136170212765957" calcext:value-type="float">
            <text:p>0.1362</text:p>
          </table:table-cell>
          <table:table-cell table:formula="of:=[.H21]/[.L21]" office:value-type="float" office:value="0" calcext:value-type="float">
            <text:p>0.0000</text:p>
          </table:table-cell>
          <table:table-cell table:formula="of:=[.G21]/[.J21]" office:value-type="float" office:value="0.134453781512605" calcext:value-type="float">
            <text:p>0.134453781512605</text:p>
          </table:table-cell>
          <table:table-cell table:formula="of:=[.G21]/([.C21]*[.K21])" office:value-type="float" office:value="0.00000000416672916760418" calcext:value-type="float">
            <text:p>4.16672916760418E-09</text:p>
          </table:table-cell>
          <table:table-cell table:formula="of:=[.I21]/[.C21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1" office:value-type="date" office:date-value="2020-03-26" calcext:value-type="date">
            <text:p>26/03/20</text:p>
          </table:table-cell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9219" calcext:value-type="float">
            <text:p>9219</text:p>
          </table:table-cell>
          <table:table-cell table:style-name="Default" table:formula="of:=[.C22]-[.C21]" office:value-type="float" office:value="100" calcext:value-type="float">
            <text:p>100</text:p>
          </table:table-cell>
          <table:table-cell table:formula="of:=[.D22]-[.D21]" office:value-type="float" office:value="4" calcext:value-type="float">
            <text:p>4</text:p>
          </table:table-cell>
          <table:table-cell table:formula="of:=[.E22]-[.E21]" office:value-type="float" office:value="0" calcext:value-type="float">
            <text:p>0</text:p>
          </table:table-cell>
          <table:table-cell table:style-name="Default" table:formula="of:=[.F22]-[.F21]" office:value-type="float" office:value="1179" calcext:value-type="float">
            <text:p>1179</text:p>
          </table:table-cell>
          <table:table-cell table:style-name="ce17" table:formula="of:=32000000-[.C22]" office:value-type="float" office:value="31999420" calcext:value-type="float">
            <text:p>31999420</text:p>
          </table:table-cell>
          <table:table-cell table:style-name="ce19" table:formula="of:=[.C22]-[.D22]-[.E22]" office:value-type="float" office:value="566" calcext:value-type="float">
            <text:p>566</text:p>
          </table:table-cell>
          <table:table-cell table:style-name="ce37" table:formula="of:=[.G22]/[.L22]" office:value-type="float" office:value="0.176678445229682" calcext:value-type="float">
            <text:p>0.1767</text:p>
          </table:table-cell>
          <table:table-cell table:formula="of:=[.H22]/[.L22]" office:value-type="float" office:value="0.00706713780918728" calcext:value-type="float">
            <text:p>0.0071</text:p>
          </table:table-cell>
          <table:table-cell table:formula="of:=[.G22]/[.J22]" office:value-type="float" office:value="0.0848176420695505" calcext:value-type="float">
            <text:p>0.084817642069551</text:p>
          </table:table-cell>
          <table:table-cell table:formula="of:=[.G22]/([.C22]*[.K22])" office:value-type="float" office:value="0.00000000538802869250281" calcext:value-type="float">
            <text:p>5.38802869250281E-09</text:p>
          </table:table-cell>
          <table:table-cell table:formula="of:=[.I22]/[.C22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1" office:value-type="date" office:date-value="2020-03-27" calcext:value-type="date">
            <text:p>27/03/20</text:p>
          </table:table-cell>
          <table:table-cell office:value-type="float" office:value="635" calcext:value-type="float">
            <text:p>635</text:p>
          </table:table-cell>
          <table:table-cell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office:value-type="float" office:value="10065" calcext:value-type="float">
            <text:p>10065</text:p>
          </table:table-cell>
          <table:table-cell table:style-name="Default" table:formula="of:=[.C23]-[.C22]" office:value-type="float" office:value="55" calcext:value-type="float">
            <text:p>55</text:p>
          </table:table-cell>
          <table:table-cell table:formula="of:=[.D23]-[.D22]" office:value-type="float" office:value="5" calcext:value-type="float">
            <text:p>5</text:p>
          </table:table-cell>
          <table:table-cell table:formula="of:=[.E23]-[.E22]" office:value-type="float" office:value="13" calcext:value-type="float">
            <text:p>13</text:p>
          </table:table-cell>
          <table:table-cell table:style-name="Default" table:formula="of:=[.F23]-[.F22]" office:value-type="float" office:value="846" calcext:value-type="float">
            <text:p>846</text:p>
          </table:table-cell>
          <table:table-cell table:style-name="ce17" table:formula="of:=32000000-[.C23]" office:value-type="float" office:value="31999365" calcext:value-type="float">
            <text:p>31999365</text:p>
          </table:table-cell>
          <table:table-cell table:style-name="ce19" table:formula="of:=[.C23]-[.D23]-[.E23]" office:value-type="float" office:value="603" calcext:value-type="float">
            <text:p>603</text:p>
          </table:table-cell>
          <table:table-cell table:style-name="ce37" table:formula="of:=[.G23]/[.L23]" office:value-type="float" office:value="0.0912106135986733" calcext:value-type="float">
            <text:p>0.0912</text:p>
          </table:table-cell>
          <table:table-cell table:formula="of:=[.H23]/[.L23]" office:value-type="float" office:value="0.00829187396351576" calcext:value-type="float">
            <text:p>0.0083</text:p>
          </table:table-cell>
          <table:table-cell table:formula="of:=[.G23]/[.J23]" office:value-type="float" office:value="0.0650118203309693" calcext:value-type="float">
            <text:p>0.065011820330969</text:p>
          </table:table-cell>
          <table:table-cell table:formula="of:=[.G23]/([.C23]*[.K23])" office:value-type="float" office:value="0.00000000270674662538917" calcext:value-type="float">
            <text:p>2.70674662538917E-09</text:p>
          </table:table-cell>
          <table:table-cell table:formula="of:=[.I23]/[.C23]" office:value-type="float" office:value="0.0204724409448819" calcext:value-type="float">
            <text:p>0.020472440944882</text:p>
          </table:table-cell>
          <table:table-cell table:number-columns-repeated="997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1" office:value-type="date" office:date-value="2020-03-28" calcext:value-type="date">
            <text:p>28/03/20</text:p>
          </table:table-cell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table:style-name="ce31" office:value-type="float" office:value="16" calcext:value-type="float">
            <text:p>16</text:p>
          </table:table-cell>
          <table:table-cell office:value-type="float" office:value="10896" calcext:value-type="float">
            <text:p>10896</text:p>
          </table:table-cell>
          <table:table-cell table:style-name="Default" table:formula="of:=[.C24]-[.C23]" office:value-type="float" office:value="36" calcext:value-type="float">
            <text:p>36</text:p>
          </table:table-cell>
          <table:table-cell table:formula="of:=[.D24]-[.D23]" office:value-type="float" office:value="2" calcext:value-type="float">
            <text:p>2</text:p>
          </table:table-cell>
          <table:table-cell table:formula="of:=[.E24]-[.E23]" office:value-type="float" office:value="2" calcext:value-type="float">
            <text:p>2</text:p>
          </table:table-cell>
          <table:table-cell table:style-name="Default" table:formula="of:=[.F24]-[.F23]" office:value-type="float" office:value="831" calcext:value-type="float">
            <text:p>831</text:p>
          </table:table-cell>
          <table:table-cell table:style-name="ce17" table:formula="of:=32000000-[.C24]" office:value-type="float" office:value="31999329" calcext:value-type="float">
            <text:p>31999329</text:p>
          </table:table-cell>
          <table:table-cell table:style-name="ce19" table:formula="of:=[.C24]-[.D24]-[.E24]" office:value-type="float" office:value="635" calcext:value-type="float">
            <text:p>635</text:p>
          </table:table-cell>
          <table:table-cell table:style-name="ce37" table:formula="of:=[.G24]/[.L24]" office:value-type="float" office:value="0.0566929133858268" calcext:value-type="float">
            <text:p>0.0567</text:p>
          </table:table-cell>
          <table:table-cell table:formula="of:=[.H24]/[.L24]" office:value-type="float" office:value="0.0031496062992126" calcext:value-type="float">
            <text:p>0.0031</text:p>
          </table:table-cell>
          <table:table-cell table:formula="of:=[.G24]/[.J24]" office:value-type="float" office:value="0.0433212996389892" calcext:value-type="float">
            <text:p>0.043321299638989</text:p>
          </table:table-cell>
          <table:table-cell table:formula="of:=[.G24]/([.C24]*[.K24])" office:value-type="float" office:value="0.00000000167663724342535" calcext:value-type="float">
            <text:p>1.67663724342535E-09</text:p>
          </table:table-cell>
          <table:table-cell table:formula="of:=[.I24]/[.C24]" office:value-type="float" office:value="0.0029806259314456" calcext:value-type="float">
            <text:p>0.002980625931446</text:p>
          </table:table-cell>
          <table:table-cell table:number-columns-repeated="997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1" office:value-type="date" office:date-value="2020-03-29" calcext:value-type="date">
            <text:p>29/03/20</text:p>
          </table:table-cell>
          <table:table-cell office:value-type="float" office:value="852" calcext:value-type="float">
            <text:p>852</text:p>
          </table:table-cell>
          <table:table-cell office:value-type="float" office:value="29" calcext:value-type="float">
            <text:p>29</text:p>
          </table:table-cell>
          <table:table-cell table:style-name="ce31" office:value-type="float" office:value="16" calcext:value-type="float">
            <text:p>16</text:p>
          </table:table-cell>
          <table:table-cell office:value-type="float" office:value="12669" calcext:value-type="float">
            <text:p>12669</text:p>
          </table:table-cell>
          <table:table-cell table:style-name="Default" table:formula="of:=[.C25]-[.C24]" office:value-type="float" office:value="181" calcext:value-type="float">
            <text:p>181</text:p>
          </table:table-cell>
          <table:table-cell table:formula="of:=[.D25]-[.D24]" office:value-type="float" office:value="9" calcext:value-type="float">
            <text:p>9</text:p>
          </table:table-cell>
          <table:table-cell table:formula="of:=[.E25]-[.E24]" office:value-type="float" office:value="0" calcext:value-type="float">
            <text:p>0</text:p>
          </table:table-cell>
          <table:table-cell table:style-name="Default" table:formula="of:=[.F25]-[.F24]" office:value-type="float" office:value="1773" calcext:value-type="float">
            <text:p>1773</text:p>
          </table:table-cell>
          <table:table-cell table:style-name="ce17" table:formula="of:=32000000-[.C25]" office:value-type="float" office:value="31999148" calcext:value-type="float">
            <text:p>31999148</text:p>
          </table:table-cell>
          <table:table-cell table:style-name="ce19" table:formula="of:=[.C25]-[.D25]-[.E25]" office:value-type="float" office:value="807" calcext:value-type="float">
            <text:p>807</text:p>
          </table:table-cell>
          <table:table-cell table:style-name="ce37" table:formula="of:=[.G25]/[.L25]" office:value-type="float" office:value="0.224287484510533" calcext:value-type="float">
            <text:p>0.2243</text:p>
          </table:table-cell>
          <table:table-cell table:formula="of:=[.H25]/[.L25]" office:value-type="float" office:value="0.0111524163568773" calcext:value-type="float">
            <text:p>0.0112</text:p>
          </table:table-cell>
          <table:table-cell table:formula="of:=[.G25]/[.J25]" office:value-type="float" office:value="0.102086858432036" calcext:value-type="float">
            <text:p>0.102086858432036</text:p>
          </table:table-cell>
          <table:table-cell table:formula="of:=[.G25]/([.C25]*[.K25])" office:value-type="float" office:value="0.00000000663896784233101" calcext:value-type="float">
            <text:p>6.63896784233101E-09</text:p>
          </table:table-cell>
          <table:table-cell table:formula="of:=[.I25]/[.C25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1" office:value-type="date" office:date-value="2020-03-30" calcext:value-type="date">
            <text:p>30/03/20</text:p>
          </table:table-cell>
          <table:table-cell office:value-type="float" office:value="950" calcext:value-type="float">
            <text:p>950</text:p>
          </table:table-cell>
          <table:table-cell office:value-type="float" office:value="37" calcext:value-type="float">
            <text:p>37</text:p>
          </table:table-cell>
          <table:table-cell table:style-name="ce31" office:value-type="float" office:value="53" calcext:value-type="float">
            <text:p>53</text:p>
          </table:table-cell>
          <table:table-cell office:value-type="float" office:value="13452" calcext:value-type="float">
            <text:p>13452</text:p>
          </table:table-cell>
          <table:table-cell table:style-name="Default" table:formula="of:=[.C26]-[.C25]" office:value-type="float" office:value="98" calcext:value-type="float">
            <text:p>98</text:p>
          </table:table-cell>
          <table:table-cell table:formula="of:=[.D26]-[.D25]" office:value-type="float" office:value="8" calcext:value-type="float">
            <text:p>8</text:p>
          </table:table-cell>
          <table:table-cell table:formula="of:=[.E26]-[.E25]" office:value-type="float" office:value="37" calcext:value-type="float">
            <text:p>37</text:p>
          </table:table-cell>
          <table:table-cell table:style-name="Default" table:formula="of:=[.F26]-[.F25]" office:value-type="float" office:value="783" calcext:value-type="float">
            <text:p>783</text:p>
          </table:table-cell>
          <table:table-cell table:style-name="ce17" table:formula="of:=32000000-[.C26]" office:value-type="float" office:value="31999050" calcext:value-type="float">
            <text:p>31999050</text:p>
          </table:table-cell>
          <table:table-cell table:style-name="ce19" table:formula="of:=[.C26]-[.D26]-[.E26]" office:value-type="float" office:value="860" calcext:value-type="float">
            <text:p>860</text:p>
          </table:table-cell>
          <table:table-cell table:style-name="ce37" table:formula="of:=[.G26]/[.L26]" office:value-type="float" office:value="0.113953488372093" calcext:value-type="float">
            <text:p>0.1140</text:p>
          </table:table-cell>
          <table:table-cell table:formula="of:=[.H26]/[.L26]" office:value-type="float" office:value="0.00930232558139535" calcext:value-type="float">
            <text:p>0.0093</text:p>
          </table:table-cell>
          <table:table-cell table:formula="of:=[.G26]/[.J26]" office:value-type="float" office:value="0.125159642401022" calcext:value-type="float">
            <text:p>0.125159642401022</text:p>
          </table:table-cell>
          <table:table-cell table:formula="of:=[.G26]/([.C26]*[.K26])" office:value-type="float" office:value="0.00000000322377991649259" calcext:value-type="float">
            <text:p>3.22377991649259E-09</text:p>
          </table:table-cell>
          <table:table-cell table:formula="of:=[.I26]/[.C26]" office:value-type="float" office:value="0.0389473684210526" calcext:value-type="float">
            <text:p>0.038947368421053</text:p>
          </table:table-cell>
          <table:table-cell table:number-columns-repeated="997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1" office:value-type="date" office:date-value="2020-03-31" calcext:value-type="date">
            <text:p>31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6" calcext:value-type="float">
            <text:p>46</text:p>
          </table:table-cell>
          <table:table-cell table:style-name="ce31" office:value-type="float" office:value="394" calcext:value-type="float">
            <text:p>394</text:p>
          </table:table-cell>
          <table:table-cell office:value-type="float" office:value="14463" calcext:value-type="float">
            <text:p>14463</text:p>
          </table:table-cell>
          <table:table-cell table:style-name="Default" table:formula="of:=[.C27]-[.C26]" office:value-type="float" office:value="115" calcext:value-type="float">
            <text:p>115</text:p>
          </table:table-cell>
          <table:table-cell table:formula="of:=[.D27]-[.D26]" office:value-type="float" office:value="9" calcext:value-type="float">
            <text:p>9</text:p>
          </table:table-cell>
          <table:table-cell table:formula="of:=[.E27]-[.E26]" office:value-type="float" office:value="341" calcext:value-type="float">
            <text:p>341</text:p>
          </table:table-cell>
          <table:table-cell table:style-name="Default" table:formula="of:=[.F27]-[.F26]" office:value-type="float" office:value="1011" calcext:value-type="float">
            <text:p>1011</text:p>
          </table:table-cell>
          <table:table-cell table:style-name="ce17" table:formula="of:=32000000-[.C27]" office:value-type="float" office:value="31998935" calcext:value-type="float">
            <text:p>31998935</text:p>
          </table:table-cell>
          <table:table-cell table:style-name="ce19" table:formula="of:=[.C27]-[.D27]-[.E27]" office:value-type="float" office:value="625" calcext:value-type="float">
            <text:p>625</text:p>
          </table:table-cell>
          <table:table-cell table:style-name="ce37" table:formula="of:=[.G27]/[.L27]" office:value-type="float" office:value="0.184" calcext:value-type="float">
            <text:p>0.1840</text:p>
          </table:table-cell>
          <table:table-cell table:formula="of:=[.H27]/[.L27]" office:value-type="float" office:value="0.0144" calcext:value-type="float">
            <text:p>0.0144</text:p>
          </table:table-cell>
          <table:table-cell table:formula="of:=[.G27]/[.J27]" office:value-type="float" office:value="0.113748763600396" calcext:value-type="float">
            <text:p>0.113748763600396</text:p>
          </table:table-cell>
          <table:table-cell table:formula="of:=[.G27]/([.C27]*[.K27])" office:value-type="float" office:value="0.00000000337452545396517" calcext:value-type="float">
            <text:p>3.37452545396517E-09</text:p>
          </table:table-cell>
          <table:table-cell table:formula="of:=[.I27]/[.C27]" office:value-type="float" office:value="0.32018779342723" calcext:value-type="float">
            <text:p>0.32018779342723</text:p>
          </table:table-cell>
          <table:table-cell table:number-columns-repeated="997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1" office:value-type="date" office:date-value="2020-04-01" calcext:value-type="date">
            <text:p>01/04/20</text:p>
          </table:table-cell>
          <table:table-cell office:value-type="float" office:value="1323" calcext:value-type="float">
            <text:p>1323</text:p>
          </table:table-cell>
          <table:table-cell office:value-type="float" office:value="47" calcext:value-type="float">
            <text:p>47</text:p>
          </table:table-cell>
          <table:table-cell table:style-name="ce31" office:value-type="float" office:value="447" calcext:value-type="float">
            <text:p>447</text:p>
          </table:table-cell>
          <table:table-cell office:value-type="float" office:value="15587" calcext:value-type="float">
            <text:p>15587</text:p>
          </table:table-cell>
          <table:table-cell table:style-name="Default" table:formula="of:=[.C28]-[.C27]" office:value-type="float" office:value="258" calcext:value-type="float">
            <text:p>258</text:p>
          </table:table-cell>
          <table:table-cell table:formula="of:=[.D28]-[.D27]" office:value-type="float" office:value="1" calcext:value-type="float">
            <text:p>1</text:p>
          </table:table-cell>
          <table:table-cell table:formula="of:=[.E28]-[.E27]" office:value-type="float" office:value="53" calcext:value-type="float">
            <text:p>53</text:p>
          </table:table-cell>
          <table:table-cell table:style-name="Default" table:formula="of:=[.F28]-[.F27]" office:value-type="float" office:value="1124" calcext:value-type="float">
            <text:p>1124</text:p>
          </table:table-cell>
          <table:table-cell table:style-name="ce17" table:formula="of:=32000000-[.C28]" office:value-type="float" office:value="31998677" calcext:value-type="float">
            <text:p>31998677</text:p>
          </table:table-cell>
          <table:table-cell table:style-name="ce19" table:formula="of:=[.C28]-[.D28]-[.E28]" office:value-type="float" office:value="829" calcext:value-type="float">
            <text:p>829</text:p>
          </table:table-cell>
          <table:table-cell table:style-name="ce37" table:formula="of:=[.G28]/[.L28]" office:value-type="float" office:value="0.311218335343788" calcext:value-type="float">
            <text:p>0.3112</text:p>
          </table:table-cell>
          <table:table-cell table:formula="of:=[.H28]/[.L28]" office:value-type="float" office:value="0.00120627261761158" calcext:value-type="float">
            <text:p>0.0012</text:p>
          </table:table-cell>
          <table:table-cell table:formula="of:=[.G28]/[.J28]" office:value-type="float" office:value="0.229537366548043" calcext:value-type="float">
            <text:p>0.229537366548043</text:p>
          </table:table-cell>
          <table:table-cell table:formula="of:=[.G28]/([.C28]*[.K28])" office:value-type="float" office:value="0.00000000609435627193214" calcext:value-type="float">
            <text:p>6.09435627193214E-09</text:p>
          </table:table-cell>
          <table:table-cell table:formula="of:=[.I28]/[.C28]" office:value-type="float" office:value="0.0400604686318972" calcext:value-type="float">
            <text:p>0.040060468631897</text:p>
          </table:table-cell>
          <table:table-cell table:number-columns-repeated="997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1" office:value-type="date" office:date-value="2020-04-02" calcext:value-type="date">
            <text:p>02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48" calcext:value-type="float">
            <text:p>48</text:p>
          </table:table-cell>
          <table:table-cell table:style-name="ce31" office:value-type="float" office:value="537" calcext:value-type="float">
            <text:p>537</text:p>
          </table:table-cell>
          <table:table-cell office:value-type="float" office:value="16518" calcext:value-type="float">
            <text:p>16518</text:p>
          </table:table-cell>
          <table:table-cell table:style-name="Default" table:formula="of:=[.C29]-[.C28]" office:value-type="float" office:value="91" calcext:value-type="float">
            <text:p>91</text:p>
          </table:table-cell>
          <table:table-cell table:formula="of:=[.D29]-[.D28]" office:value-type="float" office:value="1" calcext:value-type="float">
            <text:p>1</text:p>
          </table:table-cell>
          <table:table-cell table:formula="of:=[.E29]-[.E28]" office:value-type="float" office:value="90" calcext:value-type="float">
            <text:p>90</text:p>
          </table:table-cell>
          <table:table-cell table:style-name="Default" table:formula="of:=[.F29]-[.F28]" office:value-type="float" office:value="931" calcext:value-type="float">
            <text:p>931</text:p>
          </table:table-cell>
          <table:table-cell table:style-name="ce17" table:formula="of:=32000000-[.C29]" office:value-type="float" office:value="31998586" calcext:value-type="float">
            <text:p>31998586</text:p>
          </table:table-cell>
          <table:table-cell table:style-name="ce19" table:formula="of:=[.C29]-[.D29]-[.E29]" office:value-type="float" office:value="829" calcext:value-type="float">
            <text:p>829</text:p>
          </table:table-cell>
          <table:table-cell table:style-name="ce37" table:formula="of:=[.G29]/[.L29]" office:value-type="float" office:value="0.109770808202654" calcext:value-type="float">
            <text:p>0.1098</text:p>
          </table:table-cell>
          <table:table-cell table:formula="of:=[.H29]/[.L29]" office:value-type="float" office:value="0.00120627261761158" calcext:value-type="float">
            <text:p>0.0012</text:p>
          </table:table-cell>
          <table:table-cell table:formula="of:=[.G29]/[.J29]" office:value-type="float" office:value="0.0977443609022556" calcext:value-type="float">
            <text:p>0.097744360902256</text:p>
          </table:table-cell>
          <table:table-cell table:formula="of:=[.G29]/([.C29]*[.K29])" office:value-type="float" office:value="0.00000000201122748497588" calcext:value-type="float">
            <text:p>2.01122748497588E-09</text:p>
          </table:table-cell>
          <table:table-cell table:formula="of:=[.I29]/[.C29]" office:value-type="float" office:value="0.0636492220650637" calcext:value-type="float">
            <text:p>0.063649222065064</text:p>
          </table:table-cell>
          <table:table-cell table:number-columns-repeated="997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1" office:value-type="date" office:date-value="2020-04-03" calcext:value-type="date">
            <text:p>03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55" calcext:value-type="float">
            <text:p>55</text:p>
          </table:table-cell>
          <table:table-cell table:style-name="ce31" office:value-type="float" office:value="627" calcext:value-type="float">
            <text:p>627</text:p>
          </table:table-cell>
          <table:table-cell office:value-type="float" office:value="17334" calcext:value-type="float">
            <text:p>17334</text:p>
          </table:table-cell>
          <table:table-cell table:style-name="Default" table:formula="of:=[.C30]-[.C29]" office:value-type="float" office:value="181" calcext:value-type="float">
            <text:p>181</text:p>
          </table:table-cell>
          <table:table-cell table:formula="of:=[.D30]-[.D29]" office:value-type="float" office:value="7" calcext:value-type="float">
            <text:p>7</text:p>
          </table:table-cell>
          <table:table-cell table:formula="of:=[.E30]-[.E29]" office:value-type="float" office:value="90" calcext:value-type="float">
            <text:p>90</text:p>
          </table:table-cell>
          <table:table-cell table:style-name="Default" table:formula="of:=[.F30]-[.F29]" office:value-type="float" office:value="816" calcext:value-type="float">
            <text:p>816</text:p>
          </table:table-cell>
          <table:table-cell table:style-name="ce17" table:formula="of:=32000000-[.C30]" office:value-type="float" office:value="31998405" calcext:value-type="float">
            <text:p>31998405</text:p>
          </table:table-cell>
          <table:table-cell table:style-name="ce19" table:formula="of:=[.C30]-[.D30]-[.E30]" office:value-type="float" office:value="913" calcext:value-type="float">
            <text:p>913</text:p>
          </table:table-cell>
          <table:table-cell table:style-name="ce37" table:formula="of:=[.G30]/[.L30]" office:value-type="float" office:value="0.198247535596933" calcext:value-type="float">
            <text:p>0.1982</text:p>
          </table:table-cell>
          <table:table-cell table:formula="of:=[.H30]/[.L30]" office:value-type="float" office:value="0.00766703176341731" calcext:value-type="float">
            <text:p>0.0077</text:p>
          </table:table-cell>
          <table:table-cell table:formula="of:=[.G30]/[.J30]" office:value-type="float" office:value="0.221813725490196" calcext:value-type="float">
            <text:p>0.221813725490196</text:p>
          </table:table-cell>
          <table:table-cell table:formula="of:=[.G30]/([.C30]*[.K30])" office:value-type="float" office:value="0.00000000354641501113732" calcext:value-type="float">
            <text:p>3.54641501113732E-09</text:p>
          </table:table-cell>
          <table:table-cell table:formula="of:=[.I30]/[.C30]" office:value-type="float" office:value="0.0564263322884013" calcext:value-type="float">
            <text:p>0.056426332288401</text:p>
          </table:table-cell>
          <table:table-cell table:number-columns-repeated="997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1" office:value-type="date" office:date-value="2020-04-04" calcext:value-type="date">
            <text:p>04/04/20</text:p>
          </table:table-cell>
          <table:table-cell office:value-type="float" office:value="1746" calcext:value-type="float">
            <text:p>1746</text:p>
          </table:table-cell>
          <table:table-cell office:value-type="float" office:value="73" calcext:value-type="float">
            <text:p>73</text:p>
          </table:table-cell>
          <table:table-cell table:style-name="ce31" office:value-type="float" office:value="913" calcext:value-type="float">
            <text:p>913</text:p>
          </table:table-cell>
          <table:table-cell office:value-type="float" office:value="17841" calcext:value-type="float">
            <text:p>17841</text:p>
          </table:table-cell>
          <table:table-cell table:style-name="Default" table:formula="of:=[.C31]-[.C30]" office:value-type="float" office:value="151" calcext:value-type="float">
            <text:p>151</text:p>
          </table:table-cell>
          <table:table-cell table:formula="of:=[.D31]-[.D30]" office:value-type="float" office:value="18" calcext:value-type="float">
            <text:p>18</text:p>
          </table:table-cell>
          <table:table-cell table:formula="of:=[.E31]-[.E30]" office:value-type="float" office:value="286" calcext:value-type="float">
            <text:p>286</text:p>
          </table:table-cell>
          <table:table-cell table:style-name="Default" table:formula="of:=[.F31]-[.F30]" office:value-type="float" office:value="507" calcext:value-type="float">
            <text:p>507</text:p>
          </table:table-cell>
          <table:table-cell table:style-name="ce17" table:formula="of:=32000000-[.C31]" office:value-type="float" office:value="31998254" calcext:value-type="float">
            <text:p>31998254</text:p>
          </table:table-cell>
          <table:table-cell table:style-name="ce19" table:formula="of:=[.C31]-[.D31]-[.E31]" office:value-type="float" office:value="760" calcext:value-type="float">
            <text:p>760</text:p>
          </table:table-cell>
          <table:table-cell table:style-name="ce37" table:formula="of:=[.G31]/[.L31]" office:value-type="float" office:value="0.198684210526316" calcext:value-type="float">
            <text:p>0.1987</text:p>
          </table:table-cell>
          <table:table-cell table:formula="of:=[.H31]/[.L31]" office:value-type="float" office:value="0.0236842105263158" calcext:value-type="float">
            <text:p>0.0237</text:p>
          </table:table-cell>
          <table:table-cell table:formula="of:=[.G31]/[.J31]" office:value-type="float" office:value="0.297830374753452" calcext:value-type="float">
            <text:p>0.297830374753452</text:p>
          </table:table-cell>
          <table:table-cell table:formula="of:=[.G31]/([.C31]*[.K31])" office:value-type="float" office:value="0.00000000270275342545571" calcext:value-type="float">
            <text:p>2.70275342545571E-09</text:p>
          </table:table-cell>
          <table:table-cell table:formula="of:=[.I31]/[.C31]" office:value-type="float" office:value="0.163802978235968" calcext:value-type="float">
            <text:p>0.163802978235968</text:p>
          </table:table-cell>
          <table:table-cell table:number-columns-repeated="997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11" office:value-type="date" office:date-value="2020-04-05" calcext:value-type="date">
            <text:p>05/04/20</text:p>
          </table:table-cell>
          <table:table-cell office:value-type="float" office:value="2281" calcext:value-type="float">
            <text:p>2281</text:p>
          </table:table-cell>
          <table:table-cell office:value-type="float" office:value="83" calcext:value-type="float">
            <text:p>83</text:p>
          </table:table-cell>
          <table:table-cell table:style-name="ce31" office:value-type="float" office:value="915" calcext:value-type="float">
            <text:p>915</text:p>
          </table:table-cell>
          <table:table-cell office:value-type="float" office:value="19410" calcext:value-type="float">
            <text:p>19410</text:p>
          </table:table-cell>
          <table:table-cell table:style-name="Default" table:formula="of:=[.C32]-[.C31]" office:value-type="float" office:value="535" calcext:value-type="float">
            <text:p>535</text:p>
          </table:table-cell>
          <table:table-cell table:formula="of:=[.D32]-[.D31]" office:value-type="float" office:value="10" calcext:value-type="float">
            <text:p>10</text:p>
          </table:table-cell>
          <table:table-cell table:formula="of:=[.E32]-[.E31]" office:value-type="float" office:value="2" calcext:value-type="float">
            <text:p>2</text:p>
          </table:table-cell>
          <table:table-cell table:style-name="Default" table:formula="of:=[.F32]-[.F31]" office:value-type="float" office:value="1569" calcext:value-type="float">
            <text:p>1569</text:p>
          </table:table-cell>
          <table:table-cell table:style-name="ce17" table:formula="of:=32000000-[.C32]" office:value-type="float" office:value="31997719" calcext:value-type="float">
            <text:p>31997719</text:p>
          </table:table-cell>
          <table:table-cell table:style-name="ce19" table:formula="of:=[.C32]-[.D32]-[.E32]" office:value-type="float" office:value="1283" calcext:value-type="float">
            <text:p>1283</text:p>
          </table:table-cell>
          <table:table-cell table:style-name="ce37" table:formula="of:=[.G32]/[.L32]" office:value-type="float" office:value="0.416991426344505" calcext:value-type="float">
            <text:p>0.4170</text:p>
          </table:table-cell>
          <table:table-cell table:formula="of:=[.H32]/[.L32]" office:value-type="float" office:value="0.00779423226812159" calcext:value-type="float">
            <text:p>0.0078</text:p>
          </table:table-cell>
          <table:table-cell table:formula="of:=[.G32]/[.J32]" office:value-type="float" office:value="0.340981516889739" calcext:value-type="float">
            <text:p>0.340981516889739</text:p>
          </table:table-cell>
          <table:table-cell table:formula="of:=[.G32]/([.C32]*[.K32])" office:value-type="float" office:value="0.00000000733009286205732" calcext:value-type="float">
            <text:p>7.33009286205732E-09</text:p>
          </table:table-cell>
          <table:table-cell table:formula="of:=[.I32]/[.C32]" office:value-type="float" office:value="0.000876808417360807" calcext:value-type="float">
            <text:p>0.000876808417361</text:p>
          </table:table-cell>
          <table:table-cell table:number-columns-repeated="997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11" office:value-type="date" office:date-value="2020-04-06" calcext:value-type="date">
            <text:p>06/04/20</text:p>
          </table:table-cell>
          <table:table-cell office:value-type="float" office:value="2561" calcext:value-type="float">
            <text:p>2561</text:p>
          </table:table-cell>
          <table:table-cell office:value-type="float" office:value="91" calcext:value-type="float">
            <text:p>91</text:p>
          </table:table-cell>
          <table:table-cell table:style-name="ce31" office:value-type="float" office:value="996" calcext:value-type="float">
            <text:p>996</text:p>
          </table:table-cell>
          <table:table-cell office:value-type="float" office:value="20414" calcext:value-type="float">
            <text:p>20414</text:p>
          </table:table-cell>
          <table:table-cell table:style-name="Default" table:formula="of:=[.C33]-[.C32]" office:value-type="float" office:value="280" calcext:value-type="float">
            <text:p>280</text:p>
          </table:table-cell>
          <table:table-cell table:formula="of:=[.D33]-[.D32]" office:value-type="float" office:value="8" calcext:value-type="float">
            <text:p>8</text:p>
          </table:table-cell>
          <table:table-cell table:formula="of:=[.E33]-[.E32]" office:value-type="float" office:value="81" calcext:value-type="float">
            <text:p>81</text:p>
          </table:table-cell>
          <table:table-cell table:style-name="Default" table:formula="of:=[.F33]-[.F32]" office:value-type="float" office:value="1004" calcext:value-type="float">
            <text:p>1004</text:p>
          </table:table-cell>
          <table:table-cell table:style-name="ce17" table:formula="of:=32000000-[.C33]" office:value-type="float" office:value="31997439" calcext:value-type="float">
            <text:p>31997439</text:p>
          </table:table-cell>
          <table:table-cell table:style-name="ce19" table:formula="of:=[.C33]-[.D33]-[.E33]" office:value-type="float" office:value="1474" calcext:value-type="float">
            <text:p>1474</text:p>
          </table:table-cell>
          <table:table-cell table:style-name="ce37" table:formula="of:=[.G33]/[.L33]" office:value-type="float" office:value="0.189959294436906" calcext:value-type="float">
            <text:p>0.1900</text:p>
          </table:table-cell>
          <table:table-cell table:formula="of:=[.H33]/[.L33]" office:value-type="float" office:value="0.00542740841248304" calcext:value-type="float">
            <text:p>0.0054</text:p>
          </table:table-cell>
          <table:table-cell table:formula="of:=[.G33]/[.J33]" office:value-type="float" office:value="0.278884462151394" calcext:value-type="float">
            <text:p>0.278884462151394</text:p>
          </table:table-cell>
          <table:table-cell table:formula="of:=[.G33]/([.C33]*[.K33])" office:value-type="float" office:value="0.00000000341690758667932" calcext:value-type="float">
            <text:p>3.41690758667932E-09</text:p>
          </table:table-cell>
          <table:table-cell table:formula="of:=[.I33]/[.C33]" office:value-type="float" office:value="0.0316282702069504" calcext:value-type="float">
            <text:p>0.031628270206951</text:p>
          </table:table-cell>
          <table:table-cell table:number-columns-repeated="997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11" office:value-type="date" office:date-value="2020-04-07" calcext:value-type="date">
            <text:p>07/04/20</text:p>
          </table:table-cell>
          <table:table-cell office:value-type="float" office:value="2954" calcext:value-type="float">
            <text:p>2954</text:p>
          </table:table-cell>
          <table:table-cell office:value-type="float" office:value="93" calcext:value-type="float">
            <text:p>93</text:p>
          </table:table-cell>
          <table:table-cell table:style-name="ce31" office:value-type="float" office:value="998" calcext:value-type="float">
            <text:p>998</text:p>
          </table:table-cell>
          <table:table-cell office:value-type="float" office:value="21555" calcext:value-type="float">
            <text:p>21555</text:p>
          </table:table-cell>
          <table:table-cell table:style-name="Default" table:formula="of:=[.C34]-[.C33]" office:value-type="float" office:value="393" calcext:value-type="float">
            <text:p>393</text:p>
          </table:table-cell>
          <table:table-cell table:formula="of:=[.D34]-[.D33]" office:value-type="float" office:value="2" calcext:value-type="float">
            <text:p>2</text:p>
          </table:table-cell>
          <table:table-cell table:formula="of:=[.E34]-[.E33]" office:value-type="float" office:value="2" calcext:value-type="float">
            <text:p>2</text:p>
          </table:table-cell>
          <table:table-cell table:style-name="Default" table:formula="of:=[.F34]-[.F33]" office:value-type="float" office:value="1141" calcext:value-type="float">
            <text:p>1141</text:p>
          </table:table-cell>
          <table:table-cell table:style-name="ce17" table:formula="of:=32000000-[.C34]" office:value-type="float" office:value="31997046" calcext:value-type="float">
            <text:p>31997046</text:p>
          </table:table-cell>
          <table:table-cell table:style-name="ce19" table:formula="of:=[.C34]-[.D34]-[.E34]" office:value-type="float" office:value="1863" calcext:value-type="float">
            <text:p>1863</text:p>
          </table:table-cell>
          <table:table-cell table:style-name="ce37" table:formula="of:=[.G34]/[.L34]" office:value-type="float" office:value="0.210950080515298" calcext:value-type="float">
            <text:p>0.2110</text:p>
          </table:table-cell>
          <table:table-cell table:formula="of:=[.H34]/[.L34]" office:value-type="float" office:value="0.00107353730542136" calcext:value-type="float">
            <text:p>0.0011</text:p>
          </table:table-cell>
          <table:table-cell table:formula="of:=[.G34]/[.J34]" office:value-type="float" office:value="0.344434706397897" calcext:value-type="float">
            <text:p>0.344434706397897</text:p>
          </table:table-cell>
          <table:table-cell table:formula="of:=[.G34]/([.C34]*[.K34])" office:value-type="float" office:value="0.00000000415788213187412" calcext:value-type="float">
            <text:p>4.15788213187412E-09</text:p>
          </table:table-cell>
          <table:table-cell table:formula="of:=[.I34]/[.C34]" office:value-type="float" office:value="0.000677048070412999" calcext:value-type="float">
            <text:p>0.000677048070413</text:p>
          </table:table-cell>
          <table:table-cell table:number-columns-repeated="997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11" office:value-type="date" office:date-value="2020-04-08" calcext:value-type="date">
            <text:p>08/04/20</text:p>
          </table:table-cell>
          <table:table-cell office:value-type="float" office:value="4342" calcext:value-type="float">
            <text:p>4342</text:p>
          </table:table-cell>
          <table:table-cell office:value-type="float" office:value="121" calcext:value-type="float">
            <text:p>121</text:p>
          </table:table-cell>
          <table:table-cell table:style-name="ce31" office:value-type="float" office:value="1333" calcext:value-type="float">
            <text:p>1333</text:p>
          </table:table-cell>
          <table:table-cell office:value-type="float" office:value="39599" calcext:value-type="float">
            <text:p>39599</text:p>
          </table:table-cell>
          <table:table-cell table:style-name="Default" table:formula="of:=[.C35]-[.C34]" office:value-type="float" office:value="1388" calcext:value-type="float">
            <text:p>1388</text:p>
          </table:table-cell>
          <table:table-cell table:formula="of:=[.D35]-[.D34]" office:value-type="float" office:value="28" calcext:value-type="float">
            <text:p>28</text:p>
          </table:table-cell>
          <table:table-cell table:formula="of:=[.E35]-[.E34]" office:value-type="float" office:value="335" calcext:value-type="float">
            <text:p>335</text:p>
          </table:table-cell>
          <table:table-cell table:style-name="Default" table:formula="of:=[.F35]-[.F34]" office:value-type="float" office:value="18044" calcext:value-type="float">
            <text:p>18044</text:p>
          </table:table-cell>
          <table:table-cell table:style-name="ce17" table:formula="of:=32000000-[.C35]" office:value-type="float" office:value="31995658" calcext:value-type="float">
            <text:p>31995658</text:p>
          </table:table-cell>
          <table:table-cell table:style-name="ce19" table:formula="of:=[.C35]-[.D35]-[.E35]" office:value-type="float" office:value="2888" calcext:value-type="float">
            <text:p>2888</text:p>
          </table:table-cell>
          <table:table-cell table:style-name="ce37" table:formula="of:=[.G35]/[.L35]" office:value-type="float" office:value="0.480609418282548" calcext:value-type="float">
            <text:p>0.4806</text:p>
          </table:table-cell>
          <table:table-cell table:formula="of:=[.H35]/[.L35]" office:value-type="float" office:value="0.00969529085872576" calcext:value-type="float">
            <text:p>0.0097</text:p>
          </table:table-cell>
          <table:table-cell table:formula="of:=[.G35]/[.J35]" office:value-type="float" office:value="0.0769230769230769" calcext:value-type="float">
            <text:p>0.076923076923077</text:p>
          </table:table-cell>
          <table:table-cell table:formula="of:=[.G35]/([.C35]*[.K35])" office:value-type="float" office:value="0.00000000999099176508573" calcext:value-type="float">
            <text:p>9.99099176508573E-09</text:p>
          </table:table-cell>
          <table:table-cell table:formula="of:=[.I35]/[.C35]" office:value-type="float" office:value="0.0771533855366191" calcext:value-type="float">
            <text:p>0.077153385536619</text:p>
          </table:table-cell>
          <table:table-cell table:number-columns-repeated="997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11" office:value-type="date" office:date-value="2020-04-09" calcext:value-type="date">
            <text:p>09/04/20</text:p>
          </table:table-cell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table:style-name="ce31" office:value-type="float" office:value="1438" calcext:value-type="float">
            <text:p>1438</text:p>
          </table:table-cell>
          <table:table-cell office:value-type="float" office:value="48465" calcext:value-type="float">
            <text:p>48465</text:p>
          </table:table-cell>
          <table:table-cell table:style-name="Default" table:formula="of:=[.C36]-[.C35]" office:value-type="float" office:value="914" calcext:value-type="float">
            <text:p>914</text:p>
          </table:table-cell>
          <table:table-cell table:formula="of:=[.D36]-[.D35]" office:value-type="float" office:value="17" calcext:value-type="float">
            <text:p>17</text:p>
          </table:table-cell>
          <table:table-cell table:formula="of:=[.E36]-[.E35]" office:value-type="float" office:value="105" calcext:value-type="float">
            <text:p>105</text:p>
          </table:table-cell>
          <table:table-cell table:style-name="Default" table:formula="of:=[.F36]-[.F35]" office:value-type="float" office:value="8866" calcext:value-type="float">
            <text:p>8866</text:p>
          </table:table-cell>
          <table:table-cell table:style-name="ce17" table:formula="of:=32000000-[.C36]" office:value-type="float" office:value="31994744" calcext:value-type="float">
            <text:p>31994744</text:p>
          </table:table-cell>
          <table:table-cell table:style-name="ce19" table:formula="of:=[.C36]-[.D36]-[.E36]" office:value-type="float" office:value="3680" calcext:value-type="float">
            <text:p>3680</text:p>
          </table:table-cell>
          <table:table-cell table:style-name="ce37" table:formula="of:=[.G36]/[.L36]" office:value-type="float" office:value="0.248369565217391" calcext:value-type="float">
            <text:p>0.2484</text:p>
          </table:table-cell>
          <table:table-cell table:formula="of:=[.H36]/[.L36]" office:value-type="float" office:value="0.0046195652173913" calcext:value-type="float">
            <text:p>0.0046</text:p>
          </table:table-cell>
          <table:table-cell table:formula="of:=[.G36]/[.J36]" office:value-type="float" office:value="0.103090457929168" calcext:value-type="float">
            <text:p>0.103090457929168</text:p>
          </table:table-cell>
          <table:table-cell table:formula="of:=[.G36]/([.C36]*[.K36])" office:value-type="float" office:value="0.0000000054351583259727" calcext:value-type="float">
            <text:p>5.4351583259727E-09</text:p>
          </table:table-cell>
          <table:table-cell table:formula="of:=[.I36]/[.C36]" office:value-type="float" office:value="0.0199771689497717" calcext:value-type="float">
            <text:p>0.019977168949772</text:p>
          </table:table-cell>
          <table:table-cell table:number-columns-repeated="997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11" office:value-type="date" office:date-value="2020-04-10" calcext:value-type="date">
            <text:p>10/04/20</text:p>
          </table:table-cell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table:style-name="ce31" office:value-type="float" office:value="1569" calcext:value-type="float">
            <text:p>1569</text:p>
          </table:table-cell>
          <table:table-cell office:value-type="float" office:value="56681" calcext:value-type="float">
            <text:p>56681</text:p>
          </table:table-cell>
          <table:table-cell table:style-name="Default" table:formula="of:=[.C37]-[.C36]" office:value-type="float" office:value="641" calcext:value-type="float">
            <text:p>641</text:p>
          </table:table-cell>
          <table:table-cell table:formula="of:=[.D37]-[.D36]" office:value-type="float" office:value="31" calcext:value-type="float">
            <text:p>31</text:p>
          </table:table-cell>
          <table:table-cell table:formula="of:=[.E37]-[.E36]" office:value-type="float" office:value="131" calcext:value-type="float">
            <text:p>131</text:p>
          </table:table-cell>
          <table:table-cell table:style-name="Default" table:formula="of:=[.F37]-[.F36]" office:value-type="float" office:value="8216" calcext:value-type="float">
            <text:p>8216</text:p>
          </table:table-cell>
          <table:table-cell table:style-name="ce17" table:formula="of:=32000000-[.C37]" office:value-type="float" office:value="31994103" calcext:value-type="float">
            <text:p>31994103</text:p>
          </table:table-cell>
          <table:table-cell table:style-name="ce19" table:formula="of:=[.C37]-[.D37]-[.E37]" office:value-type="float" office:value="4159" calcext:value-type="float">
            <text:p>4159</text:p>
          </table:table-cell>
          <table:table-cell table:style-name="ce37" table:formula="of:=[.G37]/[.L37]" office:value-type="float" office:value="0.154123587400817" calcext:value-type="float">
            <text:p>0.1541</text:p>
          </table:table-cell>
          <table:table-cell table:formula="of:=[.H37]/[.L37]" office:value-type="float" office:value="0.00745371483529695" calcext:value-type="float">
            <text:p>0.0075</text:p>
          </table:table-cell>
          <table:table-cell table:formula="of:=[.G37]/[.J37]" office:value-type="float" office:value="0.0780185004868549" calcext:value-type="float">
            <text:p>0.078018500486855</text:p>
          </table:table-cell>
          <table:table-cell table:formula="of:=[.G37]/([.C37]*[.K37])" office:value-type="float" office:value="0.00000000339748042465105" calcext:value-type="float">
            <text:p>3.39748042465105E-09</text:p>
          </table:table-cell>
          <table:table-cell table:formula="of:=[.I37]/[.C37]" office:value-type="float" office:value="0.0222146854332712" calcext:value-type="float">
            <text:p>0.022214685433271</text:p>
          </table:table-cell>
          <table:table-cell table:number-columns-repeated="997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11" office:value-type="date" office:date-value="2020-04-11" calcext:value-type="date">
            <text:p>11/04/20</text:p>
          </table:table-cell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table:style-name="ce31" office:value-type="float" office:value="1739" calcext:value-type="float">
            <text:p>1739</text:p>
          </table:table-cell>
          <table:table-cell office:value-type="float" office:value="65712" calcext:value-type="float">
            <text:p>65712</text:p>
          </table:table-cell>
          <table:table-cell table:style-name="Default" table:formula="of:=[.C38]-[.C37]" office:value-type="float" office:value="951" calcext:value-type="float">
            <text:p>951</text:p>
          </table:table-cell>
          <table:table-cell table:formula="of:=[.D38]-[.D37]" office:value-type="float" office:value="12" calcext:value-type="float">
            <text:p>12</text:p>
          </table:table-cell>
          <table:table-cell table:formula="of:=[.E38]-[.E37]" office:value-type="float" office:value="170" calcext:value-type="float">
            <text:p>170</text:p>
          </table:table-cell>
          <table:table-cell table:style-name="Default" table:formula="of:=[.F38]-[.F37]" office:value-type="float" office:value="9031" calcext:value-type="float">
            <text:p>9031</text:p>
          </table:table-cell>
          <table:table-cell table:style-name="ce17" table:formula="of:=32000000-[.C38]" office:value-type="float" office:value="31993152" calcext:value-type="float">
            <text:p>31993152</text:p>
          </table:table-cell>
          <table:table-cell table:style-name="ce19" table:formula="of:=[.C38]-[.D38]-[.E38]" office:value-type="float" office:value="4928" calcext:value-type="float">
            <text:p>4928</text:p>
          </table:table-cell>
          <table:table-cell table:style-name="ce37" table:formula="of:=[.G38]/[.L38]" office:value-type="float" office:value="0.192978896103896" calcext:value-type="float">
            <text:p>0.1930</text:p>
          </table:table-cell>
          <table:table-cell table:formula="of:=[.H38]/[.L38]" office:value-type="float" office:value="0.00243506493506493" calcext:value-type="float">
            <text:p>0.0024</text:p>
          </table:table-cell>
          <table:table-cell table:formula="of:=[.G38]/[.J38]" office:value-type="float" office:value="0.105303953050603" calcext:value-type="float">
            <text:p>0.105303953050603</text:p>
          </table:table-cell>
          <table:table-cell table:formula="of:=[.G38]/([.C38]*[.K38])" office:value-type="float" office:value="0.00000000434069964570549" calcext:value-type="float">
            <text:p>4.34069964570549E-09</text:p>
          </table:table-cell>
          <table:table-cell table:formula="of:=[.I38]/[.C38]" office:value-type="float" office:value="0.0248247663551402" calcext:value-type="float">
            <text:p>0.02482476635514</text:p>
          </table:table-cell>
          <table:table-cell table:number-columns-repeated="997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11" office:value-type="date" office:date-value="2020-04-12" calcext:value-type="date">
            <text:p>12/04/20</text:p>
          </table:table-cell>
          <table:table-cell office:value-type="float" office:value="7519" calcext:value-type="float">
            <text:p>7519</text:p>
          </table:table-cell>
          <table:table-cell office:value-type="float" office:value="192" calcext:value-type="float">
            <text:p>192</text:p>
          </table:table-cell>
          <table:table-cell table:style-name="ce31" office:value-type="float" office:value="1797" calcext:value-type="float">
            <text:p>1797</text:p>
          </table:table-cell>
          <table:table-cell office:value-type="float" office:value="76506" calcext:value-type="float">
            <text:p>76506</text:p>
          </table:table-cell>
          <table:table-cell table:style-name="Default" table:formula="of:=[.C39]-[.C38]" office:value-type="float" office:value="671" calcext:value-type="float">
            <text:p>671</text:p>
          </table:table-cell>
          <table:table-cell table:formula="of:=[.D39]-[.D38]" office:value-type="float" office:value="11" calcext:value-type="float">
            <text:p>11</text:p>
          </table:table-cell>
          <table:table-cell table:formula="of:=[.E39]-[.E38]" office:value-type="float" office:value="58" calcext:value-type="float">
            <text:p>58</text:p>
          </table:table-cell>
          <table:table-cell table:style-name="Default" table:formula="of:=[.F39]-[.F38]" office:value-type="float" office:value="10794" calcext:value-type="float">
            <text:p>10794</text:p>
          </table:table-cell>
          <table:table-cell table:style-name="ce17" table:formula="of:=32000000-[.C39]" office:value-type="float" office:value="31992481" calcext:value-type="float">
            <text:p>31992481</text:p>
          </table:table-cell>
          <table:table-cell table:style-name="ce19" table:formula="of:=[.C39]-[.D39]-[.E39]" office:value-type="float" office:value="5530" calcext:value-type="float">
            <text:p>5530</text:p>
          </table:table-cell>
          <table:table-cell table:style-name="ce37" table:formula="of:=[.G39]/[.L39]" office:value-type="float" office:value="0.121338155515371" calcext:value-type="float">
            <text:p>0.1213</text:p>
          </table:table-cell>
          <table:table-cell table:formula="of:=[.H39]/[.L39]" office:value-type="float" office:value="0.00198915009041591" calcext:value-type="float">
            <text:p>0.0020</text:p>
          </table:table-cell>
          <table:table-cell table:formula="of:=[.G39]/[.J39]" office:value-type="float" office:value="0.0621641652770057" calcext:value-type="float">
            <text:p>0.062164165277006</text:p>
          </table:table-cell>
          <table:table-cell table:formula="of:=[.G39]/([.C39]*[.K39])" office:value-type="float" office:value="0.00000000278942388069423" calcext:value-type="float">
            <text:p>2.78942388069423E-09</text:p>
          </table:table-cell>
          <table:table-cell table:formula="of:=[.I39]/[.C39]" office:value-type="float" office:value="0.00771379172762335" calcext:value-type="float">
            <text:p>0.007713791727623</text:p>
          </table:table-cell>
          <table:table-cell table:number-columns-repeated="997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11" office:value-type="date" office:date-value="2020-04-13" calcext:value-type="date">
            <text:p>13/04/20</text:p>
          </table:table-cell>
          <table:table-cell office:value-type="float" office:value="9784" calcext:value-type="float">
            <text:p>9784</text:p>
          </table:table-cell>
          <table:table-cell office:value-type="float" office:value="194" calcext:value-type="float">
            <text:p>194</text:p>
          </table:table-cell>
          <table:table-cell table:style-name="ce31" office:value-type="float" office:value="1799" calcext:value-type="float">
            <text:p>1799</text:p>
          </table:table-cell>
          <table:table-cell office:value-type="float" office:value="87116" calcext:value-type="float">
            <text:p>87116</text:p>
          </table:table-cell>
          <table:table-cell table:style-name="Default" table:formula="of:=[.C40]-[.C39]" office:value-type="float" office:value="2265" calcext:value-type="float">
            <text:p>2265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[.E40]-[.E39]" office:value-type="float" office:value="2" calcext:value-type="float">
            <text:p>2</text:p>
          </table:table-cell>
          <table:table-cell table:style-name="Default" table:formula="of:=[.F40]-[.F39]" office:value-type="float" office:value="10610" calcext:value-type="float">
            <text:p>10610</text:p>
          </table:table-cell>
          <table:table-cell table:style-name="ce17" table:formula="of:=32000000-[.C40]" office:value-type="float" office:value="31990216" calcext:value-type="float">
            <text:p>31990216</text:p>
          </table:table-cell>
          <table:table-cell table:style-name="ce19" table:formula="of:=[.C40]-[.D40]-[.E40]" office:value-type="float" office:value="7791" calcext:value-type="float">
            <text:p>7791</text:p>
          </table:table-cell>
          <table:table-cell table:style-name="ce37" table:formula="of:=[.G40]/[.L40]" office:value-type="float" office:value="0.290720061609549" calcext:value-type="float">
            <text:p>0.2907</text:p>
          </table:table-cell>
          <table:table-cell table:formula="of:=[.H40]/[.L40]" office:value-type="float" office:value="0.000256706456167373" calcext:value-type="float">
            <text:p>0.0003</text:p>
          </table:table-cell>
          <table:table-cell table:formula="of:=[.G40]/[.J40]" office:value-type="float" office:value="0.213477851083883" calcext:value-type="float">
            <text:p>0.213477851083883</text:p>
          </table:table-cell>
          <table:table-cell table:formula="of:=[.G40]/([.C40]*[.K40])" office:value-type="float" office:value="0.00000000723660036652282" calcext:value-type="float">
            <text:p>7.23660036652282E-09</text:p>
          </table:table-cell>
          <table:table-cell table:formula="of:=[.I40]/[.C40]" office:value-type="float" office:value="0.000204415372035977" calcext:value-type="float">
            <text:p>0.000204415372036</text:p>
          </table:table-cell>
          <table:table-cell table:number-columns-repeated="997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1" office:value-type="date" office:date-value="2020-04-14" calcext:value-type="date">
            <text:p>14/04/20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style-name="ce31" office:value-type="float" office:value="2869" calcext:value-type="float">
            <text:p>2869</text:p>
          </table:table-cell>
          <table:table-cell office:value-type="float" office:value="102216" calcext:value-type="float">
            <text:p>102216</text:p>
          </table:table-cell>
          <table:table-cell table:style-name="Default" table:formula="of:=[.C41]-[.C40]" office:value-type="float" office:value="519" calcext:value-type="float">
            <text:p>519</text:p>
          </table:table-cell>
          <table:table-cell table:formula="of:=[.D41]-[.D40]" office:value-type="float" office:value="36" calcext:value-type="float">
            <text:p>36</text:p>
          </table:table-cell>
          <table:table-cell table:formula="of:=[.E41]-[.E40]" office:value-type="float" office:value="1070" calcext:value-type="float">
            <text:p>1070</text:p>
          </table:table-cell>
          <table:table-cell table:style-name="Default" table:formula="of:=[.F41]-[.F40]" office:value-type="float" office:value="15100" calcext:value-type="float">
            <text:p>15100</text:p>
          </table:table-cell>
          <table:table-cell table:style-name="ce17" table:formula="of:=32000000-[.C41]" office:value-type="float" office:value="31989697" calcext:value-type="float">
            <text:p>31989697</text:p>
          </table:table-cell>
          <table:table-cell table:style-name="ce19" table:formula="of:=[.C41]-[.D41]-[.E41]" office:value-type="float" office:value="7204" calcext:value-type="float">
            <text:p>7204</text:p>
          </table:table-cell>
          <table:table-cell table:style-name="ce37" table:formula="of:=[.G41]/[.L41]" office:value-type="float" office:value="0.0720433092726263" calcext:value-type="float">
            <text:p>0.0720</text:p>
          </table:table-cell>
          <table:table-cell table:formula="of:=[.H41]/[.L41]" office:value-type="float" office:value="0.00499722376457524" calcext:value-type="float">
            <text:p>0.0050</text:p>
          </table:table-cell>
          <table:table-cell table:formula="of:=[.G41]/[.J41]" office:value-type="float" office:value="0.0343708609271523" calcext:value-type="float">
            <text:p>0.034370860927152</text:p>
          </table:table-cell>
          <table:table-cell table:formula="of:=[.G41]/([.C41]*[.K41])" office:value-type="float" office:value="0.00000000157468442322664" calcext:value-type="float">
            <text:p>1.57468442322664E-09</text:p>
          </table:table-cell>
          <table:table-cell table:formula="of:=[.I41]/[.C41]" office:value-type="float" office:value="0.103853246627196" calcext:value-type="float">
            <text:p>0.103853246627196</text:p>
          </table:table-cell>
          <table:table-cell table:number-columns-repeated="997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11" office:value-type="date" office:date-value="2020-04-15" calcext:value-type="date">
            <text:p>15/04/20</text:p>
          </table:table-cell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style-name="ce31" office:value-type="float" office:value="3108" calcext:value-type="float">
            <text:p>3108</text:p>
          </table:table-cell>
          <table:table-cell office:value-type="float" office:value="109385" calcext:value-type="float">
            <text:p>109385</text:p>
          </table:table-cell>
          <table:table-cell table:style-name="Default" table:formula="of:=[.C42]-[.C41]" office:value-type="float" office:value="1172" calcext:value-type="float">
            <text:p>1172</text:p>
          </table:table-cell>
          <table:table-cell table:formula="of:=[.D42]-[.D41]" office:value-type="float" office:value="24" calcext:value-type="float">
            <text:p>24</text:p>
          </table:table-cell>
          <table:table-cell table:formula="of:=[.E42]-[.E41]" office:value-type="float" office:value="239" calcext:value-type="float">
            <text:p>239</text:p>
          </table:table-cell>
          <table:table-cell table:style-name="Default" table:formula="of:=[.F42]-[.F41]" office:value-type="float" office:value="7169" calcext:value-type="float">
            <text:p>7169</text:p>
          </table:table-cell>
          <table:table-cell table:style-name="ce17" table:formula="of:=32000000-[.C42]" office:value-type="float" office:value="31988525" calcext:value-type="float">
            <text:p>31988525</text:p>
          </table:table-cell>
          <table:table-cell table:style-name="ce19" table:formula="of:=[.C42]-[.D42]-[.E42]" office:value-type="float" office:value="8113" calcext:value-type="float">
            <text:p>8113</text:p>
          </table:table-cell>
          <table:table-cell table:style-name="ce37" table:formula="of:=[.G42]/[.L42]" office:value-type="float" office:value="0.144459509429311" calcext:value-type="float">
            <text:p>0.1445</text:p>
          </table:table-cell>
          <table:table-cell table:formula="of:=[.H42]/[.L42]" office:value-type="float" office:value="0.00295821521015654" calcext:value-type="float">
            <text:p>0.0030</text:p>
          </table:table-cell>
          <table:table-cell table:formula="of:=[.G42]/[.J42]" office:value-type="float" office:value="0.163481657134886" calcext:value-type="float">
            <text:p>0.163481657134886</text:p>
          </table:table-cell>
          <table:table-cell table:formula="of:=[.G42]/([.C42]*[.K42])" office:value-type="float" office:value="0.00000000319286607471658" calcext:value-type="float">
            <text:p>3.19286607471658E-09</text:p>
          </table:table-cell>
          <table:table-cell table:formula="of:=[.I42]/[.C42]" office:value-type="float" office:value="0.0208278867102397" calcext:value-type="float">
            <text:p>0.02082788671024</text:p>
          </table:table-cell>
          <table:table-cell table:number-columns-repeated="997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11" office:value-type="date" office:date-value="2020-04-16" calcext:value-type="date">
            <text:p>16/04/20</text:p>
          </table:table-cell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table:style-name="ce31" office:value-type="float" office:value="6120" calcext:value-type="float">
            <text:p>6120</text:p>
          </table:table-cell>
          <table:table-cell office:value-type="float" office:value="121468" calcext:value-type="float">
            <text:p>121468</text:p>
          </table:table-cell>
          <table:table-cell table:style-name="Default" table:formula="of:=[.C43]-[.C42]" office:value-type="float" office:value="1016" calcext:value-type="float">
            <text:p>1016</text:p>
          </table:table-cell>
          <table:table-cell table:formula="of:=[.D43]-[.D42]" office:value-type="float" office:value="20" calcext:value-type="float">
            <text:p>20</text:p>
          </table:table-cell>
          <table:table-cell table:formula="of:=[.E43]-[.E42]" office:value-type="float" office:value="3012" calcext:value-type="float">
            <text:p>3012</text:p>
          </table:table-cell>
          <table:table-cell table:style-name="Default" table:formula="of:=[.F43]-[.F42]" office:value-type="float" office:value="12083" calcext:value-type="float">
            <text:p>12083</text:p>
          </table:table-cell>
          <table:table-cell table:style-name="ce17" table:formula="of:=32000000-[.C43]" office:value-type="float" office:value="31987509" calcext:value-type="float">
            <text:p>31987509</text:p>
          </table:table-cell>
          <table:table-cell table:style-name="ce19" table:formula="of:=[.C43]-[.D43]-[.E43]" office:value-type="float" office:value="6097" calcext:value-type="float">
            <text:p>6097</text:p>
          </table:table-cell>
          <table:table-cell table:style-name="ce37" table:formula="of:=[.G43]/[.L43]" office:value-type="float" office:value="0.166639330818435" calcext:value-type="float">
            <text:p>0.1666</text:p>
          </table:table-cell>
          <table:table-cell table:formula="of:=[.H43]/[.L43]" office:value-type="float" office:value="0.00328030178776447" calcext:value-type="float">
            <text:p>0.0033</text:p>
          </table:table-cell>
          <table:table-cell table:formula="of:=[.G43]/[.J43]" office:value-type="float" office:value="0.084085078209054" calcext:value-type="float">
            <text:p>0.084085078209054</text:p>
          </table:table-cell>
          <table:table-cell table:formula="of:=[.G43]/([.C43]*[.K43])" office:value-type="float" office:value="0.00000000254282269263016" calcext:value-type="float">
            <text:p>2.54282269263016E-09</text:p>
          </table:table-cell>
          <table:table-cell table:formula="of:=[.I43]/[.C43]" office:value-type="float" office:value="0.241133616203667" calcext:value-type="float">
            <text:p>0.241133616203667</text:p>
          </table:table-cell>
          <table:table-cell table:number-columns-repeated="997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11" office:value-type="date" office:date-value="2020-04-17" calcext:value-type="date">
            <text:p>17/04/20</text:p>
          </table:table-cell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6541" calcext:value-type="float">
            <text:p>6541</text:p>
          </table:table-cell>
          <table:table-cell office:value-type="float" office:value="127513" calcext:value-type="float">
            <text:p>127513</text:p>
          </table:table-cell>
          <table:table-cell table:style-name="Default" table:formula="of:=[.C44]-[.C43]" office:value-type="float" office:value="998" calcext:value-type="float">
            <text:p>998</text:p>
          </table:table-cell>
          <table:table-cell table:formula="of:=[.D44]-[.D43]" office:value-type="float" office:value="26" calcext:value-type="float">
            <text:p>26</text:p>
          </table:table-cell>
          <table:table-cell table:formula="of:=[.E44]-[.E43]" office:value-type="float" office:value="421" calcext:value-type="float">
            <text:p>421</text:p>
          </table:table-cell>
          <table:table-cell table:style-name="Default" table:formula="of:=[.F44]-[.F43]" office:value-type="float" office:value="6045" calcext:value-type="float">
            <text:p>6045</text:p>
          </table:table-cell>
          <table:table-cell table:style-name="ce17" table:formula="of:=32000000-[.C44]" office:value-type="float" office:value="31986511" calcext:value-type="float">
            <text:p>31986511</text:p>
          </table:table-cell>
          <table:table-cell table:style-name="ce19" table:formula="of:=[.C44]-[.D44]-[.E44]" office:value-type="float" office:value="6648" calcext:value-type="float">
            <text:p>6648</text:p>
          </table:table-cell>
          <table:table-cell table:style-name="ce37" table:formula="of:=[.G44]/[.L44]" office:value-type="float" office:value="0.150120336943442" calcext:value-type="float">
            <text:p>0.1501</text:p>
          </table:table-cell>
          <table:table-cell table:formula="of:=[.H44]/[.L44]" office:value-type="float" office:value="0.00391095066185319" calcext:value-type="float">
            <text:p>0.0039</text:p>
          </table:table-cell>
          <table:table-cell table:formula="of:=[.G44]/[.J44]" office:value-type="float" office:value="0.16509511993383" calcext:value-type="float">
            <text:p>0.16509511993383</text:p>
          </table:table-cell>
          <table:table-cell table:formula="of:=[.G44]/([.C44]*[.K44])" office:value-type="float" office:value="0.00000000231304411371187" calcext:value-type="float">
            <text:p>2.31304411371187E-09</text:p>
          </table:table-cell>
          <table:table-cell table:formula="of:=[.I44]/[.C44]" office:value-type="float" office:value="0.0312106160575284" calcext:value-type="float">
            <text:p>0.031210616057528</text:p>
          </table:table-cell>
          <table:table-cell table:number-columns-repeated="997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11" office:value-type="date" office:date-value="2020-04-18" calcext:value-type="date">
            <text:p>18/04/20</text:p>
          </table:table-cell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table:style-name="ce31" office:value-type="float" office:value="6684" calcext:value-type="float">
            <text:p>6684</text:p>
          </table:table-cell>
          <table:table-cell office:value-type="float" office:value="135895" calcext:value-type="float">
            <text:p>135895</text:p>
          </table:table-cell>
          <table:table-cell table:style-name="Default" table:formula="of:=[.C45]-[.C44]" office:value-type="float" office:value="931" calcext:value-type="float">
            <text:p>931</text:p>
          </table:table-cell>
          <table:table-cell table:formula="of:=[.D45]-[.D44]" office:value-type="float" office:value="48" calcext:value-type="float">
            <text:p>48</text:p>
          </table:table-cell>
          <table:table-cell table:formula="of:=[.E45]-[.E44]" office:value-type="float" office:value="143" calcext:value-type="float">
            <text:p>143</text:p>
          </table:table-cell>
          <table:table-cell table:style-name="Default" table:formula="of:=[.F45]-[.F44]" office:value-type="float" office:value="8382" calcext:value-type="float">
            <text:p>8382</text:p>
          </table:table-cell>
          <table:table-cell table:style-name="ce17" table:formula="of:=32000000-[.C45]" office:value-type="float" office:value="31985580" calcext:value-type="float">
            <text:p>31985580</text:p>
          </table:table-cell>
          <table:table-cell table:style-name="ce19" table:formula="of:=[.C45]-[.D45]-[.E45]" office:value-type="float" office:value="7388" calcext:value-type="float">
            <text:p>7388</text:p>
          </table:table-cell>
          <table:table-cell table:style-name="ce37" table:formula="of:=[.G45]/[.L45]" office:value-type="float" office:value="0.126015159718462" calcext:value-type="float">
            <text:p>0.1260</text:p>
          </table:table-cell>
          <table:table-cell table:formula="of:=[.H45]/[.L45]" office:value-type="float" office:value="0.00649702219815918" calcext:value-type="float">
            <text:p>0.0065</text:p>
          </table:table-cell>
          <table:table-cell table:formula="of:=[.G45]/[.J45]" office:value-type="float" office:value="0.111071343354808" calcext:value-type="float">
            <text:p>0.111071343354808</text:p>
          </table:table-cell>
          <table:table-cell table:formula="of:=[.G45]/([.C45]*[.K45])" office:value-type="float" office:value="0.00000000201850667694994" calcext:value-type="float">
            <text:p>2.01850667694994E-09</text:p>
          </table:table-cell>
          <table:table-cell table:formula="of:=[.I45]/[.C45]" office:value-type="float" office:value="0.00991678224687933" calcext:value-type="float">
            <text:p>0.009916782246879</text:p>
          </table:table-cell>
          <table:table-cell table:number-columns-repeated="997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11" office:value-type="date" office:date-value="2020-04-19" calcext:value-type="date">
            <text:p>19/04/20</text:p>
          </table:table-cell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table:style-name="ce31" office:value-type="float" office:value="6811" calcext:value-type="float">
            <text:p>6811</text:p>
          </table:table-cell>
          <table:table-cell office:value-type="float" office:value="143745" calcext:value-type="float">
            <text:p>143745</text:p>
          </table:table-cell>
          <table:table-cell table:style-name="Default" table:formula="of:=[.C46]-[.C45]" office:value-type="float" office:value="1208" calcext:value-type="float">
            <text:p>1208</text:p>
          </table:table-cell>
          <table:table-cell table:formula="of:=[.D46]-[.D45]" office:value-type="float" office:value="52" calcext:value-type="float">
            <text:p>52</text:p>
          </table:table-cell>
          <table:table-cell table:formula="of:=[.E46]-[.E45]" office:value-type="float" office:value="127" calcext:value-type="float">
            <text:p>127</text:p>
          </table:table-cell>
          <table:table-cell table:style-name="Default" table:formula="of:=[.F46]-[.F45]" office:value-type="float" office:value="7850" calcext:value-type="float">
            <text:p>7850</text:p>
          </table:table-cell>
          <table:table-cell table:style-name="ce17" table:formula="of:=32000000-[.C46]" office:value-type="float" office:value="31984372" calcext:value-type="float">
            <text:p>31984372</text:p>
          </table:table-cell>
          <table:table-cell table:style-name="ce19" table:formula="of:=[.C46]-[.D46]-[.E46]" office:value-type="float" office:value="8417" calcext:value-type="float">
            <text:p>8417</text:p>
          </table:table-cell>
          <table:table-cell table:style-name="ce37" table:formula="of:=[.G46]/[.L46]" office:value-type="float" office:value="0.143519068551741" calcext:value-type="float">
            <text:p>0.1435</text:p>
          </table:table-cell>
          <table:table-cell table:formula="of:=[.H46]/[.L46]" office:value-type="float" office:value="0.00617797314957823" calcext:value-type="float">
            <text:p>0.0062</text:p>
          </table:table-cell>
          <table:table-cell table:formula="of:=[.G46]/[.J46]" office:value-type="float" office:value="0.153885350318471" calcext:value-type="float">
            <text:p>0.153885350318471</text:p>
          </table:table-cell>
          <table:table-cell table:formula="of:=[.G46]/([.C46]*[.K46])" office:value-type="float" office:value="0.00000000241671648095771" calcext:value-type="float">
            <text:p>2.41671648095771E-09</text:p>
          </table:table-cell>
          <table:table-cell table:formula="of:=[.I46]/[.C46]" office:value-type="float" office:value="0.00812643972357307" calcext:value-type="float">
            <text:p>0.008126439723573</text:p>
          </table:table-cell>
          <table:table-cell table:number-columns-repeated="997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11" office:value-type="date" office:date-value="2020-04-20" calcext:value-type="date">
            <text:p>20/04/20</text:p>
          </table:table-cell>
          <table:table-cell office:value-type="float" office:value="16325" calcext:value-type="float">
            <text:p>16325</text:p>
          </table:table-cell>
          <table:table-cell office:value-type="float" office:value="445" calcext:value-type="float">
            <text:p>445</text:p>
          </table:table-cell>
          <table:table-cell table:style-name="ce31" office:value-type="float" office:value="6968" calcext:value-type="float">
            <text:p>6968</text:p>
          </table:table-cell>
          <table:table-cell office:value-type="float" office:value="148011" calcext:value-type="float">
            <text:p>148011</text:p>
          </table:table-cell>
          <table:table-cell table:style-name="Default" table:formula="of:=[.C47]-[.C46]" office:value-type="float" office:value="697" calcext:value-type="float">
            <text:p>697</text:p>
          </table:table-cell>
          <table:table-cell table:formula="of:=[.D47]-[.D46]" office:value-type="float" office:value="45" calcext:value-type="float">
            <text:p>45</text:p>
          </table:table-cell>
          <table:table-cell table:formula="of:=[.E47]-[.E46]" office:value-type="float" office:value="157" calcext:value-type="float">
            <text:p>157</text:p>
          </table:table-cell>
          <table:table-cell table:style-name="Default" table:formula="of:=[.F47]-[.F46]" office:value-type="float" office:value="4266" calcext:value-type="float">
            <text:p>4266</text:p>
          </table:table-cell>
          <table:table-cell table:style-name="ce17" table:formula="of:=32000000-[.C47]" office:value-type="float" office:value="31983675" calcext:value-type="float">
            <text:p>31983675</text:p>
          </table:table-cell>
          <table:table-cell table:style-name="ce19" table:formula="of:=[.C47]-[.D47]-[.E47]" office:value-type="float" office:value="8912" calcext:value-type="float">
            <text:p>8912</text:p>
          </table:table-cell>
          <table:table-cell table:style-name="ce37" table:formula="of:=[.G47]/[.L47]" office:value-type="float" office:value="0.0782091561938959" calcext:value-type="float">
            <text:p>0.0782</text:p>
          </table:table-cell>
          <table:table-cell table:formula="of:=[.H47]/[.L47]" office:value-type="float" office:value="0.00504937163375224" calcext:value-type="float">
            <text:p>0.0050</text:p>
          </table:table-cell>
          <table:table-cell table:formula="of:=[.G47]/[.J47]" office:value-type="float" office:value="0.163384903891233" calcext:value-type="float">
            <text:p>0.163384903891233</text:p>
          </table:table-cell>
          <table:table-cell table:formula="of:=[.G47]/([.C47]*[.K47])" office:value-type="float" office:value="0.00000000133490765773285" calcext:value-type="float">
            <text:p>1.33490765773285E-09</text:p>
          </table:table-cell>
          <table:table-cell table:formula="of:=[.I47]/[.C47]" office:value-type="float" office:value="0.00961715160796325" calcext:value-type="float">
            <text:p>0.009617151607963</text:p>
          </table:table-cell>
          <table:table-cell table:number-columns-repeated="997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11" office:value-type="date" office:date-value="2020-04-21" calcext:value-type="date">
            <text:p>21/04/20</text:p>
          </table:table-cell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 table:style-name="ce31" office:value-type="float" office:value="6982" calcext:value-type="float">
            <text:p>6982</text:p>
          </table:table-cell>
          <table:table-cell office:value-type="float" office:value="155724" calcext:value-type="float">
            <text:p>155724</text:p>
          </table:table-cell>
          <table:table-cell table:style-name="Default" table:formula="of:=[.C48]-[.C47]" office:value-type="float" office:value="1512" calcext:value-type="float">
            <text:p>1512</text:p>
          </table:table-cell>
          <table:table-cell table:formula="of:=[.D48]-[.D47]" office:value-type="float" office:value="39" calcext:value-type="float">
            <text:p>39</text:p>
          </table:table-cell>
          <table:table-cell table:formula="of:=[.E48]-[.E47]" office:value-type="float" office:value="14" calcext:value-type="float">
            <text:p>14</text:p>
          </table:table-cell>
          <table:table-cell table:style-name="Default" table:formula="of:=[.F48]-[.F47]" office:value-type="float" office:value="7713" calcext:value-type="float">
            <text:p>7713</text:p>
          </table:table-cell>
          <table:table-cell table:style-name="ce17" table:formula="of:=32000000-[.C48]" office:value-type="float" office:value="31982163" calcext:value-type="float">
            <text:p>31982163</text:p>
          </table:table-cell>
          <table:table-cell table:style-name="ce19" table:formula="of:=[.C48]-[.D48]-[.E48]" office:value-type="float" office:value="10371" calcext:value-type="float">
            <text:p>10371</text:p>
          </table:table-cell>
          <table:table-cell table:style-name="ce37" table:formula="of:=[.G48]/[.L48]" office:value-type="float" office:value="0.145791148394562" calcext:value-type="float">
            <text:p>0.1458</text:p>
          </table:table-cell>
          <table:table-cell table:formula="of:=[.H48]/[.L48]" office:value-type="float" office:value="0.00376048597049465" calcext:value-type="float">
            <text:p>0.0038</text:p>
          </table:table-cell>
          <table:table-cell table:formula="of:=[.G48]/[.J48]" office:value-type="float" office:value="0.196032672112019" calcext:value-type="float">
            <text:p>0.196032672112019</text:p>
          </table:table-cell>
          <table:table-cell table:formula="of:=[.G48]/([.C48]*[.K48])" office:value-type="float" office:value="0.00000000265046544453421" calcext:value-type="float">
            <text:p>2.65046544453421E-09</text:p>
          </table:table-cell>
          <table:table-cell table:formula="of:=[.I48]/[.C48]" office:value-type="float" office:value="0.000784885350675562" calcext:value-type="float">
            <text:p>0.000784885350676</text:p>
          </table:table-cell>
          <table:table-cell table:number-columns-repeated="997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11" office:value-type="date" office:date-value="2020-04-22" calcext:value-type="date">
            <text:p>22/04/20</text:p>
          </table:table-cell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 table:style-name="ce31" office:value-type="float" office:value="7027" calcext:value-type="float">
            <text:p>7027</text:p>
          </table:table-cell>
          <table:table-cell office:value-type="float" office:value="170400" calcext:value-type="float">
            <text:p>170400</text:p>
          </table:table-cell>
          <table:table-cell table:style-name="Default" table:formula="of:=[.C49]-[.C48]" office:value-type="float" office:value="1413" calcext:value-type="float">
            <text:p>1413</text:p>
          </table:table-cell>
          <table:table-cell table:formula="of:=[.D49]-[.D48]" office:value-type="float" office:value="46" calcext:value-type="float">
            <text:p>46</text:p>
          </table:table-cell>
          <table:table-cell table:formula="of:=[.E49]-[.E48]" office:value-type="float" office:value="45" calcext:value-type="float">
            <text:p>45</text:p>
          </table:table-cell>
          <table:table-cell table:style-name="Default" table:formula="of:=[.F49]-[.F48]" office:value-type="float" office:value="14676" calcext:value-type="float">
            <text:p>14676</text:p>
          </table:table-cell>
          <table:table-cell table:style-name="ce17" table:formula="of:=32000000-[.C49]" office:value-type="float" office:value="31980750" calcext:value-type="float">
            <text:p>31980750</text:p>
          </table:table-cell>
          <table:table-cell table:style-name="ce19" table:formula="of:=[.C49]-[.D49]-[.E49]" office:value-type="float" office:value="11693" calcext:value-type="float">
            <text:p>11693</text:p>
          </table:table-cell>
          <table:table-cell table:style-name="ce37" table:formula="of:=[.G49]/[.L49]" office:value-type="float" office:value="0.120841529119986" calcext:value-type="float">
            <text:p>0.1208</text:p>
          </table:table-cell>
          <table:table-cell table:formula="of:=[.H49]/[.L49]" office:value-type="float" office:value="0.00393397759343197" calcext:value-type="float">
            <text:p>0.0039</text:p>
          </table:table-cell>
          <table:table-cell table:formula="of:=[.G49]/[.J49]" office:value-type="float" office:value="0.0962796402289452" calcext:value-type="float">
            <text:p>0.096279640228945</text:p>
          </table:table-cell>
          <table:table-cell table:formula="of:=[.G49]/([.C49]*[.K49])" office:value-type="float" office:value="0.00000000229521188222907" calcext:value-type="float">
            <text:p>2.29521188222907E-09</text:p>
          </table:table-cell>
          <table:table-cell table:formula="of:=[.I49]/[.C49]" office:value-type="float" office:value="0.00233766233766234" calcext:value-type="float">
            <text:p>0.002337662337662</text:p>
          </table:table-cell>
          <table:table-cell table:number-columns-repeated="997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1" office:value-type="date" office:date-value="2020-04-23" calcext:value-type="date">
            <text:p>23/04/20</text:p>
          </table:table-cell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 table:style-name="ce31" office:value-type="float" office:value="7422" calcext:value-type="float">
            <text:p>7422</text:p>
          </table:table-cell>
          <table:table-cell office:value-type="float" office:value="185238" calcext:value-type="float">
            <text:p>185238</text:p>
          </table:table-cell>
          <table:table-cell table:style-name="Default" table:formula="of:=[.C50]-[.C49]" office:value-type="float" office:value="1664" calcext:value-type="float">
            <text:p>1664</text:p>
          </table:table-cell>
          <table:table-cell table:formula="of:=[.D50]-[.D49]" office:value-type="float" office:value="42" calcext:value-type="float">
            <text:p>42</text:p>
          </table:table-cell>
          <table:table-cell table:formula="of:=[.E50]-[.E49]" office:value-type="float" office:value="395" calcext:value-type="float">
            <text:p>395</text:p>
          </table:table-cell>
          <table:table-cell table:style-name="Default" table:formula="of:=[.F50]-[.F49]" office:value-type="float" office:value="14838" calcext:value-type="float">
            <text:p>14838</text:p>
          </table:table-cell>
          <table:table-cell table:style-name="ce17" table:formula="of:=32000000-[.C50]" office:value-type="float" office:value="31979086" calcext:value-type="float">
            <text:p>31979086</text:p>
          </table:table-cell>
          <table:table-cell table:style-name="ce19" table:formula="of:=[.C50]-[.D50]-[.E50]" office:value-type="float" office:value="12920" calcext:value-type="float">
            <text:p>12920</text:p>
          </table:table-cell>
          <table:table-cell table:style-name="ce37" table:formula="of:=[.G50]/[.L50]" office:value-type="float" office:value="0.128792569659443" calcext:value-type="float">
            <text:p>0.1288</text:p>
          </table:table-cell>
          <table:table-cell table:formula="of:=[.H50]/[.L50]" office:value-type="float" office:value="0.00325077399380805" calcext:value-type="float">
            <text:p>0.0033</text:p>
          </table:table-cell>
          <table:table-cell table:formula="of:=[.G50]/[.J50]" office:value-type="float" office:value="0.112144493867098" calcext:value-type="float">
            <text:p>0.112144493867098</text:p>
          </table:table-cell>
          <table:table-cell table:formula="of:=[.G50]/([.C50]*[.K50])" office:value-type="float" office:value="0.00000000248799882738888" calcext:value-type="float">
            <text:p>2.48799882738888E-09</text:p>
          </table:table-cell>
          <table:table-cell table:formula="of:=[.I50]/[.C50]" office:value-type="float" office:value="0.0188868700392082" calcext:value-type="float">
            <text:p>0.018886870039208</text:p>
          </table:table-cell>
          <table:table-cell table:number-columns-repeated="997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1" office:value-type="date" office:date-value="2020-04-24" calcext:value-type="date">
            <text:p>24/04/20</text:p>
          </table:table-cell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 table:style-name="ce31" office:value-type="float" office:value="7496" calcext:value-type="float">
            <text:p>7496</text:p>
          </table:table-cell>
          <table:table-cell office:value-type="float" office:value="198349" calcext:value-type="float">
            <text:p>198349</text:p>
          </table:table-cell>
          <table:table-cell table:style-name="Default" table:formula="of:=[.C51]-[.C50]" office:value-type="float" office:value="734" calcext:value-type="float">
            <text:p>734</text:p>
          </table:table-cell>
          <table:table-cell table:formula="of:=[.D51]-[.D50]" office:value-type="float" office:value="62" calcext:value-type="float">
            <text:p>62</text:p>
          </table:table-cell>
          <table:table-cell table:formula="of:=[.E51]-[.E50]" office:value-type="float" office:value="74" calcext:value-type="float">
            <text:p>74</text:p>
          </table:table-cell>
          <table:table-cell table:style-name="Default" table:formula="of:=[.F51]-[.F50]" office:value-type="float" office:value="13111" calcext:value-type="float">
            <text:p>13111</text:p>
          </table:table-cell>
          <table:table-cell table:style-name="ce17" table:formula="of:=32000000-[.C51]" office:value-type="float" office:value="31978352" calcext:value-type="float">
            <text:p>31978352</text:p>
          </table:table-cell>
          <table:table-cell table:style-name="ce19" table:formula="of:=[.C51]-[.D51]-[.E51]" office:value-type="float" office:value="13518" calcext:value-type="float">
            <text:p>13518</text:p>
          </table:table-cell>
          <table:table-cell table:style-name="ce37" table:formula="of:=[.G51]/[.L51]" office:value-type="float" office:value="0.0542979730729398" calcext:value-type="float">
            <text:p>0.0543</text:p>
          </table:table-cell>
          <table:table-cell table:formula="of:=[.H51]/[.L51]" office:value-type="float" office:value="0.00458647728953987" calcext:value-type="float">
            <text:p>0.0046</text:p>
          </table:table-cell>
          <table:table-cell table:formula="of:=[.G51]/[.J51]" office:value-type="float" office:value="0.0559835252841126" calcext:value-type="float">
            <text:p>0.055983525284113</text:p>
          </table:table-cell>
          <table:table-cell table:formula="of:=[.G51]/([.C51]*[.K51])" office:value-type="float" office:value="0.00000000106028398573793" calcext:value-type="float">
            <text:p>1.06028398573793E-09</text:p>
          </table:table-cell>
          <table:table-cell table:formula="of:=[.I51]/[.C51]" office:value-type="float" office:value="0.00341832963784183" calcext:value-type="float">
            <text:p>0.003418329637842</text:p>
          </table:table-cell>
          <table:table-cell table:number-columns-repeated="997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11" office:value-type="date" office:date-value="2020-04-25" calcext:value-type="date">
            <text:p>25/04/20</text:p>
          </table:table-cell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 table:style-name="ce31" office:value-type="float" office:value="7797" calcext:value-type="float">
            <text:p>7797</text:p>
          </table:table-cell>
          <table:table-cell office:value-type="float" office:value="218195" calcext:value-type="float">
            <text:p>218195</text:p>
          </table:table-cell>
          <table:table-cell table:style-name="Default" table:formula="of:=[.C52]-[.C51]" office:value-type="float" office:value="3683" calcext:value-type="float">
            <text:p>3683</text:p>
          </table:table-cell>
          <table:table-cell table:formula="of:=[.D52]-[.D51]" office:value-type="float" office:value="66" calcext:value-type="float">
            <text:p>66</text:p>
          </table:table-cell>
          <table:table-cell table:formula="of:=[.E52]-[.E51]" office:value-type="float" office:value="301" calcext:value-type="float">
            <text:p>301</text:p>
          </table:table-cell>
          <table:table-cell table:style-name="Default" table:formula="of:=[.F52]-[.F51]" office:value-type="float" office:value="19846" calcext:value-type="float">
            <text:p>19846</text:p>
          </table:table-cell>
          <table:table-cell table:style-name="ce17" table:formula="of:=32000000-[.C52]" office:value-type="float" office:value="31974669" calcext:value-type="float">
            <text:p>31974669</text:p>
          </table:table-cell>
          <table:table-cell table:style-name="ce19" table:formula="of:=[.C52]-[.D52]-[.E52]" office:value-type="float" office:value="16834" calcext:value-type="float">
            <text:p>16834</text:p>
          </table:table-cell>
          <table:table-cell table:style-name="ce37" table:formula="of:=[.G52]/[.L52]" office:value-type="float" office:value="0.218783414518237" calcext:value-type="float">
            <text:p>0.2188</text:p>
          </table:table-cell>
          <table:table-cell table:formula="of:=[.H52]/[.L52]" office:value-type="float" office:value="0.00392063680646311" calcext:value-type="float">
            <text:p>0.0039</text:p>
          </table:table-cell>
          <table:table-cell table:formula="of:=[.G52]/[.J52]" office:value-type="float" office:value="0.185578957976418" calcext:value-type="float">
            <text:p>0.185578957976418</text:p>
          </table:table-cell>
          <table:table-cell table:formula="of:=[.G52]/([.C52]*[.K52])" office:value-type="float" office:value="0.00000000454719235997084" calcext:value-type="float">
            <text:p>4.54719235997084E-09</text:p>
          </table:table-cell>
          <table:table-cell table:formula="of:=[.I52]/[.C52]" office:value-type="float" office:value="0.0118826734041293" calcext:value-type="float">
            <text:p>0.011882673404129</text:p>
          </table:table-cell>
          <table:table-cell table:number-columns-repeated="997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11" office:value-type="date" office:date-value="2020-04-26" calcext:value-type="date">
            <text:p>26/04/20</text:p>
          </table:table-cell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 table:style-name="ce31" office:value-type="float" office:value="8088" calcext:value-type="float">
            <text:p>8088</text:p>
          </table:table-cell>
          <table:table-cell office:value-type="float" office:value="232747" calcext:value-type="float">
            <text:p>232747</text:p>
          </table:table-cell>
          <table:table-cell table:style-name="Default" table:formula="of:=[.C53]-[.C52]" office:value-type="float" office:value="2186" calcext:value-type="float">
            <text:p>2186</text:p>
          </table:table-cell>
          <table:table-cell table:formula="of:=[.D53]-[.D52]" office:value-type="float" office:value="28" calcext:value-type="float">
            <text:p>28</text:p>
          </table:table-cell>
          <table:table-cell table:formula="of:=[.E53]-[.E52]" office:value-type="float" office:value="291" calcext:value-type="float">
            <text:p>291</text:p>
          </table:table-cell>
          <table:table-cell table:style-name="Default" table:formula="of:=[.F53]-[.F52]" office:value-type="float" office:value="14552" calcext:value-type="float">
            <text:p>14552</text:p>
          </table:table-cell>
          <table:table-cell table:style-name="ce17" table:formula="of:=32000000-[.C53]" office:value-type="float" office:value="31972483" calcext:value-type="float">
            <text:p>31972483</text:p>
          </table:table-cell>
          <table:table-cell table:style-name="ce19" table:formula="of:=[.C53]-[.D53]-[.E53]" office:value-type="float" office:value="18701" calcext:value-type="float">
            <text:p>18701</text:p>
          </table:table-cell>
          <table:table-cell table:style-name="ce37" table:formula="of:=[.G53]/[.L53]" office:value-type="float" office:value="0.116892144805091" calcext:value-type="float">
            <text:p>0.1169</text:p>
          </table:table-cell>
          <table:table-cell table:formula="of:=[.H53]/[.L53]" office:value-type="float" office:value="0.00149724613657024" calcext:value-type="float">
            <text:p>0.0015</text:p>
          </table:table-cell>
          <table:table-cell table:formula="of:=[.G53]/[.J53]" office:value-type="float" office:value="0.15021990104453" calcext:value-type="float">
            <text:p>0.15021990104453</text:p>
          </table:table-cell>
          <table:table-cell table:formula="of:=[.G53]/([.C53]*[.K53])" office:value-type="float" office:value="0.00000000248469284086518" calcext:value-type="float">
            <text:p>2.48469284086518E-09</text:p>
          </table:table-cell>
          <table:table-cell table:formula="of:=[.I53]/[.C53]" office:value-type="float" office:value="0.0105752807355453" calcext:value-type="float">
            <text:p>0.010575280735545</text:p>
          </table:table-cell>
          <table:table-cell table:number-columns-repeated="997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11" office:value-type="date" office:date-value="2020-04-27" calcext:value-type="date">
            <text:p>27/04/20</text:p>
          </table:table-cell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 table:style-name="ce31" office:value-type="float" office:value="8429" calcext:value-type="float">
            <text:p>8429</text:p>
          </table:table-cell>
          <table:table-cell office:value-type="float" office:value="239563" calcext:value-type="float">
            <text:p>239563</text:p>
          </table:table-cell>
          <table:table-cell table:style-name="Default" table:formula="of:=[.C54]-[.C53]" office:value-type="float" office:value="1182" calcext:value-type="float">
            <text:p>1182</text:p>
          </table:table-cell>
          <table:table-cell table:formula="of:=[.D54]-[.D53]" office:value-type="float" office:value="54" calcext:value-type="float">
            <text:p>54</text:p>
          </table:table-cell>
          <table:table-cell table:formula="of:=[.E54]-[.E53]" office:value-type="float" office:value="341" calcext:value-type="float">
            <text:p>341</text:p>
          </table:table-cell>
          <table:table-cell table:style-name="Default" table:formula="of:=[.F54]-[.F53]" office:value-type="float" office:value="6816" calcext:value-type="float">
            <text:p>6816</text:p>
          </table:table-cell>
          <table:table-cell table:style-name="ce17" table:formula="of:=32000000-[.C54]" office:value-type="float" office:value="31971301" calcext:value-type="float">
            <text:p>31971301</text:p>
          </table:table-cell>
          <table:table-cell table:style-name="ce19" table:formula="of:=[.C54]-[.D54]-[.E54]" office:value-type="float" office:value="19488" calcext:value-type="float">
            <text:p>19488</text:p>
          </table:table-cell>
          <table:table-cell table:style-name="ce37" table:formula="of:=[.G54]/[.L54]" office:value-type="float" office:value="0.0606527093596059" calcext:value-type="float">
            <text:p>0.0607</text:p>
          </table:table-cell>
          <table:table-cell table:formula="of:=[.H54]/[.L54]" office:value-type="float" office:value="0.00277093596059113" calcext:value-type="float">
            <text:p>0.0028</text:p>
          </table:table-cell>
          <table:table-cell table:formula="of:=[.G54]/[.J54]" office:value-type="float" office:value="0.173415492957746" calcext:value-type="float">
            <text:p>0.173415492957746</text:p>
          </table:table-cell>
          <table:table-cell table:formula="of:=[.G54]/([.C54]*[.K54])" office:value-type="float" office:value="0.00000000128822108444812" calcext:value-type="float">
            <text:p>1.28822108444812E-09</text:p>
          </table:table-cell>
          <table:table-cell table:formula="of:=[.I54]/[.C54]" office:value-type="float" office:value="0.0118819471061709" calcext:value-type="float">
            <text:p>0.011881947106171</text:p>
          </table:table-cell>
          <table:table-cell table:number-columns-repeated="997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11" office:value-type="date" office:date-value="2020-04-28" calcext:value-type="date">
            <text:p>28/04/20</text:p>
          </table:table-cell>
          <table:table-cell office:value-type="float" office:value="31190" calcext:value-type="float">
            <text:p>31190</text:p>
          </table:table-cell>
          <table:table-cell office:value-type="float" office:value="854" calcext:value-type="float">
            <text:p>854</text:p>
          </table:table-cell>
          <table:table-cell table:style-name="ce31" office:value-type="float" office:value="9178" calcext:value-type="float">
            <text:p>9178</text:p>
          </table:table-cell>
          <table:table-cell office:value-type="float" office:value="267612" calcext:value-type="float">
            <text:p>267612</text:p>
          </table:table-cell>
          <table:table-cell table:style-name="Default" table:formula="of:=[.C55]-[.C54]" office:value-type="float" office:value="2491" calcext:value-type="float">
            <text:p>2491</text:p>
          </table:table-cell>
          <table:table-cell table:formula="of:=[.D55]-[.D54]" office:value-type="float" office:value="72" calcext:value-type="float">
            <text:p>72</text:p>
          </table:table-cell>
          <table:table-cell table:formula="of:=[.E55]-[.E54]" office:value-type="float" office:value="749" calcext:value-type="float">
            <text:p>749</text:p>
          </table:table-cell>
          <table:table-cell table:style-name="Default" table:formula="of:=[.F55]-[.F54]" office:value-type="float" office:value="28049" calcext:value-type="float">
            <text:p>28049</text:p>
          </table:table-cell>
          <table:table-cell table:style-name="ce17" table:formula="of:=32000000-[.C55]" office:value-type="float" office:value="31968810" calcext:value-type="float">
            <text:p>31968810</text:p>
          </table:table-cell>
          <table:table-cell table:style-name="ce19" table:formula="of:=[.C55]-[.D55]-[.E55]" office:value-type="float" office:value="21158" calcext:value-type="float">
            <text:p>21158</text:p>
          </table:table-cell>
          <table:table-cell table:style-name="ce37" table:formula="of:=[.G55]/[.L55]" office:value-type="float" office:value="0.117733245108233" calcext:value-type="float">
            <text:p>0.1177</text:p>
          </table:table-cell>
          <table:table-cell table:formula="of:=[.H55]/[.L55]" office:value-type="float" office:value="0.00340296814443709" calcext:value-type="float">
            <text:p>0.0034</text:p>
          </table:table-cell>
          <table:table-cell table:formula="of:=[.G55]/[.J55]" office:value-type="float" office:value="0.0888088701914507" calcext:value-type="float">
            <text:p>0.088808870191451</text:p>
          </table:table-cell>
          <table:table-cell table:formula="of:=[.G55]/([.C55]*[.K55])" office:value-type="float" office:value="0.00000000249822691102968" calcext:value-type="float">
            <text:p>2.49822691102968E-09</text:p>
          </table:table-cell>
          <table:table-cell table:formula="of:=[.I55]/[.C55]" office:value-type="float" office:value="0.0240141070856044" calcext:value-type="float">
            <text:p>0.024014107085604</text:p>
          </table:table-cell>
          <table:table-cell table:number-columns-repeated="997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11" office:value-type="date" office:date-value="2020-04-29" calcext:value-type="date">
            <text:p>29/04/20</text:p>
          </table:table-cell>
          <table:table-cell office:value-type="float" office:value="33931" calcext:value-type="float">
            <text:p>33931</text:p>
          </table:table-cell>
          <table:table-cell office:value-type="float" office:value="943" calcext:value-type="float">
            <text:p>943</text:p>
          </table:table-cell>
          <table:table-cell table:style-name="ce31" office:value-type="float" office:value="9180" calcext:value-type="float">
            <text:p>9180</text:p>
          </table:table-cell>
          <table:table-cell office:value-type="float" office:value="300000" calcext:value-type="float">
            <text:p>300000</text:p>
          </table:table-cell>
          <table:table-cell table:style-name="Default" table:formula="of:=[.C56]-[.C55]" office:value-type="float" office:value="2741" calcext:value-type="float">
            <text:p>2741</text:p>
          </table:table-cell>
          <table:table-cell table:formula="of:=[.D56]-[.D55]" office:value-type="float" office:value="89" calcext:value-type="float">
            <text:p>89</text:p>
          </table:table-cell>
          <table:table-cell table:formula="of:=[.E56]-[.E55]" office:value-type="float" office:value="2" calcext:value-type="float">
            <text:p>2</text:p>
          </table:table-cell>
          <table:table-cell table:style-name="Default" table:formula="of:=[.F56]-[.F55]" office:value-type="float" office:value="32388" calcext:value-type="float">
            <text:p>32388</text:p>
          </table:table-cell>
          <table:table-cell table:style-name="ce17" table:formula="of:=32000000-[.C56]" office:value-type="float" office:value="31966069" calcext:value-type="float">
            <text:p>31966069</text:p>
          </table:table-cell>
          <table:table-cell table:style-name="ce19" table:formula="of:=[.C56]-[.D56]-[.E56]" office:value-type="float" office:value="23808" calcext:value-type="float">
            <text:p>23808</text:p>
          </table:table-cell>
          <table:table-cell table:style-name="ce37" table:formula="of:=[.G56]/[.L56]" office:value-type="float" office:value="0.11512936827957" calcext:value-type="float">
            <text:p>0.1151</text:p>
          </table:table-cell>
          <table:table-cell table:formula="of:=[.H56]/[.L56]" office:value-type="float" office:value="0.00373823924731183" calcext:value-type="float">
            <text:p>0.0037</text:p>
          </table:table-cell>
          <table:table-cell table:formula="of:=[.G56]/[.J56]" office:value-type="float" office:value="0.0846301099172533" calcext:value-type="float">
            <text:p>0.084630109917253</text:p>
          </table:table-cell>
          <table:table-cell table:formula="of:=[.G56]/([.C56]*[.K56])" office:value-type="float" office:value="0.00000000252710416661331" calcext:value-type="float">
            <text:p>2.52710416661331E-09</text:p>
          </table:table-cell>
          <table:table-cell table:formula="of:=[.I56]/[.C56]" office:value-type="float" office:value="0.0000589431493324688" calcext:value-type="float">
            <text:p>5.89431493324688E-05</text:p>
          </table:table-cell>
          <table:table-cell table:number-columns-repeated="997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11" office:value-type="date" office:date-value="2020-04-30" calcext:value-type="date">
            <text:p>30/04/20</text:p>
          </table:table-cell>
          <table:table-cell office:value-type="float" office:value="36976" calcext:value-type="float">
            <text:p>36976</text:p>
          </table:table-cell>
          <table:table-cell office:value-type="float" office:value="1051" calcext:value-type="float">
            <text:p>1051</text:p>
          </table:table-cell>
          <table:table-cell table:style-name="ce31" office:value-type="float" office:value="10405" calcext:value-type="float">
            <text:p>10405</text:p>
          </table:table-cell>
          <table:table-cell office:value-type="float" office:value="318252" calcext:value-type="float">
            <text:p>318252</text:p>
          </table:table-cell>
          <table:table-cell table:style-name="Default" table:formula="of:=[.C57]-[.C56]" office:value-type="float" office:value="3045" calcext:value-type="float">
            <text:p>3045</text:p>
          </table:table-cell>
          <table:table-cell table:formula="of:=[.D57]-[.D56]" office:value-type="float" office:value="108" calcext:value-type="float">
            <text:p>108</text:p>
          </table:table-cell>
          <table:table-cell table:formula="of:=[.E57]-[.E56]" office:value-type="float" office:value="1225" calcext:value-type="float">
            <text:p>1225</text:p>
          </table:table-cell>
          <table:table-cell table:style-name="Default" table:formula="of:=[.F57]-[.F56]" office:value-type="float" office:value="18252" calcext:value-type="float">
            <text:p>18252</text:p>
          </table:table-cell>
          <table:table-cell table:style-name="ce17" table:formula="of:=32000000-[.C57]" office:value-type="float" office:value="31963024" calcext:value-type="float">
            <text:p>31963024</text:p>
          </table:table-cell>
          <table:table-cell table:style-name="ce19" table:formula="of:=[.C57]-[.D57]-[.E57]" office:value-type="float" office:value="25520" calcext:value-type="float">
            <text:p>25520</text:p>
          </table:table-cell>
          <table:table-cell table:style-name="ce37" table:formula="of:=[.G57]/[.L57]" office:value-type="float" office:value="0.119318181818182" calcext:value-type="float">
            <text:p>0.1193</text:p>
          </table:table-cell>
          <table:table-cell table:formula="of:=[.H57]/[.L57]" office:value-type="float" office:value="0.00423197492163009" calcext:value-type="float">
            <text:p>0.0042</text:p>
          </table:table-cell>
          <table:table-cell table:formula="of:=[.G57]/[.J57]" office:value-type="float" office:value="0.166831032215648" calcext:value-type="float">
            <text:p>0.166831032215648</text:p>
          </table:table-cell>
          <table:table-cell table:formula="of:=[.G57]/([.C57]*[.K57])" office:value-type="float" office:value="0.00000000257643688458994" calcext:value-type="float">
            <text:p>2.57643688458994E-09</text:p>
          </table:table-cell>
          <table:table-cell table:formula="of:=[.I57]/[.C57]" office:value-type="float" office:value="0.0331295975768066" calcext:value-type="float">
            <text:p>0.033129597576807</text:p>
          </table:table-cell>
          <table:table-cell table:number-columns-repeated="997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11" office:value-type="date" office:date-value="2020-05-01" calcext:value-type="date">
            <text:p>01/05/20</text:p>
          </table:table-cell>
          <table:table-cell office:value-type="float" office:value="40459" calcext:value-type="float">
            <text:p>40459</text:p>
          </table:table-cell>
          <table:table-cell office:value-type="float" office:value="1123" calcext:value-type="float">
            <text:p>1123</text:p>
          </table:table-cell>
          <table:table-cell table:style-name="ce31" office:value-type="float" office:value="11128" calcext:value-type="float">
            <text:p>11128</text:p>
          </table:table-cell>
          <table:table-cell office:value-type="float" office:value="342498" calcext:value-type="float">
            <text:p>342498</text:p>
          </table:table-cell>
          <table:table-cell table:style-name="Default" table:formula="of:=[.C58]-[.C57]" office:value-type="float" office:value="3483" calcext:value-type="float">
            <text:p>3483</text:p>
          </table:table-cell>
          <table:table-cell table:formula="of:=[.D58]-[.D57]" office:value-type="float" office:value="72" calcext:value-type="float">
            <text:p>72</text:p>
          </table:table-cell>
          <table:table-cell table:formula="of:=[.E58]-[.E57]" office:value-type="float" office:value="723" calcext:value-type="float">
            <text:p>723</text:p>
          </table:table-cell>
          <table:table-cell table:style-name="Default" table:formula="of:=[.F58]-[.F57]" office:value-type="float" office:value="24246" calcext:value-type="float">
            <text:p>24246</text:p>
          </table:table-cell>
          <table:table-cell table:style-name="ce17" table:formula="of:=32000000-[.C58]" office:value-type="float" office:value="31959541" calcext:value-type="float">
            <text:p>31959541</text:p>
          </table:table-cell>
          <table:table-cell table:style-name="ce19" table:formula="of:=[.C58]-[.D58]-[.E58]" office:value-type="float" office:value="28208" calcext:value-type="float">
            <text:p>28208</text:p>
          </table:table-cell>
          <table:table-cell table:style-name="ce37" table:formula="of:=[.G58]/[.L58]" office:value-type="float" office:value="0.123475609756098" calcext:value-type="float">
            <text:p>0.1235</text:p>
          </table:table-cell>
          <table:table-cell table:formula="of:=[.H58]/[.L58]" office:value-type="float" office:value="0.00255246738513897" calcext:value-type="float">
            <text:p>0.0026</text:p>
          </table:table-cell>
          <table:table-cell table:formula="of:=[.G58]/[.J58]" office:value-type="float" office:value="0.143652561247216" calcext:value-type="float">
            <text:p>0.143652561247216</text:p>
          </table:table-cell>
          <table:table-cell table:formula="of:=[.G58]/([.C58]*[.K58])" office:value-type="float" office:value="0.00000000269362910920012" calcext:value-type="float">
            <text:p>2.69362910920012E-09</text:p>
          </table:table-cell>
          <table:table-cell table:formula="of:=[.I58]/[.C58]" office:value-type="float" office:value="0.0178699424108357" calcext:value-type="float">
            <text:p>0.017869942410836</text:p>
          </table:table-cell>
          <table:table-cell table:number-columns-repeated="997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11" office:value-type="date" office:date-value="2020-05-02" calcext:value-type="date">
            <text:p>02/05/20</text:p>
          </table:table-cell>
          <table:table-cell office:value-type="float" office:value="42534" calcext:value-type="float">
            <text:p>42534</text:p>
          </table:table-cell>
          <table:table-cell office:value-type="float" office:value="1125" calcext:value-type="float">
            <text:p>1125</text:p>
          </table:table-cell>
          <table:table-cell table:style-name="ce31" office:value-type="float" office:value="11130" calcext:value-type="float">
            <text:p>11130</text:p>
          </table:table-cell>
          <table:table-cell office:value-type="float" office:value="355604" calcext:value-type="float">
            <text:p>355604</text:p>
          </table:table-cell>
          <table:table-cell table:style-name="Default" table:formula="of:=[.C59]-[.C58]" office:value-type="float" office:value="2075" calcext:value-type="float">
            <text:p>2075</text:p>
          </table:table-cell>
          <table:table-cell table:formula="of:=[.D59]-[.D58]" office:value-type="float" office:value="2" calcext:value-type="float">
            <text:p>2</text:p>
          </table:table-cell>
          <table:table-cell table:formula="of:=[.E59]-[.E58]" office:value-type="float" office:value="2" calcext:value-type="float">
            <text:p>2</text:p>
          </table:table-cell>
          <table:table-cell table:style-name="Default" table:formula="of:=[.F59]-[.F58]" office:value-type="float" office:value="13106" calcext:value-type="float">
            <text:p>13106</text:p>
          </table:table-cell>
          <table:table-cell table:style-name="ce17" table:formula="of:=32000000-[.C59]" office:value-type="float" office:value="31957466" calcext:value-type="float">
            <text:p>31957466</text:p>
          </table:table-cell>
          <table:table-cell table:style-name="ce19" table:formula="of:=[.C59]-[.D59]-[.E59]" office:value-type="float" office:value="30279" calcext:value-type="float">
            <text:p>30279</text:p>
          </table:table-cell>
          <table:table-cell table:style-name="ce37" table:formula="of:=[.G59]/[.L59]" office:value-type="float" office:value="0.0685293437696093" calcext:value-type="float">
            <text:p>0.0685</text:p>
          </table:table-cell>
          <table:table-cell table:formula="of:=[.H59]/[.L59]" office:value-type="float" office:value="0.0000660523795369728" calcext:value-type="float">
            <text:p>0.0001</text:p>
          </table:table-cell>
          <table:table-cell table:formula="of:=[.G59]/[.J59]" office:value-type="float" office:value="0.158324431558065" calcext:value-type="float">
            <text:p>0.158324431558065</text:p>
          </table:table-cell>
          <table:table-cell table:formula="of:=[.G59]/([.C59]*[.K59])" office:value-type="float" office:value="0.00000000152654474576665" calcext:value-type="float">
            <text:p>1.52654474576665E-09</text:p>
          </table:table-cell>
          <table:table-cell table:formula="of:=[.I59]/[.C59]" office:value-type="float" office:value="0.0000470212065641604" calcext:value-type="float">
            <text:p>4.70212065641604E-05</text:p>
          </table:table-cell>
          <table:table-cell table:number-columns-repeated="997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11" office:value-type="date" office:date-value="2020-05-03" calcext:value-type="date">
            <text:p>03/05/20</text:p>
          </table:table-cell>
          <table:table-cell office:value-type="float" office:value="45928" calcext:value-type="float">
            <text:p>45928</text:p>
          </table:table-cell>
          <table:table-cell office:value-type="float" office:value="1286" calcext:value-type="float">
            <text:p>1286</text:p>
          </table:table-cell>
          <table:table-cell table:style-name="ce31" office:value-type="float" office:value="13550" calcext:value-type="float">
            <text:p>13550</text:p>
          </table:table-cell>
          <table:table-cell office:value-type="float" office:value="375096" calcext:value-type="float">
            <text:p>375096</text:p>
          </table:table-cell>
          <table:table-cell table:style-name="Default" table:formula="of:=[.C60]-[.C59]" office:value-type="float" office:value="3394" calcext:value-type="float">
            <text:p>3394</text:p>
          </table:table-cell>
          <table:table-cell table:formula="of:=[.D60]-[.D59]" office:value-type="float" office:value="161" calcext:value-type="float">
            <text:p>161</text:p>
          </table:table-cell>
          <table:table-cell table:formula="of:=[.E60]-[.E59]" office:value-type="float" office:value="2420" calcext:value-type="float">
            <text:p>2420</text:p>
          </table:table-cell>
          <table:table-cell table:style-name="Default" table:formula="of:=[.F60]-[.F59]" office:value-type="float" office:value="19492" calcext:value-type="float">
            <text:p>19492</text:p>
          </table:table-cell>
          <table:table-cell table:style-name="ce17" table:formula="of:=32000000-[.C60]" office:value-type="float" office:value="31954072" calcext:value-type="float">
            <text:p>31954072</text:p>
          </table:table-cell>
          <table:table-cell table:style-name="ce19" table:formula="of:=[.C60]-[.D60]-[.E60]" office:value-type="float" office:value="31092" calcext:value-type="float">
            <text:p>31092</text:p>
          </table:table-cell>
          <table:table-cell table:style-name="ce37" table:formula="of:=[.G60]/[.L60]" office:value-type="float" office:value="0.109159912517689" calcext:value-type="float">
            <text:p>0.1092</text:p>
          </table:table-cell>
          <table:table-cell table:formula="of:=[.H60]/[.L60]" office:value-type="float" office:value="0.00517818088254213" calcext:value-type="float">
            <text:p>0.0052</text:p>
          </table:table-cell>
          <table:table-cell table:formula="of:=[.G60]/[.J60]" office:value-type="float" office:value="0.174122717012108" calcext:value-type="float">
            <text:p>0.174122717012108</text:p>
          </table:table-cell>
          <table:table-cell table:formula="of:=[.G60]/([.C60]*[.K60])" office:value-type="float" office:value="0.00000000231264032833589" calcext:value-type="float">
            <text:p>2.31264032833589E-09</text:p>
          </table:table-cell>
          <table:table-cell table:formula="of:=[.I60]/[.C60]" office:value-type="float" office:value="0.0526911687859258" calcext:value-type="float">
            <text:p>0.052691168785926</text:p>
          </table:table-cell>
          <table:table-cell table:number-columns-repeated="997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11" office:value-type="date" office:date-value="2020-05-04" calcext:value-type="date">
            <text:p>04/05/20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table:style-name="ce31" office:value-type="float" office:value="14427" calcext:value-type="float">
            <text:p>14427</text:p>
          </table:table-cell>
          <table:table-cell office:value-type="float" office:value="385492" calcext:value-type="float">
            <text:p>385492</text:p>
          </table:table-cell>
          <table:table-cell table:style-name="Default" table:formula="of:=[.C61]-[.C60]" office:value-type="float" office:value="1444" calcext:value-type="float">
            <text:p>1444</text:p>
          </table:table-cell>
          <table:table-cell table:formula="of:=[.D61]-[.D60]" office:value-type="float" office:value="58" calcext:value-type="float">
            <text:p>58</text:p>
          </table:table-cell>
          <table:table-cell table:formula="of:=[.E61]-[.E60]" office:value-type="float" office:value="877" calcext:value-type="float">
            <text:p>877</text:p>
          </table:table-cell>
          <table:table-cell table:style-name="Default" table:formula="of:=[.F61]-[.F60]" office:value-type="float" office:value="10396" calcext:value-type="float">
            <text:p>10396</text:p>
          </table:table-cell>
          <table:table-cell table:style-name="ce17" table:formula="of:=32000000-[.C61]" office:value-type="float" office:value="31952628" calcext:value-type="float">
            <text:p>31952628</text:p>
          </table:table-cell>
          <table:table-cell table:style-name="ce19" table:formula="of:=[.C61]-[.D61]-[.E61]" office:value-type="float" office:value="31601" calcext:value-type="float">
            <text:p>31601</text:p>
          </table:table-cell>
          <table:table-cell table:style-name="ce37" table:formula="of:=[.G61]/[.L61]" office:value-type="float" office:value="0.0456947564950476" calcext:value-type="float">
            <text:p>0.0457</text:p>
          </table:table-cell>
          <table:table-cell table:formula="of:=[.H61]/[.L61]" office:value-type="float" office:value="0.00183538495617227" calcext:value-type="float">
            <text:p>0.0018</text:p>
          </table:table-cell>
          <table:table-cell table:formula="of:=[.G61]/[.J61]" office:value-type="float" office:value="0.138899576760292" calcext:value-type="float">
            <text:p>0.138899576760292</text:p>
          </table:table-cell>
          <table:table-cell table:formula="of:=[.G61]/([.C61]*[.K61])" office:value-type="float" office:value="0.000000000953979164071271" calcext:value-type="float">
            <text:p>9.53979164071271E-10</text:p>
          </table:table-cell>
          <table:table-cell table:formula="of:=[.I61]/[.C61]" office:value-type="float" office:value="0.018513045680993" calcext:value-type="float">
            <text:p>0.018513045680993</text:p>
          </table:table-cell>
          <table:table-cell table:number-columns-repeated="997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11" office:value-type="date" office:date-value="2020-05-05" calcext:value-type="date">
            <text:p>05/05/20</text:p>
          </table:table-cell>
          <table:table-cell office:value-type="float" office:value="51189" calcext:value-type="float">
            <text:p>51189</text:p>
          </table:table-cell>
          <table:table-cell office:value-type="float" office:value="1444" calcext:value-type="float">
            <text:p>1444</text:p>
          </table:table-cell>
          <table:table-cell table:style-name="ce31" office:value-type="float" office:value="15413" calcext:value-type="float">
            <text:p>15413</text:p>
          </table:table-cell>
          <table:table-cell office:value-type="float" office:value="406579" calcext:value-type="float">
            <text:p>406579</text:p>
          </table:table-cell>
          <table:table-cell table:style-name="Default" table:formula="of:=[.C62]-[.C61]" office:value-type="float" office:value="3817" calcext:value-type="float">
            <text:p>3817</text:p>
          </table:table-cell>
          <table:table-cell table:formula="of:=[.D62]-[.D61]" office:value-type="float" office:value="100" calcext:value-type="float">
            <text:p>100</text:p>
          </table:table-cell>
          <table:table-cell table:formula="of:=[.E62]-[.E61]" office:value-type="float" office:value="986" calcext:value-type="float">
            <text:p>986</text:p>
          </table:table-cell>
          <table:table-cell table:style-name="Default" table:formula="of:=[.F62]-[.F61]" office:value-type="float" office:value="21087" calcext:value-type="float">
            <text:p>21087</text:p>
          </table:table-cell>
          <table:table-cell table:style-name="ce17" table:formula="of:=32000000-[.C62]" office:value-type="float" office:value="31948811" calcext:value-type="float">
            <text:p>31948811</text:p>
          </table:table-cell>
          <table:table-cell table:style-name="ce19" table:formula="of:=[.C62]-[.D62]-[.E62]" office:value-type="float" office:value="34332" calcext:value-type="float">
            <text:p>34332</text:p>
          </table:table-cell>
          <table:table-cell table:style-name="ce37" table:formula="of:=[.G62]/[.L62]" office:value-type="float" office:value="0.111179074915531" calcext:value-type="float">
            <text:p>0.1112</text:p>
          </table:table-cell>
          <table:table-cell table:formula="of:=[.H62]/[.L62]" office:value-type="float" office:value="0.00291273447512525" calcext:value-type="float">
            <text:p>0.0029</text:p>
          </table:table-cell>
          <table:table-cell table:formula="of:=[.G62]/[.J62]" office:value-type="float" office:value="0.181011997913406" calcext:value-type="float">
            <text:p>0.181011997913406</text:p>
          </table:table-cell>
          <table:table-cell table:formula="of:=[.G62]/([.C62]*[.K62])" office:value-type="float" office:value="0.00000000233394605706145" calcext:value-type="float">
            <text:p>2.33394605706145E-09</text:p>
          </table:table-cell>
          <table:table-cell table:formula="of:=[.I62]/[.C62]" office:value-type="float" office:value="0.0192619508097443" calcext:value-type="float">
            <text:p>0.019261950809744</text:p>
          </table:table-cell>
          <table:table-cell table:number-columns-repeated="997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11" office:value-type="date" office:date-value="2020-05-06" calcext:value-type="date">
            <text:p>06/05/20</text:p>
          </table:table-cell>
          <table:table-cell office:value-type="float" office:value="54817" calcext:value-type="float">
            <text:p>54817</text:p>
          </table:table-cell>
          <table:table-cell office:value-type="float" office:value="1533" calcext:value-type="float">
            <text:p>1533</text:p>
          </table:table-cell>
          <table:table-cell table:style-name="ce31" office:value-type="float" office:value="17527" calcext:value-type="float">
            <text:p>17527</text:p>
          </table:table-cell>
          <table:table-cell office:value-type="float" office:value="429458" calcext:value-type="float">
            <text:p>429458</text:p>
          </table:table-cell>
          <table:table-cell table:style-name="Default" table:formula="of:=[.C63]-[.C62]" office:value-type="float" office:value="3628" calcext:value-type="float">
            <text:p>3628</text:p>
          </table:table-cell>
          <table:table-cell table:formula="of:=[.D63]-[.D62]" office:value-type="float" office:value="89" calcext:value-type="float">
            <text:p>89</text:p>
          </table:table-cell>
          <table:table-cell table:formula="of:=[.E63]-[.E62]" office:value-type="float" office:value="2114" calcext:value-type="float">
            <text:p>2114</text:p>
          </table:table-cell>
          <table:table-cell table:style-name="Default" table:formula="of:=[.F63]-[.F62]" office:value-type="float" office:value="22879" calcext:value-type="float">
            <text:p>22879</text:p>
          </table:table-cell>
          <table:table-cell table:style-name="ce17" table:formula="of:=32000000-[.C63]" office:value-type="float" office:value="31945183" calcext:value-type="float">
            <text:p>31945183</text:p>
          </table:table-cell>
          <table:table-cell table:style-name="ce19" table:formula="of:=[.C63]-[.D63]-[.E63]" office:value-type="float" office:value="35757" calcext:value-type="float">
            <text:p>35757</text:p>
          </table:table-cell>
          <table:table-cell table:style-name="ce37" table:formula="of:=[.G63]/[.L63]" office:value-type="float" office:value="0.101462650669799" calcext:value-type="float">
            <text:p>0.1015</text:p>
          </table:table-cell>
          <table:table-cell table:formula="of:=[.H63]/[.L63]" office:value-type="float" office:value="0.00248902312833851" calcext:value-type="float">
            <text:p>0.0025</text:p>
          </table:table-cell>
          <table:table-cell table:formula="of:=[.G63]/[.J63]" office:value-type="float" office:value="0.158573364220464" calcext:value-type="float">
            <text:p>0.158573364220464</text:p>
          </table:table-cell>
          <table:table-cell table:formula="of:=[.G63]/([.C63]*[.K63])" office:value-type="float" office:value="0.00000000207179430076599" calcext:value-type="float">
            <text:p>2.07179430076599E-09</text:p>
          </table:table-cell>
          <table:table-cell table:formula="of:=[.I63]/[.C63]" office:value-type="float" office:value="0.0385646788405057" calcext:value-type="float">
            <text:p>0.038564678840506</text:p>
          </table:table-cell>
          <table:table-cell table:number-columns-repeated="997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11" office:value-type="date" office:date-value="2020-05-07" calcext:value-type="date">
            <text:p>07/05/20</text:p>
          </table:table-cell>
          <table:table-cell office:value-type="float" office:value="58526" calcext:value-type="float">
            <text:p>58526</text:p>
          </table:table-cell>
          <table:table-cell office:value-type="float" office:value="1627" calcext:value-type="float">
            <text:p>1627</text:p>
          </table:table-cell>
          <table:table-cell table:style-name="ce31" office:value-type="float" office:value="18388" calcext:value-type="float">
            <text:p>18388</text:p>
          </table:table-cell>
          <table:table-cell office:value-type="float" office:value="448020" calcext:value-type="float">
            <text:p>448020</text:p>
          </table:table-cell>
          <table:table-cell table:style-name="Default" table:formula="of:=[.C64]-[.C63]" office:value-type="float" office:value="3709" calcext:value-type="float">
            <text:p>3709</text:p>
          </table:table-cell>
          <table:table-cell table:formula="of:=[.D64]-[.D63]" office:value-type="float" office:value="94" calcext:value-type="float">
            <text:p>94</text:p>
          </table:table-cell>
          <table:table-cell table:formula="of:=[.E64]-[.E63]" office:value-type="float" office:value="861" calcext:value-type="float">
            <text:p>861</text:p>
          </table:table-cell>
          <table:table-cell table:style-name="Default" table:formula="of:=[.F64]-[.F63]" office:value-type="float" office:value="18562" calcext:value-type="float">
            <text:p>18562</text:p>
          </table:table-cell>
          <table:table-cell table:style-name="ce17" table:formula="of:=32000000-[.C64]" office:value-type="float" office:value="31941474" calcext:value-type="float">
            <text:p>31941474</text:p>
          </table:table-cell>
          <table:table-cell table:style-name="ce19" table:formula="of:=[.C64]-[.D64]-[.E64]" office:value-type="float" office:value="38511" calcext:value-type="float">
            <text:p>38511</text:p>
          </table:table-cell>
          <table:table-cell table:style-name="ce37" table:formula="of:=[.G64]/[.L64]" office:value-type="float" office:value="0.0963101451533328" calcext:value-type="float">
            <text:p>0.0963</text:p>
          </table:table-cell>
          <table:table-cell table:formula="of:=[.H64]/[.L64]" office:value-type="float" office:value="0.00244086105268625" calcext:value-type="float">
            <text:p>0.0024</text:p>
          </table:table-cell>
          <table:table-cell table:formula="of:=[.G64]/[.J64]" office:value-type="float" office:value="0.199816830082965" calcext:value-type="float">
            <text:p>0.199816830082965</text:p>
          </table:table-cell>
          <table:table-cell table:formula="of:=[.G64]/([.C64]*[.K64])" office:value-type="float" office:value="0.00000000198405193769168" calcext:value-type="float">
            <text:p>1.98405193769168E-09</text:p>
          </table:table-cell>
          <table:table-cell table:formula="of:=[.I64]/[.C64]" office:value-type="float" office:value="0.014711410313365" calcext:value-type="float">
            <text:p>0.014711410313365</text:p>
          </table:table-cell>
          <table:table-cell table:number-columns-repeated="997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1" office:value-type="date" office:date-value="2020-05-08" calcext:value-type="date">
            <text:p>08/05/20</text:p>
          </table:table-cell>
          <table:table-cell office:value-type="float" office:value="61847" calcext:value-type="float">
            <text:p>61847</text:p>
          </table:table-cell>
          <table:table-cell office:value-type="float" office:value="1714" calcext:value-type="float">
            <text:p>1714</text:p>
          </table:table-cell>
          <table:table-cell table:style-name="ce31" office:value-type="float" office:value="19012" calcext:value-type="float">
            <text:p>19012</text:p>
          </table:table-cell>
          <table:table-cell office:value-type="float" office:value="473190" calcext:value-type="float">
            <text:p>473190</text:p>
          </table:table-cell>
          <table:table-cell table:style-name="Default" table:formula="of:=[.C65]-[.C64]" office:value-type="float" office:value="3321" calcext:value-type="float">
            <text:p>3321</text:p>
          </table:table-cell>
          <table:table-cell table:formula="of:=[.D65]-[.D64]" office:value-type="float" office:value="87" calcext:value-type="float">
            <text:p>87</text:p>
          </table:table-cell>
          <table:table-cell table:formula="of:=[.E65]-[.E64]" office:value-type="float" office:value="624" calcext:value-type="float">
            <text:p>624</text:p>
          </table:table-cell>
          <table:table-cell table:style-name="Default" table:formula="of:=[.F65]-[.F64]" office:value-type="float" office:value="25170" calcext:value-type="float">
            <text:p>25170</text:p>
          </table:table-cell>
          <table:table-cell table:style-name="ce17" table:formula="of:=32000000-[.C65]" office:value-type="float" office:value="31938153" calcext:value-type="float">
            <text:p>31938153</text:p>
          </table:table-cell>
          <table:table-cell table:style-name="ce19" table:formula="of:=[.C65]-[.D65]-[.E65]" office:value-type="float" office:value="41121" calcext:value-type="float">
            <text:p>41121</text:p>
          </table:table-cell>
          <table:table-cell table:style-name="ce37" table:formula="of:=[.G65]/[.L65]" office:value-type="float" office:value="0.0807616546290217" calcext:value-type="float">
            <text:p>0.0808</text:p>
          </table:table-cell>
          <table:table-cell table:formula="of:=[.H65]/[.L65]" office:value-type="float" office:value="0.00211570730283797" calcext:value-type="float">
            <text:p>0.0021</text:p>
          </table:table-cell>
          <table:table-cell table:formula="of:=[.G65]/[.J65]" office:value-type="float" office:value="0.131942789034565" calcext:value-type="float">
            <text:p>0.131942789034565</text:p>
          </table:table-cell>
          <table:table-cell table:formula="of:=[.G65]/([.C65]*[.K65])" office:value-type="float" office:value="0.00000000168128152348757" calcext:value-type="float">
            <text:p>1.68128152348757E-09</text:p>
          </table:table-cell>
          <table:table-cell table:formula="of:=[.I65]/[.C65]" office:value-type="float" office:value="0.010089414199557" calcext:value-type="float">
            <text:p>0.010089414199557</text:p>
          </table:table-cell>
          <table:table-cell table:number-columns-repeated="997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11" office:value-type="date" office:date-value="2020-05-09" calcext:value-type="date">
            <text:p>09/05/20</text:p>
          </table:table-cell>
          <table:table-cell office:value-type="float" office:value="65015" calcext:value-type="float">
            <text:p>65015</text:p>
          </table:table-cell>
          <table:table-cell office:value-type="float" office:value="1814" calcext:value-type="float">
            <text:p>1814</text:p>
          </table:table-cell>
          <table:table-cell table:style-name="ce31" office:value-type="float" office:value="20246" calcext:value-type="float">
            <text:p>20246</text:p>
          </table:table-cell>
          <table:table-cell office:value-type="float" office:value="494250" calcext:value-type="float">
            <text:p>494250</text:p>
          </table:table-cell>
          <table:table-cell table:style-name="Default" table:formula="of:=[.C66]-[.C65]" office:value-type="float" office:value="3168" calcext:value-type="float">
            <text:p>3168</text:p>
          </table:table-cell>
          <table:table-cell table:formula="of:=[.D66]-[.D65]" office:value-type="float" office:value="100" calcext:value-type="float">
            <text:p>100</text:p>
          </table:table-cell>
          <table:table-cell table:formula="of:=[.E66]-[.E65]" office:value-type="float" office:value="1234" calcext:value-type="float">
            <text:p>1234</text:p>
          </table:table-cell>
          <table:table-cell table:style-name="Default" table:formula="of:=[.F66]-[.F65]" office:value-type="float" office:value="21060" calcext:value-type="float">
            <text:p>21060</text:p>
          </table:table-cell>
          <table:table-cell table:style-name="ce17" table:formula="of:=32000000-[.C66]" office:value-type="float" office:value="31934985" calcext:value-type="float">
            <text:p>31934985</text:p>
          </table:table-cell>
          <table:table-cell table:style-name="ce19" table:formula="of:=[.C66]-[.D66]-[.E66]" office:value-type="float" office:value="42955" calcext:value-type="float">
            <text:p>42955</text:p>
          </table:table-cell>
          <table:table-cell table:style-name="ce37" table:formula="of:=[.G66]/[.L66]" office:value-type="float" office:value="0.0737516005121639" calcext:value-type="float">
            <text:p>0.0738</text:p>
          </table:table-cell>
          <table:table-cell table:formula="of:=[.H66]/[.L66]" office:value-type="float" office:value="0.00232801769293447" calcext:value-type="float">
            <text:p>0.0023</text:p>
          </table:table-cell>
          <table:table-cell table:formula="of:=[.G66]/[.J66]" office:value-type="float" office:value="0.15042735042735" calcext:value-type="float">
            <text:p>0.15042735042735</text:p>
          </table:table-cell>
          <table:table-cell table:formula="of:=[.G66]/([.C66]*[.K66])" office:value-type="float" office:value="0.00000000152582557330539" calcext:value-type="float">
            <text:p>1.52582557330539E-09</text:p>
          </table:table-cell>
          <table:table-cell table:formula="of:=[.I66]/[.C66]" office:value-type="float" office:value="0.0189802353303084" calcext:value-type="float">
            <text:p>0.018980235330308</text:p>
          </table:table-cell>
          <table:table-cell table:number-columns-repeated="997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11" office:value-type="date" office:date-value="2020-05-10" calcext:value-type="date">
            <text:p>10/05/20</text:p>
          </table:table-cell>
          <table:table-cell office:value-type="float" office:value="67307" calcext:value-type="float">
            <text:p>67307</text:p>
          </table:table-cell>
          <table:table-cell office:value-type="float" office:value="1889" calcext:value-type="float">
            <text:p>1889</text:p>
          </table:table-cell>
          <table:table-cell table:style-name="ce31" office:value-type="float" office:value="21349" calcext:value-type="float">
            <text:p>21349</text:p>
          </table:table-cell>
          <table:table-cell office:value-type="float" office:value="504930" calcext:value-type="float">
            <text:p>504930</text:p>
          </table:table-cell>
          <table:table-cell table:style-name="Default" table:formula="of:=[.C67]-[.C66]" office:value-type="float" office:value="2292" calcext:value-type="float">
            <text:p>2292</text:p>
          </table:table-cell>
          <table:table-cell table:formula="of:=[.D67]-[.D66]" office:value-type="float" office:value="75" calcext:value-type="float">
            <text:p>75</text:p>
          </table:table-cell>
          <table:table-cell table:formula="of:=[.E67]-[.E66]" office:value-type="float" office:value="1103" calcext:value-type="float">
            <text:p>1103</text:p>
          </table:table-cell>
          <table:table-cell table:style-name="Default" table:formula="of:=[.F67]-[.F66]" office:value-type="float" office:value="10680" calcext:value-type="float">
            <text:p>10680</text:p>
          </table:table-cell>
          <table:table-cell table:style-name="ce17" table:formula="of:=32000000-[.C67]" office:value-type="float" office:value="31932693" calcext:value-type="float">
            <text:p>31932693</text:p>
          </table:table-cell>
          <table:table-cell table:style-name="ce19" table:formula="of:=[.C67]-[.D67]-[.E67]" office:value-type="float" office:value="44069" calcext:value-type="float">
            <text:p>44069</text:p>
          </table:table-cell>
          <table:table-cell table:style-name="ce37" table:formula="of:=[.G67]/[.L67]" office:value-type="float" office:value="0.0520093489754703" calcext:value-type="float">
            <text:p>0.0520</text:p>
          </table:table-cell>
          <table:table-cell table:formula="of:=[.H67]/[.L67]" office:value-type="float" office:value="0.00170187660260047" calcext:value-type="float">
            <text:p>0.0017</text:p>
          </table:table-cell>
          <table:table-cell table:formula="of:=[.G67]/[.J67]" office:value-type="float" office:value="0.214606741573034" calcext:value-type="float">
            <text:p>0.214606741573034</text:p>
          </table:table-cell>
          <table:table-cell table:formula="of:=[.G67]/([.C67]*[.K67])" office:value-type="float" office:value="0.00000000106639680177286" calcext:value-type="float">
            <text:p>1.06639680177286E-09</text:p>
          </table:table-cell>
          <table:table-cell table:formula="of:=[.I67]/[.C67]" office:value-type="float" office:value="0.0163875971295705" calcext:value-type="float">
            <text:p>0.016387597129571</text:p>
          </table:table-cell>
          <table:table-cell table:number-columns-repeated="997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11" office:value-type="date" office:date-value="2020-05-11" calcext:value-type="date">
            <text:p>11/05/20</text:p>
          </table:table-cell>
          <table:table-cell office:value-type="float" office:value="68822" calcext:value-type="float">
            <text:p>68822</text:p>
          </table:table-cell>
          <table:table-cell office:value-type="float" office:value="1961" calcext:value-type="float">
            <text:p>1961</text:p>
          </table:table-cell>
          <table:table-cell table:style-name="ce31" office:value-type="float" office:value="22406" calcext:value-type="float">
            <text:p>22406</text:p>
          </table:table-cell>
          <table:table-cell office:value-type="float" office:value="512869" calcext:value-type="float">
            <text:p>512869</text:p>
          </table:table-cell>
          <table:table-cell table:style-name="Default" table:formula="of:=[.C68]-[.C67]" office:value-type="float" office:value="1515" calcext:value-type="float">
            <text:p>1515</text:p>
          </table:table-cell>
          <table:table-cell table:formula="of:=[.D68]-[.D67]" office:value-type="float" office:value="72" calcext:value-type="float">
            <text:p>72</text:p>
          </table:table-cell>
          <table:table-cell table:formula="of:=[.E68]-[.E67]" office:value-type="float" office:value="1057" calcext:value-type="float">
            <text:p>1057</text:p>
          </table:table-cell>
          <table:table-cell table:style-name="Default" table:formula="of:=[.F68]-[.F67]" office:value-type="float" office:value="7939" calcext:value-type="float">
            <text:p>7939</text:p>
          </table:table-cell>
          <table:table-cell table:style-name="ce17" table:formula="of:=32000000-[.C68]" office:value-type="float" office:value="31931178" calcext:value-type="float">
            <text:p>31931178</text:p>
          </table:table-cell>
          <table:table-cell table:style-name="ce19" table:formula="of:=[.C68]-[.D68]-[.E68]" office:value-type="float" office:value="44455" calcext:value-type="float">
            <text:p>44455</text:p>
          </table:table-cell>
          <table:table-cell table:style-name="ce37" table:formula="of:=[.G68]/[.L68]" office:value-type="float" office:value="0.0340794061410415" calcext:value-type="float">
            <text:p>0.0341</text:p>
          </table:table-cell>
          <table:table-cell table:formula="of:=[.H68]/[.L68]" office:value-type="float" office:value="0.00161961534135643" calcext:value-type="float">
            <text:p>0.0016</text:p>
          </table:table-cell>
          <table:table-cell table:formula="of:=[.G68]/[.J68]" office:value-type="float" office:value="0.190830079355083" calcext:value-type="float">
            <text:p>0.190830079355083</text:p>
          </table:table-cell>
          <table:table-cell table:formula="of:=[.G68]/([.C68]*[.K68])" office:value-type="float" office:value="0.000000000689398609017195" calcext:value-type="float">
            <text:p>6.89398609017195E-10</text:p>
          </table:table-cell>
          <table:table-cell table:formula="of:=[.I68]/[.C68]" office:value-type="float" office:value="0.015358460957252" calcext:value-type="float">
            <text:p>0.015358460957252</text:p>
          </table:table-cell>
          <table:table-cell table:number-columns-repeated="997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11" office:value-type="date" office:date-value="2020-05-12" calcext:value-type="date">
            <text:p>12/05/20</text:p>
          </table:table-cell>
          <table:table-cell office:value-type="float" office:value="72059" calcext:value-type="float">
            <text:p>72059</text:p>
          </table:table-cell>
          <table:table-cell office:value-type="float" office:value="2057" calcext:value-type="float">
            <text:p>2057</text:p>
          </table:table-cell>
          <table:table-cell table:style-name="ce31" office:value-type="float" office:value="23324" calcext:value-type="float">
            <text:p>23324</text:p>
          </table:table-cell>
          <table:table-cell office:value-type="float" office:value="532169" calcext:value-type="float">
            <text:p>532169</text:p>
          </table:table-cell>
          <table:table-cell table:style-name="Default" table:formula="of:=[.C69]-[.C68]" office:value-type="float" office:value="3237" calcext:value-type="float">
            <text:p>3237</text:p>
          </table:table-cell>
          <table:table-cell table:formula="of:=[.D69]-[.D68]" office:value-type="float" office:value="96" calcext:value-type="float">
            <text:p>96</text:p>
          </table:table-cell>
          <table:table-cell table:formula="of:=[.E69]-[.E68]" office:value-type="float" office:value="918" calcext:value-type="float">
            <text:p>918</text:p>
          </table:table-cell>
          <table:table-cell table:style-name="Default" table:formula="of:=[.F69]-[.F68]" office:value-type="float" office:value="19300" calcext:value-type="float">
            <text:p>19300</text:p>
          </table:table-cell>
          <table:table-cell table:style-name="ce17" table:formula="of:=32000000-[.C69]" office:value-type="float" office:value="31927941" calcext:value-type="float">
            <text:p>31927941</text:p>
          </table:table-cell>
          <table:table-cell table:style-name="ce19" table:formula="of:=[.C69]-[.D69]-[.E69]" office:value-type="float" office:value="46678" calcext:value-type="float">
            <text:p>46678</text:p>
          </table:table-cell>
          <table:table-cell table:style-name="ce37" table:formula="of:=[.G69]/[.L69]" office:value-type="float" office:value="0.0693474441921248" calcext:value-type="float">
            <text:p>0.0693</text:p>
          </table:table-cell>
          <table:table-cell table:formula="of:=[.H69]/[.L69]" office:value-type="float" office:value="0.00205664338660611" calcext:value-type="float">
            <text:p>0.0021</text:p>
          </table:table-cell>
          <table:table-cell table:formula="of:=[.G69]/[.J69]" office:value-type="float" office:value="0.167720207253886" calcext:value-type="float">
            <text:p>0.167720207253886</text:p>
          </table:table-cell>
          <table:table-cell table:formula="of:=[.G69]/([.C69]*[.K69])" office:value-type="float" office:value="0.00000000140696584979185" calcext:value-type="float">
            <text:p>1.40696584979185E-09</text:p>
          </table:table-cell>
          <table:table-cell table:formula="of:=[.I69]/[.C69]" office:value-type="float" office:value="0.0127395606378107" calcext:value-type="float">
            <text:p>0.012739560637811</text:p>
          </table:table-cell>
          <table:table-cell table:number-columns-repeated="997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11" office:value-type="date" office:date-value="2020-05-13" calcext:value-type="date">
            <text:p>13/05/20</text:p>
          </table:table-cell>
          <table:table-cell office:value-type="float" office:value="76306" calcext:value-type="float">
            <text:p>76306</text:p>
          </table:table-cell>
          <table:table-cell office:value-type="float" office:value="2169" calcext:value-type="float">
            <text:p>2169</text:p>
          </table:table-cell>
          <table:table-cell table:style-name="ce31" office:value-type="float" office:value="24324" calcext:value-type="float">
            <text:p>24324</text:p>
          </table:table-cell>
          <table:table-cell office:value-type="float" office:value="553302" calcext:value-type="float">
            <text:p>553302</text:p>
          </table:table-cell>
          <table:table-cell table:style-name="Default" table:formula="of:=[.C70]-[.C69]" office:value-type="float" office:value="4247" calcext:value-type="float">
            <text:p>4247</text:p>
          </table:table-cell>
          <table:table-cell table:formula="of:=[.D70]-[.D69]" office:value-type="float" office:value="112" calcext:value-type="float">
            <text:p>112</text:p>
          </table:table-cell>
          <table:table-cell table:formula="of:=[.E70]-[.E69]" office:value-type="float" office:value="1000" calcext:value-type="float">
            <text:p>1000</text:p>
          </table:table-cell>
          <table:table-cell table:style-name="Default" table:formula="of:=[.F70]-[.F69]" office:value-type="float" office:value="21133" calcext:value-type="float">
            <text:p>21133</text:p>
          </table:table-cell>
          <table:table-cell table:style-name="ce17" table:formula="of:=32000000-[.C70]" office:value-type="float" office:value="31923694" calcext:value-type="float">
            <text:p>31923694</text:p>
          </table:table-cell>
          <table:table-cell table:style-name="ce19" table:formula="of:=[.C70]-[.D70]-[.E70]" office:value-type="float" office:value="49813" calcext:value-type="float">
            <text:p>49813</text:p>
          </table:table-cell>
          <table:table-cell table:style-name="ce37" table:formula="of:=[.G70]/[.L70]" office:value-type="float" office:value="0.0852588681669444" calcext:value-type="float">
            <text:p>0.0853</text:p>
          </table:table-cell>
          <table:table-cell table:formula="of:=[.H70]/[.L70]" office:value-type="float" office:value="0.00224840904984643" calcext:value-type="float">
            <text:p>0.0022</text:p>
          </table:table-cell>
          <table:table-cell table:formula="of:=[.G70]/[.J70]" office:value-type="float" office:value="0.20096531491033" calcext:value-type="float">
            <text:p>0.20096531491033</text:p>
          </table:table-cell>
          <table:table-cell table:formula="of:=[.G70]/([.C70]*[.K70])" office:value-type="float" office:value="0.00000000174345376006205" calcext:value-type="float">
            <text:p>1.74345376006205E-09</text:p>
          </table:table-cell>
          <table:table-cell table:formula="of:=[.I70]/[.C70]" office:value-type="float" office:value="0.0131051293476267" calcext:value-type="float">
            <text:p>0.013105129347627</text:p>
          </table:table-cell>
          <table:table-cell table:number-columns-repeated="997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11" office:value-type="date" office:date-value="2020-05-14" calcext:value-type="date">
            <text:p>14/05/20</text:p>
          </table:table-cell>
          <table:table-cell office:value-type="float" office:value="80604" calcext:value-type="float">
            <text:p>80604</text:p>
          </table:table-cell>
          <table:table-cell office:value-type="float" office:value="2267" calcext:value-type="float">
            <text:p>2267</text:p>
          </table:table-cell>
          <table:table-cell table:style-name="ce31" office:value-type="float" office:value="25151" calcext:value-type="float">
            <text:p>25151</text:p>
          </table:table-cell>
          <table:table-cell office:value-type="float" office:value="587292" calcext:value-type="float">
            <text:p>587292</text:p>
          </table:table-cell>
          <table:table-cell table:style-name="Default" table:formula="of:=[.C71]-[.C70]" office:value-type="float" office:value="4298" calcext:value-type="float">
            <text:p>4298</text:p>
          </table:table-cell>
          <table:table-cell table:formula="of:=[.D71]-[.D70]" office:value-type="float" office:value="98" calcext:value-type="float">
            <text:p>98</text:p>
          </table:table-cell>
          <table:table-cell table:formula="of:=[.E71]-[.E70]" office:value-type="float" office:value="827" calcext:value-type="float">
            <text:p>827</text:p>
          </table:table-cell>
          <table:table-cell table:style-name="Default" table:formula="of:=[.F71]-[.F70]" office:value-type="float" office:value="33990" calcext:value-type="float">
            <text:p>33990</text:p>
          </table:table-cell>
          <table:table-cell table:style-name="ce17" table:formula="of:=32000000-[.C71]" office:value-type="float" office:value="31919396" calcext:value-type="float">
            <text:p>31919396</text:p>
          </table:table-cell>
          <table:table-cell table:style-name="ce19" table:formula="of:=[.C71]-[.D71]-[.E71]" office:value-type="float" office:value="53186" calcext:value-type="float">
            <text:p>53186</text:p>
          </table:table-cell>
          <table:table-cell table:style-name="ce37" table:formula="of:=[.G71]/[.L71]" office:value-type="float" office:value="0.0808107396683338" calcext:value-type="float">
            <text:p>0.0808</text:p>
          </table:table-cell>
          <table:table-cell table:formula="of:=[.H71]/[.L71]" office:value-type="float" office:value="0.00184259015530403" calcext:value-type="float">
            <text:p>0.0018</text:p>
          </table:table-cell>
          <table:table-cell table:formula="of:=[.G71]/[.J71]" office:value-type="float" office:value="0.126448955575169" calcext:value-type="float">
            <text:p>0.126448955575169</text:p>
          </table:table-cell>
          <table:table-cell table:formula="of:=[.G71]/([.C71]*[.K71])" office:value-type="float" office:value="0.00000000167053335724161" calcext:value-type="float">
            <text:p>1.67053335724161E-09</text:p>
          </table:table-cell>
          <table:table-cell table:formula="of:=[.I71]/[.C71]" office:value-type="float" office:value="0.0102600367227433" calcext:value-type="float">
            <text:p>0.010260036722743</text:p>
          </table:table-cell>
          <table:table-cell table:number-columns-repeated="997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11" office:value-type="date" office:date-value="2020-05-15" calcext:value-type="date">
            <text:p>15/05/20</text:p>
          </table:table-cell>
          <table:table-cell office:value-type="float" office:value="84495" calcext:value-type="float">
            <text:p>84495</text:p>
          </table:table-cell>
          <table:table-cell office:value-type="float" office:value="2392" calcext:value-type="float">
            <text:p>2392</text:p>
          </table:table-cell>
          <table:table-cell table:style-name="ce31" office:value-type="float" office:value="27147" calcext:value-type="float">
            <text:p>27147</text:p>
          </table:table-cell>
          <table:table-cell office:value-type="float" office:value="605383" calcext:value-type="float">
            <text:p>605383</text:p>
          </table:table-cell>
          <table:table-cell table:style-name="Default" table:formula="of:=[.C72]-[.C71]" office:value-type="float" office:value="3891" calcext:value-type="float">
            <text:p>3891</text:p>
          </table:table-cell>
          <table:table-cell table:formula="of:=[.D72]-[.D71]" office:value-type="float" office:value="125" calcext:value-type="float">
            <text:p>125</text:p>
          </table:table-cell>
          <table:table-cell table:formula="of:=[.E72]-[.E71]" office:value-type="float" office:value="1996" calcext:value-type="float">
            <text:p>1996</text:p>
          </table:table-cell>
          <table:table-cell table:style-name="Default" table:formula="of:=[.F72]-[.F71]" office:value-type="float" office:value="18091" calcext:value-type="float">
            <text:p>18091</text:p>
          </table:table-cell>
          <table:table-cell table:style-name="ce17" table:formula="of:=32000000-[.C72]" office:value-type="float" office:value="31915505" calcext:value-type="float">
            <text:p>31915505</text:p>
          </table:table-cell>
          <table:table-cell table:style-name="ce19" table:formula="of:=[.C72]-[.D72]-[.E72]" office:value-type="float" office:value="54956" calcext:value-type="float">
            <text:p>54956</text:p>
          </table:table-cell>
          <table:table-cell table:style-name="ce37" table:formula="of:=[.G72]/[.L72]" office:value-type="float" office:value="0.0708020962224325" calcext:value-type="float">
            <text:p>0.0708</text:p>
          </table:table-cell>
          <table:table-cell table:formula="of:=[.H72]/[.L72]" office:value-type="float" office:value="0.00227454691025548" calcext:value-type="float">
            <text:p>0.0023</text:p>
          </table:table-cell>
          <table:table-cell table:formula="of:=[.G72]/[.J72]" office:value-type="float" office:value="0.215079321209441" calcext:value-type="float">
            <text:p>0.215079321209441</text:p>
          </table:table-cell>
          <table:table-cell table:formula="of:=[.G72]/([.C72]*[.K72])" office:value-type="float" office:value="0.00000000144287430619864" calcext:value-type="float">
            <text:p>1.44287430619864E-09</text:p>
          </table:table-cell>
          <table:table-cell table:formula="of:=[.I72]/[.C72]" office:value-type="float" office:value="0.0236226995680218" calcext:value-type="float">
            <text:p>0.023622699568022</text:p>
          </table:table-cell>
          <table:table-cell table:number-columns-repeated="997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11" office:value-type="date" office:date-value="2020-05-16" calcext:value-type="date">
            <text:p>16/05/20</text:p>
          </table:table-cell>
          <table:table-cell office:value-type="float" office:value="88541" calcext:value-type="float">
            <text:p>88541</text:p>
          </table:table-cell>
          <table:table-cell office:value-type="float" office:value="2523" calcext:value-type="float">
            <text:p>2523</text:p>
          </table:table-cell>
          <table:table-cell table:style-name="ce31" office:value-type="float" office:value="28272" calcext:value-type="float">
            <text:p>28272</text:p>
          </table:table-cell>
          <table:table-cell office:value-type="float" office:value="630482" calcext:value-type="float">
            <text:p>630482</text:p>
          </table:table-cell>
          <table:table-cell table:style-name="Default" table:formula="of:=[.C73]-[.C72]" office:value-type="float" office:value="4046" calcext:value-type="float">
            <text:p>4046</text:p>
          </table:table-cell>
          <table:table-cell table:formula="of:=[.D73]-[.D72]" office:value-type="float" office:value="131" calcext:value-type="float">
            <text:p>131</text:p>
          </table:table-cell>
          <table:table-cell table:formula="of:=[.E73]-[.E72]" office:value-type="float" office:value="1125" calcext:value-type="float">
            <text:p>1125</text:p>
          </table:table-cell>
          <table:table-cell table:style-name="Default" table:formula="of:=[.F73]-[.F72]" office:value-type="float" office:value="25099" calcext:value-type="float">
            <text:p>25099</text:p>
          </table:table-cell>
          <table:table-cell table:style-name="ce17" table:formula="of:=32000000-[.C73]" office:value-type="float" office:value="31911459" calcext:value-type="float">
            <text:p>31911459</text:p>
          </table:table-cell>
          <table:table-cell table:style-name="ce19" table:formula="of:=[.C73]-[.D73]-[.E73]" office:value-type="float" office:value="57746" calcext:value-type="float">
            <text:p>57746</text:p>
          </table:table-cell>
          <table:table-cell table:style-name="ce37" table:formula="of:=[.G73]/[.L73]" office:value-type="float" office:value="0.0700654590794168" calcext:value-type="float">
            <text:p>0.0701</text:p>
          </table:table-cell>
          <table:table-cell table:formula="of:=[.H73]/[.L73]" office:value-type="float" office:value="0.00226855539777647" calcext:value-type="float">
            <text:p>0.0023</text:p>
          </table:table-cell>
          <table:table-cell table:formula="of:=[.G73]/[.J73]" office:value-type="float" office:value="0.161201641499661" calcext:value-type="float">
            <text:p>0.161201641499661</text:p>
          </table:table-cell>
          <table:table-cell table:formula="of:=[.G73]/([.C73]*[.K73])" office:value-type="float" office:value="0.00000000143197288681131" calcext:value-type="float">
            <text:p>1.43197288681131E-09</text:p>
          </table:table-cell>
          <table:table-cell table:formula="of:=[.I73]/[.C73]" office:value-type="float" office:value="0.0127059780214816" calcext:value-type="float">
            <text:p>0.012705978021482</text:p>
          </table:table-cell>
          <table:table-cell table:number-columns-repeated="997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11" office:value-type="date" office:date-value="2020-05-17" calcext:value-type="date">
            <text:p>17/05/20</text:p>
          </table:table-cell>
          <table:table-cell office:value-type="float" office:value="92273" calcext:value-type="float">
            <text:p>92273</text:p>
          </table:table-cell>
          <table:table-cell office:value-type="float" office:value="2648" calcext:value-type="float">
            <text:p>2648</text:p>
          </table:table-cell>
          <table:table-cell table:style-name="ce31" office:value-type="float" office:value="28621" calcext:value-type="float">
            <text:p>28621</text:p>
          </table:table-cell>
          <table:table-cell office:value-type="float" office:value="650613" calcext:value-type="float">
            <text:p>650613</text:p>
          </table:table-cell>
          <table:table-cell table:style-name="Default" table:formula="of:=[.C74]-[.C73]" office:value-type="float" office:value="3732" calcext:value-type="float">
            <text:p>3732</text:p>
          </table:table-cell>
          <table:table-cell table:formula="of:=[.D74]-[.D73]" office:value-type="float" office:value="125" calcext:value-type="float">
            <text:p>125</text:p>
          </table:table-cell>
          <table:table-cell table:formula="of:=[.E74]-[.E73]" office:value-type="float" office:value="349" calcext:value-type="float">
            <text:p>349</text:p>
          </table:table-cell>
          <table:table-cell table:style-name="Default" table:formula="of:=[.F74]-[.F73]" office:value-type="float" office:value="20131" calcext:value-type="float">
            <text:p>20131</text:p>
          </table:table-cell>
          <table:table-cell table:style-name="ce17" table:formula="of:=32000000-[.C74]" office:value-type="float" office:value="31907727" calcext:value-type="float">
            <text:p>31907727</text:p>
          </table:table-cell>
          <table:table-cell table:style-name="ce19" table:formula="of:=[.C74]-[.D74]-[.E74]" office:value-type="float" office:value="61004" calcext:value-type="float">
            <text:p>61004</text:p>
          </table:table-cell>
          <table:table-cell table:style-name="ce37" table:formula="of:=[.G74]/[.L74]" office:value-type="float" office:value="0.0611763163071274" calcext:value-type="float">
            <text:p>0.0612</text:p>
          </table:table-cell>
          <table:table-cell table:formula="of:=[.H74]/[.L74]" office:value-type="float" office:value="0.00204904596419907" calcext:value-type="float">
            <text:p>0.0020</text:p>
          </table:table-cell>
          <table:table-cell table:formula="of:=[.G74]/[.J74]" office:value-type="float" office:value="0.185385723511003" calcext:value-type="float">
            <text:p>0.185385723511003</text:p>
          </table:table-cell>
          <table:table-cell table:formula="of:=[.G74]/([.C74]*[.K74])" office:value-type="float" office:value="0.00000000126756759121636" calcext:value-type="float">
            <text:p>1.26756759121636E-09</text:p>
          </table:table-cell>
          <table:table-cell table:formula="of:=[.I74]/[.C74]" office:value-type="float" office:value="0.0037822548307739" calcext:value-type="float">
            <text:p>0.003782254830774</text:p>
          </table:table-cell>
          <table:table-cell table:number-columns-repeated="997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11" office:value-type="date" office:date-value="2020-05-18" calcext:value-type="date">
            <text:p>18/05/20</text:p>
          </table:table-cell>
          <table:table-cell office:value-type="float" office:value="94933" calcext:value-type="float">
            <text:p>94933</text:p>
          </table:table-cell>
          <table:table-cell office:value-type="float" office:value="2789" calcext:value-type="float">
            <text:p>2789</text:p>
          </table:table-cell>
          <table:table-cell table:style-name="ce31" office:value-type="float" office:value="30306" calcext:value-type="float">
            <text:p>30306</text:p>
          </table:table-cell>
          <table:table-cell office:value-type="float" office:value="661132" calcext:value-type="float">
            <text:p>661132</text:p>
          </table:table-cell>
          <table:table-cell table:style-name="Default" table:formula="of:=[.C75]-[.C74]" office:value-type="float" office:value="2660" calcext:value-type="float">
            <text:p>2660</text:p>
          </table:table-cell>
          <table:table-cell table:formula="of:=[.D75]-[.D74]" office:value-type="float" office:value="141" calcext:value-type="float">
            <text:p>141</text:p>
          </table:table-cell>
          <table:table-cell table:formula="of:=[.E75]-[.E74]" office:value-type="float" office:value="1685" calcext:value-type="float">
            <text:p>1685</text:p>
          </table:table-cell>
          <table:table-cell table:style-name="Default" table:formula="of:=[.F75]-[.F74]" office:value-type="float" office:value="10519" calcext:value-type="float">
            <text:p>10519</text:p>
          </table:table-cell>
          <table:table-cell table:style-name="ce17" table:formula="of:=32000000-[.C75]" office:value-type="float" office:value="31905067" calcext:value-type="float">
            <text:p>31905067</text:p>
          </table:table-cell>
          <table:table-cell table:style-name="ce19" table:formula="of:=[.C75]-[.D75]-[.E75]" office:value-type="float" office:value="61838" calcext:value-type="float">
            <text:p>61838</text:p>
          </table:table-cell>
          <table:table-cell table:style-name="ce37" table:formula="of:=[.G75]/[.L75]" office:value-type="float" office:value="0.0430156214625311" calcext:value-type="float">
            <text:p>0.0430</text:p>
          </table:table-cell>
          <table:table-cell table:formula="of:=[.H75]/[.L75]" office:value-type="float" office:value="0.00228015136323943" calcext:value-type="float">
            <text:p>0.0023</text:p>
          </table:table-cell>
          <table:table-cell table:formula="of:=[.G75]/[.J75]" office:value-type="float" office:value="0.252875748645308" calcext:value-type="float">
            <text:p>0.252875748645308</text:p>
          </table:table-cell>
          <table:table-cell table:formula="of:=[.G75]/([.C75]*[.K75])" office:value-type="float" office:value="0.000000000878222926325203" calcext:value-type="float">
            <text:p>8.78222926325203E-10</text:p>
          </table:table-cell>
          <table:table-cell table:formula="of:=[.I75]/[.C75]" office:value-type="float" office:value="0.0177493600750003" calcext:value-type="float">
            <text:p>0.017749360075</text:p>
          </table:table-cell>
          <table:table-cell table:number-columns-repeated="997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11" office:value-type="date" office:date-value="2020-05-19" calcext:value-type="date">
            <text:p>19/05/20</text:p>
          </table:table-cell>
          <table:table-cell office:value-type="float" office:value="99483" calcext:value-type="float">
            <text:p>99483</text:p>
          </table:table-cell>
          <table:table-cell office:value-type="float" office:value="2914" calcext:value-type="float">
            <text:p>2914</text:p>
          </table:table-cell>
          <table:table-cell table:style-name="ce31" office:value-type="float" office:value="36524" calcext:value-type="float">
            <text:p>36524</text:p>
          </table:table-cell>
          <table:table-cell office:value-type="float" office:value="679582" calcext:value-type="float">
            <text:p>679582</text:p>
          </table:table-cell>
          <table:table-cell table:style-name="Default" table:formula="of:=[.C76]-[.C75]" office:value-type="float" office:value="4550" calcext:value-type="float">
            <text:p>4550</text:p>
          </table:table-cell>
          <table:table-cell table:formula="of:=[.D76]-[.D75]" office:value-type="float" office:value="125" calcext:value-type="float">
            <text:p>125</text:p>
          </table:table-cell>
          <table:table-cell table:formula="of:=[.E76]-[.E75]" office:value-type="float" office:value="6218" calcext:value-type="float">
            <text:p>6218</text:p>
          </table:table-cell>
          <table:table-cell table:style-name="Default" table:formula="of:=[.F76]-[.F75]" office:value-type="float" office:value="18450" calcext:value-type="float">
            <text:p>18450</text:p>
          </table:table-cell>
          <table:table-cell table:style-name="ce17" table:formula="of:=32000000-[.C76]" office:value-type="float" office:value="31900517" calcext:value-type="float">
            <text:p>31900517</text:p>
          </table:table-cell>
          <table:table-cell table:style-name="ce19" table:formula="of:=[.C76]-[.D76]-[.E76]" office:value-type="float" office:value="60045" calcext:value-type="float">
            <text:p>60045</text:p>
          </table:table-cell>
          <table:table-cell table:style-name="ce37" table:formula="of:=[.G76]/[.L76]" office:value-type="float" office:value="0.0757765009576151" calcext:value-type="float">
            <text:p>0.0758</text:p>
          </table:table-cell>
          <table:table-cell table:formula="of:=[.H76]/[.L76]" office:value-type="float" office:value="0.00208177200433009" calcext:value-type="float">
            <text:p>0.0021</text:p>
          </table:table-cell>
          <table:table-cell table:formula="of:=[.G76]/[.J76]" office:value-type="float" office:value="0.246612466124661" calcext:value-type="float">
            <text:p>0.246612466124661</text:p>
          </table:table-cell>
          <table:table-cell table:formula="of:=[.G76]/([.C76]*[.K76])" office:value-type="float" office:value="0.00000000143372151257607" calcext:value-type="float">
            <text:p>1.43372151257607E-09</text:p>
          </table:table-cell>
          <table:table-cell table:formula="of:=[.I76]/[.C76]" office:value-type="float" office:value="0.0625031412402119" calcext:value-type="float">
            <text:p>0.062503141240212</text:p>
          </table:table-cell>
          <table:table-cell table:number-columns-repeated="997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11" office:value-type="date" office:date-value="2020-05-20" calcext:value-type="date">
            <text:p>20/05/20</text:p>
          </table:table-cell>
          <table:table-cell office:value-type="float" office:value="104020" calcext:value-type="float">
            <text:p>104020</text:p>
          </table:table-cell>
          <table:table-cell office:value-type="float" office:value="3024" calcext:value-type="float">
            <text:p>3024</text:p>
          </table:table-cell>
          <table:table-cell table:style-name="ce31" office:value-type="float" office:value="41968" calcext:value-type="float">
            <text:p>41968</text:p>
          </table:table-cell>
          <table:table-cell office:value-type="float" office:value="715423" calcext:value-type="float">
            <text:p>715423</text:p>
          </table:table-cell>
          <table:table-cell table:style-name="Default" table:formula="of:=[.C77]-[.C76]" office:value-type="float" office:value="4537" calcext:value-type="float">
            <text:p>4537</text:p>
          </table:table-cell>
          <table:table-cell table:formula="of:=[.D77]-[.D76]" office:value-type="float" office:value="110" calcext:value-type="float">
            <text:p>110</text:p>
          </table:table-cell>
          <table:table-cell table:formula="of:=[.E77]-[.E76]" office:value-type="float" office:value="5444" calcext:value-type="float">
            <text:p>5444</text:p>
          </table:table-cell>
          <table:table-cell table:style-name="Default" table:formula="of:=[.F77]-[.F76]" office:value-type="float" office:value="35841" calcext:value-type="float">
            <text:p>35841</text:p>
          </table:table-cell>
          <table:table-cell table:style-name="ce17" table:formula="of:=32000000-[.C77]" office:value-type="float" office:value="31895980" calcext:value-type="float">
            <text:p>31895980</text:p>
          </table:table-cell>
          <table:table-cell table:style-name="ce19" table:formula="of:=[.C77]-[.D77]-[.E77]" office:value-type="float" office:value="59028" calcext:value-type="float">
            <text:p>59028</text:p>
          </table:table-cell>
          <table:table-cell table:style-name="ce37" table:formula="of:=[.G77]/[.L77]" office:value-type="float" office:value="0.0768618282848817" calcext:value-type="float">
            <text:p>0.0769</text:p>
          </table:table-cell>
          <table:table-cell table:formula="of:=[.H77]/[.L77]" office:value-type="float" office:value="0.00186352239615098" calcext:value-type="float">
            <text:p>0.0019</text:p>
          </table:table-cell>
          <table:table-cell table:formula="of:=[.G77]/[.J77]" office:value-type="float" office:value="0.126586869785999" calcext:value-type="float">
            <text:p>0.126586869785999</text:p>
          </table:table-cell>
          <table:table-cell table:formula="of:=[.G77]/([.C77]*[.K77])" office:value-type="float" office:value="0.0000000013674642443958" calcext:value-type="float">
            <text:p>1.3674642443958E-09</text:p>
          </table:table-cell>
          <table:table-cell table:formula="of:=[.I77]/[.C77]" office:value-type="float" office:value="0.0523360892136128" calcext:value-type="float">
            <text:p>0.052336089213613</text:p>
          </table:table-cell>
          <table:table-cell table:number-columns-repeated="997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11" office:value-type="date" office:date-value="2020-05-21" calcext:value-type="date">
            <text:p>21/05/20</text:p>
          </table:table-cell>
          <table:table-cell office:value-type="float" office:value="108768" calcext:value-type="float">
            <text:p>108768</text:p>
          </table:table-cell>
          <table:table-cell office:value-type="float" office:value="3148" calcext:value-type="float">
            <text:p>3148</text:p>
          </table:table-cell>
          <table:table-cell table:style-name="ce31" office:value-type="float" office:value="43587" calcext:value-type="float">
            <text:p>43587</text:p>
          </table:table-cell>
          <table:table-cell office:value-type="float" office:value="736500" calcext:value-type="float">
            <text:p>736500</text:p>
          </table:table-cell>
          <table:table-cell table:style-name="Default" table:formula="of:=[.C78]-[.C77]" office:value-type="float" office:value="4748" calcext:value-type="float">
            <text:p>4748</text:p>
          </table:table-cell>
          <table:table-cell table:formula="of:=[.D78]-[.D77]" office:value-type="float" office:value="124" calcext:value-type="float">
            <text:p>124</text:p>
          </table:table-cell>
          <table:table-cell table:formula="of:=[.E78]-[.E77]" office:value-type="float" office:value="1619" calcext:value-type="float">
            <text:p>1619</text:p>
          </table:table-cell>
          <table:table-cell table:style-name="Default" table:formula="of:=[.F78]-[.F77]" office:value-type="float" office:value="21077" calcext:value-type="float">
            <text:p>21077</text:p>
          </table:table-cell>
          <table:table-cell table:style-name="ce17" table:formula="of:=32000000-[.C78]" office:value-type="float" office:value="31891232" calcext:value-type="float">
            <text:p>31891232</text:p>
          </table:table-cell>
          <table:table-cell table:style-name="ce19" table:formula="of:=[.C78]-[.D78]-[.E78]" office:value-type="float" office:value="62033" calcext:value-type="float">
            <text:p>62033</text:p>
          </table:table-cell>
          <table:table-cell table:style-name="ce37" table:formula="of:=[.G78]/[.L78]" office:value-type="float" office:value="0.0765399061789693" calcext:value-type="float">
            <text:p>0.0765</text:p>
          </table:table-cell>
          <table:table-cell table:formula="of:=[.H78]/[.L78]" office:value-type="float" office:value="0.00199893605016685" calcext:value-type="float">
            <text:p>0.0020</text:p>
          </table:table-cell>
          <table:table-cell table:formula="of:=[.G78]/[.J78]" office:value-type="float" office:value="0.22526925084215" calcext:value-type="float">
            <text:p>0.22526925084215</text:p>
          </table:table-cell>
          <table:table-cell table:formula="of:=[.G78]/([.C78]*[.K78])" office:value-type="float" office:value="0.00000000136879455977546" calcext:value-type="float">
            <text:p>1.36879455977546E-09</text:p>
          </table:table-cell>
          <table:table-cell table:formula="of:=[.I78]/[.C78]" office:value-type="float" office:value="0.0148848926154751" calcext:value-type="float">
            <text:p>0.014884892615475</text:p>
          </table:table-cell>
          <table:table-cell table:number-columns-repeated="997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11" office:value-type="date" office:date-value="2020-05-22" calcext:value-type="date">
            <text:p>22/05/20</text:p>
          </table:table-cell>
          <table:table-cell office:value-type="float" office:value="111698" calcext:value-type="float">
            <text:p>111698</text:p>
          </table:table-cell>
          <table:table-cell office:value-type="float" office:value="3244" calcext:value-type="float">
            <text:p>3244</text:p>
          </table:table-cell>
          <table:table-cell table:style-name="ce31" office:value-type="float" office:value="44848" calcext:value-type="float">
            <text:p>44848</text:p>
          </table:table-cell>
          <table:table-cell office:value-type="float" office:value="750526" calcext:value-type="float">
            <text:p>750526</text:p>
          </table:table-cell>
          <table:table-cell table:style-name="Default" table:formula="of:=[.C79]-[.C78]" office:value-type="float" office:value="2930" calcext:value-type="float">
            <text:p>2930</text:p>
          </table:table-cell>
          <table:table-cell table:formula="of:=[.D79]-[.D78]" office:value-type="float" office:value="96" calcext:value-type="float">
            <text:p>96</text:p>
          </table:table-cell>
          <table:table-cell table:formula="of:=[.E79]-[.E78]" office:value-type="float" office:value="1261" calcext:value-type="float">
            <text:p>1261</text:p>
          </table:table-cell>
          <table:table-cell table:style-name="Default" table:formula="of:=[.F79]-[.F78]" office:value-type="float" office:value="14026" calcext:value-type="float">
            <text:p>14026</text:p>
          </table:table-cell>
          <table:table-cell table:style-name="ce17" table:formula="of:=32000000-[.C79]" office:value-type="float" office:value="31888302" calcext:value-type="float">
            <text:p>31888302</text:p>
          </table:table-cell>
          <table:table-cell table:style-name="ce19" table:formula="of:=[.C79]-[.D79]-[.E79]" office:value-type="float" office:value="63606" calcext:value-type="float">
            <text:p>63606</text:p>
          </table:table-cell>
          <table:table-cell table:style-name="ce37" table:formula="of:=[.G79]/[.L79]" office:value-type="float" office:value="0.0460648366506304" calcext:value-type="float">
            <text:p>0.0461</text:p>
          </table:table-cell>
          <table:table-cell table:formula="of:=[.H79]/[.L79]" office:value-type="float" office:value="0.00150929157626639" calcext:value-type="float">
            <text:p>0.0015</text:p>
          </table:table-cell>
          <table:table-cell table:formula="of:=[.G79]/[.J79]" office:value-type="float" office:value="0.208897761300442" calcext:value-type="float">
            <text:p>0.208897761300442</text:p>
          </table:table-cell>
          <table:table-cell table:formula="of:=[.G79]/([.C79]*[.K79])" office:value-type="float" office:value="0.000000000822604022780624" calcext:value-type="float">
            <text:p>8.22604022780624E-10</text:p>
          </table:table-cell>
          <table:table-cell table:formula="of:=[.I79]/[.C79]" office:value-type="float" office:value="0.0112893695500367" calcext:value-type="float">
            <text:p>0.011289369550037</text:p>
          </table:table-cell>
          <table:table-cell table:number-columns-repeated="997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11" office:value-type="date" office:date-value="2020-05-23" calcext:value-type="date">
            <text:p>23/05/20</text:p>
          </table:table-cell>
          <table:table-cell office:value-type="float" office:value="115754" calcext:value-type="float">
            <text:p>115754</text:p>
          </table:table-cell>
          <table:table-cell office:value-type="float" office:value="3373" calcext:value-type="float">
            <text:p>3373</text:p>
          </table:table-cell>
          <table:table-cell table:style-name="ce31" office:value-type="float" office:value="47915" calcext:value-type="float">
            <text:p>47915</text:p>
          </table:table-cell>
          <table:table-cell office:value-type="float" office:value="788341" calcext:value-type="float">
            <text:p>788341</text:p>
          </table:table-cell>
          <table:table-cell table:style-name="Default" table:formula="of:=[.C80]-[.C79]" office:value-type="float" office:value="4056" calcext:value-type="float">
            <text:p>4056</text:p>
          </table:table-cell>
          <table:table-cell table:formula="of:=[.D80]-[.D79]" office:value-type="float" office:value="129" calcext:value-type="float">
            <text:p>129</text:p>
          </table:table-cell>
          <table:table-cell table:formula="of:=[.E80]-[.E79]" office:value-type="float" office:value="3067" calcext:value-type="float">
            <text:p>3067</text:p>
          </table:table-cell>
          <table:table-cell table:style-name="Default" table:formula="of:=[.F80]-[.F79]" office:value-type="float" office:value="37815" calcext:value-type="float">
            <text:p>37815</text:p>
          </table:table-cell>
          <table:table-cell table:style-name="ce17" table:formula="of:=32000000-[.C80]" office:value-type="float" office:value="31884246" calcext:value-type="float">
            <text:p>31884246</text:p>
          </table:table-cell>
          <table:table-cell table:style-name="ce19" table:formula="of:=[.C80]-[.D80]-[.E80]" office:value-type="float" office:value="64466" calcext:value-type="float">
            <text:p>64466</text:p>
          </table:table-cell>
          <table:table-cell table:style-name="ce37" table:formula="of:=[.G80]/[.L80]" office:value-type="float" office:value="0.0629168864207489" calcext:value-type="float">
            <text:p>0.0629</text:p>
          </table:table-cell>
          <table:table-cell table:formula="of:=[.H80]/[.L80]" office:value-type="float" office:value="0.00200105481959483" calcext:value-type="float">
            <text:p>0.0020</text:p>
          </table:table-cell>
          <table:table-cell table:formula="of:=[.G80]/[.J80]" office:value-type="float" office:value="0.107259024196747" calcext:value-type="float">
            <text:p>0.107259024196747</text:p>
          </table:table-cell>
          <table:table-cell table:formula="of:=[.G80]/([.C80]*[.K80])" office:value-type="float" office:value="0.00000000109896987488906" calcext:value-type="float">
            <text:p>1.09896987488906E-09</text:p>
          </table:table-cell>
          <table:table-cell table:formula="of:=[.I80]/[.C80]" office:value-type="float" office:value="0.0264958446360385" calcext:value-type="float">
            <text:p>0.026495844636039</text:p>
          </table:table-cell>
          <table:table-cell table:number-columns-repeated="997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11" office:value-type="date" office:date-value="2020-05-24" calcext:value-type="date">
            <text:p>24/05/20</text:p>
          </table:table-cell>
          <table:table-cell office:value-type="float" office:value="119959" calcext:value-type="float">
            <text:p>119959</text:p>
          </table:table-cell>
          <table:table-cell office:value-type="float" office:value="3456" calcext:value-type="float">
            <text:p>3456</text:p>
          </table:table-cell>
          <table:table-cell table:style-name="ce31" office:value-type="float" office:value="49795" calcext:value-type="float">
            <text:p>49795</text:p>
          </table:table-cell>
          <table:table-cell office:value-type="float" office:value="820967" calcext:value-type="float">
            <text:p>820967</text:p>
          </table:table-cell>
          <table:table-cell table:style-name="Default" table:formula="of:=[.C81]-[.C80]" office:value-type="float" office:value="4205" calcext:value-type="float">
            <text:p>4205</text:p>
          </table:table-cell>
          <table:table-cell table:formula="of:=[.D81]-[.D80]" office:value-type="float" office:value="83" calcext:value-type="float">
            <text:p>83</text:p>
          </table:table-cell>
          <table:table-cell table:formula="of:=[.E81]-[.E80]" office:value-type="float" office:value="1880" calcext:value-type="float">
            <text:p>1880</text:p>
          </table:table-cell>
          <table:table-cell table:style-name="Default" table:formula="of:=[.F81]-[.F80]" office:value-type="float" office:value="32626" calcext:value-type="float">
            <text:p>32626</text:p>
          </table:table-cell>
          <table:table-cell table:style-name="ce17" table:formula="of:=32000000-[.C81]" office:value-type="float" office:value="31880041" calcext:value-type="float">
            <text:p>31880041</text:p>
          </table:table-cell>
          <table:table-cell table:style-name="ce19" table:formula="of:=[.C81]-[.D81]-[.E81]" office:value-type="float" office:value="66708" calcext:value-type="float">
            <text:p>66708</text:p>
          </table:table-cell>
          <table:table-cell table:style-name="ce37" table:formula="of:=[.G81]/[.L81]" office:value-type="float" office:value="0.0630359177310068" calcext:value-type="float">
            <text:p>0.0630</text:p>
          </table:table-cell>
          <table:table-cell table:formula="of:=[.H81]/[.L81]" office:value-type="float" office:value="0.00124422857828147" calcext:value-type="float">
            <text:p>0.0012</text:p>
          </table:table-cell>
          <table:table-cell table:formula="of:=[.G81]/[.J81]" office:value-type="float" office:value="0.128884938392693" calcext:value-type="float">
            <text:p>0.128884938392693</text:p>
          </table:table-cell>
          <table:table-cell table:formula="of:=[.G81]/([.C81]*[.K81])" office:value-type="float" office:value="0.0000000010995482511499" calcext:value-type="float">
            <text:p>1.0995482511499E-09</text:p>
          </table:table-cell>
          <table:table-cell table:formula="of:=[.I81]/[.C81]" office:value-type="float" office:value="0.0156720212739353" calcext:value-type="float">
            <text:p>0.015672021273935</text:p>
          </table:table-cell>
          <table:table-cell table:number-columns-repeated="997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11" office:value-type="date" office:date-value="2020-05-25" calcext:value-type="date">
            <text:p>25/05/20</text:p>
          </table:table-cell>
          <table:table-cell office:value-type="float" office:value="123979" calcext:value-type="float">
            <text:p>123979</text:p>
          </table:table-cell>
          <table:table-cell office:value-type="float" office:value="3629" calcext:value-type="float">
            <text:p>3629</text:p>
          </table:table-cell>
          <table:table-cell table:style-name="ce31" office:value-type="float" office:value="50946" calcext:value-type="float">
            <text:p>50946</text:p>
          </table:table-cell>
          <table:table-cell office:value-type="float" office:value="840922" calcext:value-type="float">
            <text:p>840922</text:p>
          </table:table-cell>
          <table:table-cell table:style-name="Default" table:formula="of:=[.C82]-[.C81]" office:value-type="float" office:value="4020" calcext:value-type="float">
            <text:p>4020</text:p>
          </table:table-cell>
          <table:table-cell table:formula="of:=[.D82]-[.D81]" office:value-type="float" office:value="173" calcext:value-type="float">
            <text:p>173</text:p>
          </table:table-cell>
          <table:table-cell table:formula="of:=[.E82]-[.E81]" office:value-type="float" office:value="1151" calcext:value-type="float">
            <text:p>1151</text:p>
          </table:table-cell>
          <table:table-cell table:style-name="Default" table:formula="of:=[.F82]-[.F81]" office:value-type="float" office:value="19955" calcext:value-type="float">
            <text:p>19955</text:p>
          </table:table-cell>
          <table:table-cell table:style-name="ce17" table:formula="of:=32000000-[.C82]" office:value-type="float" office:value="31876021" calcext:value-type="float">
            <text:p>31876021</text:p>
          </table:table-cell>
          <table:table-cell table:style-name="ce19" table:formula="of:=[.C82]-[.D82]-[.E82]" office:value-type="float" office:value="69404" calcext:value-type="float">
            <text:p>69404</text:p>
          </table:table-cell>
          <table:table-cell table:style-name="ce37" table:formula="of:=[.G82]/[.L82]" office:value-type="float" office:value="0.0579217336176589" calcext:value-type="float">
            <text:p>0.0579</text:p>
          </table:table-cell>
          <table:table-cell table:formula="of:=[.H82]/[.L82]" office:value-type="float" office:value="0.00249265172036194" calcext:value-type="float">
            <text:p>0.0025</text:p>
          </table:table-cell>
          <table:table-cell table:formula="of:=[.G82]/[.J82]" office:value-type="float" office:value="0.201453269857179" calcext:value-type="float">
            <text:p>0.201453269857179</text:p>
          </table:table-cell>
          <table:table-cell table:formula="of:=[.G82]/([.C82]*[.K82])" office:value-type="float" office:value="0.00000000101721749221142" calcext:value-type="float">
            <text:p>1.01721749221142E-09</text:p>
          </table:table-cell>
          <table:table-cell table:formula="of:=[.I82]/[.C82]" office:value-type="float" office:value="0.00928383032610361" calcext:value-type="float">
            <text:p>0.009283830326104</text:p>
          </table:table-cell>
          <table:table-cell table:number-columns-repeated="997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11" office:value-type="date" office:date-value="2020-05-26" calcext:value-type="date">
            <text:p>26/05/20</text:p>
          </table:table-cell>
          <table:table-cell office:value-type="float" office:value="129751" calcext:value-type="float">
            <text:p>129751</text:p>
          </table:table-cell>
          <table:table-cell office:value-type="float" office:value="3788" calcext:value-type="float">
            <text:p>3788</text:p>
          </table:table-cell>
          <table:table-cell table:style-name="ce31" office:value-type="float" office:value="52906" calcext:value-type="float">
            <text:p>52906</text:p>
          </table:table-cell>
          <table:table-cell office:value-type="float" office:value="875721" calcext:value-type="float">
            <text:p>875721</text:p>
          </table:table-cell>
          <table:table-cell table:style-name="Default" table:formula="of:=[.C83]-[.C82]" office:value-type="float" office:value="5772" calcext:value-type="float">
            <text:p>5772</text:p>
          </table:table-cell>
          <table:table-cell table:formula="of:=[.D83]-[.D82]" office:value-type="float" office:value="159" calcext:value-type="float">
            <text:p>159</text:p>
          </table:table-cell>
          <table:table-cell table:formula="of:=[.E83]-[.E82]" office:value-type="float" office:value="1960" calcext:value-type="float">
            <text:p>1960</text:p>
          </table:table-cell>
          <table:table-cell table:style-name="Default" table:formula="of:=[.F83]-[.F82]" office:value-type="float" office:value="34799" calcext:value-type="float">
            <text:p>34799</text:p>
          </table:table-cell>
          <table:table-cell table:style-name="ce17" table:formula="of:=32000000-[.C83]" office:value-type="float" office:value="31870249" calcext:value-type="float">
            <text:p>31870249</text:p>
          </table:table-cell>
          <table:table-cell table:style-name="ce19" table:formula="of:=[.C83]-[.D83]-[.E83]" office:value-type="float" office:value="73057" calcext:value-type="float">
            <text:p>73057</text:p>
          </table:table-cell>
          <table:table-cell table:style-name="ce37" table:formula="of:=[.G83]/[.L83]" office:value-type="float" office:value="0.0790068029073189" calcext:value-type="float">
            <text:p>0.0790</text:p>
          </table:table-cell>
          <table:table-cell table:formula="of:=[.H83]/[.L83]" office:value-type="float" office:value="0.00217638282437001" calcext:value-type="float">
            <text:p>0.0022</text:p>
          </table:table-cell>
          <table:table-cell table:formula="of:=[.G83]/[.J83]" office:value-type="float" office:value="0.165866835253887" calcext:value-type="float">
            <text:p>0.165866835253887</text:p>
          </table:table-cell>
          <table:table-cell table:formula="of:=[.G83]/([.C83]*[.K83])" office:value-type="float" office:value="0.00000000139582236334961" calcext:value-type="float">
            <text:p>1.39582236334961E-09</text:p>
          </table:table-cell>
          <table:table-cell table:formula="of:=[.I83]/[.C83]" office:value-type="float" office:value="0.0151058566022613" calcext:value-type="float">
            <text:p>0.015105856602261</text:p>
          </table:table-cell>
          <table:table-cell table:number-columns-repeated="997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11" office:value-type="date" office:date-value="2020-05-27" calcext:value-type="date">
            <text:p>27/05/20</text:p>
          </table:table-cell>
          <table:table-cell office:value-type="float" office:value="135905" calcext:value-type="float">
            <text:p>135905</text:p>
          </table:table-cell>
          <table:table-cell office:value-type="float" office:value="3983" calcext:value-type="float">
            <text:p>3983</text:p>
          </table:table-cell>
          <table:table-cell table:style-name="ce31" office:value-type="float" office:value="56169" calcext:value-type="float">
            <text:p>56169</text:p>
          </table:table-cell>
          <table:table-cell office:value-type="float" office:value="905278" calcext:value-type="float">
            <text:p>905278</text:p>
          </table:table-cell>
          <table:table-cell table:style-name="Default" table:formula="of:=[.C84]-[.C83]" office:value-type="float" office:value="6154" calcext:value-type="float">
            <text:p>6154</text:p>
          </table:table-cell>
          <table:table-cell table:formula="of:=[.D84]-[.D83]" office:value-type="float" office:value="195" calcext:value-type="float">
            <text:p>195</text:p>
          </table:table-cell>
          <table:table-cell table:formula="of:=[.E84]-[.E83]" office:value-type="float" office:value="3263" calcext:value-type="float">
            <text:p>3263</text:p>
          </table:table-cell>
          <table:table-cell table:style-name="Default" table:formula="of:=[.F84]-[.F83]" office:value-type="float" office:value="29557" calcext:value-type="float">
            <text:p>29557</text:p>
          </table:table-cell>
          <table:table-cell table:style-name="ce17" table:formula="of:=32000000-[.C84]" office:value-type="float" office:value="31864095" calcext:value-type="float">
            <text:p>31864095</text:p>
          </table:table-cell>
          <table:table-cell table:style-name="ce19" table:formula="of:=[.C84]-[.D84]-[.E84]" office:value-type="float" office:value="75753" calcext:value-type="float">
            <text:p>75753</text:p>
          </table:table-cell>
          <table:table-cell table:style-name="ce37" table:formula="of:=[.G84]/[.L84]" office:value-type="float" office:value="0.0812377067574882" calcext:value-type="float">
            <text:p>0.0812</text:p>
          </table:table-cell>
          <table:table-cell table:formula="of:=[.H84]/[.L84]" office:value-type="float" office:value="0.00257415547899093" calcext:value-type="float">
            <text:p>0.0026</text:p>
          </table:table-cell>
          <table:table-cell table:formula="of:=[.G84]/[.J84]" office:value-type="float" office:value="0.20820786954021" calcext:value-type="float">
            <text:p>0.20820786954021</text:p>
          </table:table-cell>
          <table:table-cell table:formula="of:=[.G84]/([.C84]*[.K84])" office:value-type="float" office:value="0.00000000142108635286056" calcext:value-type="float">
            <text:p>1.42108635286056E-09</text:p>
          </table:table-cell>
          <table:table-cell table:formula="of:=[.I84]/[.C84]" office:value-type="float" office:value="0.024009418343696" calcext:value-type="float">
            <text:p>0.024009418343696</text:p>
          </table:table-cell>
          <table:table-cell table:number-columns-repeated="997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11" office:value-type="date" office:date-value="2020-05-28" calcext:value-type="date">
            <text:p>28/05/20</text:p>
          </table:table-cell>
          <table:table-cell office:value-type="float" office:value="141779" calcext:value-type="float">
            <text:p>141779</text:p>
          </table:table-cell>
          <table:table-cell office:value-type="float" office:value="4099" calcext:value-type="float">
            <text:p>4099</text:p>
          </table:table-cell>
          <table:table-cell table:style-name="ce31" office:value-type="float" office:value="59442" calcext:value-type="float">
            <text:p>59442</text:p>
          </table:table-cell>
          <table:table-cell office:value-type="float" office:value="928797" calcext:value-type="float">
            <text:p>928797</text:p>
          </table:table-cell>
          <table:table-cell table:style-name="Default" table:formula="of:=[.C85]-[.C84]" office:value-type="float" office:value="5874" calcext:value-type="float">
            <text:p>5874</text:p>
          </table:table-cell>
          <table:table-cell table:formula="of:=[.D85]-[.D84]" office:value-type="float" office:value="116" calcext:value-type="float">
            <text:p>116</text:p>
          </table:table-cell>
          <table:table-cell table:formula="of:=[.E85]-[.E84]" office:value-type="float" office:value="3273" calcext:value-type="float">
            <text:p>3273</text:p>
          </table:table-cell>
          <table:table-cell table:style-name="Default" table:formula="of:=[.F85]-[.F84]" office:value-type="float" office:value="23519" calcext:value-type="float">
            <text:p>23519</text:p>
          </table:table-cell>
          <table:table-cell table:style-name="ce17" table:formula="of:=32000000-[.C85]" office:value-type="float" office:value="31858221" calcext:value-type="float">
            <text:p>31858221</text:p>
          </table:table-cell>
          <table:table-cell table:style-name="ce19" table:formula="of:=[.C85]-[.D85]-[.E85]" office:value-type="float" office:value="78238" calcext:value-type="float">
            <text:p>78238</text:p>
          </table:table-cell>
          <table:table-cell table:style-name="ce37" table:formula="of:=[.G85]/[.L85]" office:value-type="float" office:value="0.0750786063038421" calcext:value-type="float">
            <text:p>0.0751</text:p>
          </table:table-cell>
          <table:table-cell table:formula="of:=[.H85]/[.L85]" office:value-type="float" office:value="0.00148265548710345" calcext:value-type="float">
            <text:p>0.0015</text:p>
          </table:table-cell>
          <table:table-cell table:formula="of:=[.G85]/[.J85]" office:value-type="float" office:value="0.249755516816191" calcext:value-type="float">
            <text:p>0.249755516816191</text:p>
          </table:table-cell>
          <table:table-cell table:formula="of:=[.G85]/([.C85]*[.K85])" office:value-type="float" office:value="0.00000000130047052287531" calcext:value-type="float">
            <text:p>1.30047052287531E-09</text:p>
          </table:table-cell>
          <table:table-cell table:formula="of:=[.I85]/[.C85]" office:value-type="float" office:value="0.0230852241869388" calcext:value-type="float">
            <text:p>0.023085224186939</text:p>
          </table:table-cell>
          <table:table-cell table:number-columns-repeated="997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11" office:value-type="date" office:date-value="2020-05-29" calcext:value-type="date">
            <text:p>29/05/20</text:p>
          </table:table-cell>
          <table:table-cell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table:style-name="ce31" office:value-type="float" office:value="62791" calcext:value-type="float">
            <text:p>62791</text:p>
          </table:table-cell>
          <table:table-cell office:value-type="float" office:value="963617" calcext:value-type="float">
            <text:p>963617</text:p>
          </table:table-cell>
          <table:table-cell table:style-name="Default" table:formula="of:=[.C86]-[.C85]" office:value-type="float" office:value="6506" calcext:value-type="float">
            <text:p>6506</text:p>
          </table:table-cell>
          <table:table-cell table:formula="of:=[.D86]-[.D85]" office:value-type="float" office:value="131" calcext:value-type="float">
            <text:p>131</text:p>
          </table:table-cell>
          <table:table-cell table:formula="of:=[.E86]-[.E85]" office:value-type="float" office:value="3349" calcext:value-type="float">
            <text:p>3349</text:p>
          </table:table-cell>
          <table:table-cell table:style-name="Default" table:formula="of:=[.F86]-[.F85]" office:value-type="float" office:value="34820" calcext:value-type="float">
            <text:p>34820</text:p>
          </table:table-cell>
          <table:table-cell table:style-name="ce17" table:formula="of:=32000000-[.C86]" office:value-type="float" office:value="31851715" calcext:value-type="float">
            <text:p>31851715</text:p>
          </table:table-cell>
          <table:table-cell table:style-name="ce19" table:formula="of:=[.C86]-[.D86]-[.E86]" office:value-type="float" office:value="81264" calcext:value-type="float">
            <text:p>81264</text:p>
          </table:table-cell>
          <table:table-cell table:style-name="ce37" table:formula="of:=[.G86]/[.L86]" office:value-type="float" office:value="0.0800600511911794" calcext:value-type="float">
            <text:p>0.0801</text:p>
          </table:table-cell>
          <table:table-cell table:formula="of:=[.H86]/[.L86]" office:value-type="float" office:value="0.00161202992715101" calcext:value-type="float">
            <text:p>0.0016</text:p>
          </table:table-cell>
          <table:table-cell table:formula="of:=[.G86]/[.J86]" office:value-type="float" office:value="0.186846639862148" calcext:value-type="float">
            <text:p>0.186846639862148</text:p>
          </table:table-cell>
          <table:table-cell table:formula="of:=[.G86]/([.C86]*[.K86])" office:value-type="float" office:value="0.00000000137747592228564" calcext:value-type="float">
            <text:p>1.37747592228564E-09</text:p>
          </table:table-cell>
          <table:table-cell table:formula="of:=[.I86]/[.C86]" office:value-type="float" office:value="0.0225848872104394" calcext:value-type="float">
            <text:p>0.022584887210439</text:p>
          </table:table-cell>
          <table:table-cell table:number-columns-repeated="997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11" office:value-type="date" office:date-value="2020-05-30" calcext:value-type="date">
            <text:p>30/05/20</text:p>
          </table:table-cell>
          <table:table-cell office:value-type="float" office:value="155671" calcext:value-type="float">
            <text:p>155671</text:p>
          </table:table-cell>
          <table:table-cell office:value-type="float" office:value="4371" calcext:value-type="float">
            <text:p>4371</text:p>
          </table:table-cell>
          <table:table-cell table:style-name="ce31" office:value-type="float" office:value="66447" calcext:value-type="float">
            <text:p>66447</text:p>
          </table:table-cell>
          <table:table-cell office:value-type="float" office:value="1012708" calcext:value-type="float">
            <text:p>1012708</text:p>
          </table:table-cell>
          <table:table-cell table:style-name="Default" table:formula="of:=[.C87]-[.C86]" office:value-type="float" office:value="7386" calcext:value-type="float">
            <text:p>7386</text:p>
          </table:table-cell>
          <table:table-cell table:formula="of:=[.D87]-[.D86]" office:value-type="float" office:value="141" calcext:value-type="float">
            <text:p>141</text:p>
          </table:table-cell>
          <table:table-cell table:formula="of:=[.E87]-[.E86]" office:value-type="float" office:value="3656" calcext:value-type="float">
            <text:p>3656</text:p>
          </table:table-cell>
          <table:table-cell table:style-name="Default" table:formula="of:=[.F87]-[.F86]" office:value-type="float" office:value="49091" calcext:value-type="float">
            <text:p>49091</text:p>
          </table:table-cell>
          <table:table-cell table:style-name="ce17" table:formula="of:=32000000-[.C87]" office:value-type="float" office:value="31844329" calcext:value-type="float">
            <text:p>31844329</text:p>
          </table:table-cell>
          <table:table-cell table:style-name="ce19" table:formula="of:=[.C87]-[.D87]-[.E87]" office:value-type="float" office:value="84853" calcext:value-type="float">
            <text:p>84853</text:p>
          </table:table-cell>
          <table:table-cell table:style-name="ce37" table:formula="of:=[.G87]/[.L87]" office:value-type="float" office:value="0.0870446536952141" calcext:value-type="float">
            <text:p>0.0870</text:p>
          </table:table-cell>
          <table:table-cell table:formula="of:=[.H87]/[.L87]" office:value-type="float" office:value="0.00166169728825145" calcext:value-type="float">
            <text:p>0.0017</text:p>
          </table:table-cell>
          <table:table-cell table:formula="of:=[.G87]/[.J87]" office:value-type="float" office:value="0.150455276934672" calcext:value-type="float">
            <text:p>0.150455276934672</text:p>
          </table:table-cell>
          <table:table-cell table:formula="of:=[.G87]/([.C87]*[.K87])" office:value-type="float" office:value="0.00000000148994242273423" calcext:value-type="float">
            <text:p>1.48994242273423E-09</text:p>
          </table:table-cell>
          <table:table-cell table:formula="of:=[.I87]/[.C87]" office:value-type="float" office:value="0.0234854276005165" calcext:value-type="float">
            <text:p>0.023485427600517</text:p>
          </table:table-cell>
          <table:table-cell table:number-columns-repeated="997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11" office:value-type="date" office:date-value="2020-05-31" calcext:value-type="date">
            <text:p>31/05/20</text:p>
          </table:table-cell>
          <table:table-cell office:value-type="float" office:value="164476" calcext:value-type="float">
            <text:p>164476</text:p>
          </table:table-cell>
          <table:table-cell office:value-type="float" office:value="4506" calcext:value-type="float">
            <text:p>4506</text:p>
          </table:table-cell>
          <table:table-cell table:style-name="ce31" office:value-type="float" office:value="67208" calcext:value-type="float">
            <text:p>67208</text:p>
          </table:table-cell>
          <table:table-cell office:value-type="float" office:value="1058874" calcext:value-type="float">
            <text:p>1058874</text:p>
          </table:table-cell>
          <table:table-cell table:style-name="Default" table:formula="of:=[.C88]-[.C87]" office:value-type="float" office:value="8805" calcext:value-type="float">
            <text:p>8805</text:p>
          </table:table-cell>
          <table:table-cell table:formula="of:=[.D88]-[.D87]" office:value-type="float" office:value="135" calcext:value-type="float">
            <text:p>135</text:p>
          </table:table-cell>
          <table:table-cell table:formula="of:=[.E88]-[.E87]" office:value-type="float" office:value="761" calcext:value-type="float">
            <text:p>761</text:p>
          </table:table-cell>
          <table:table-cell table:style-name="Default" table:formula="of:=[.F88]-[.F87]" office:value-type="float" office:value="46166" calcext:value-type="float">
            <text:p>46166</text:p>
          </table:table-cell>
          <table:table-cell table:style-name="ce17" table:formula="of:=32000000-[.C88]" office:value-type="float" office:value="31835524" calcext:value-type="float">
            <text:p>31835524</text:p>
          </table:table-cell>
          <table:table-cell table:style-name="ce19" table:formula="of:=[.C88]-[.D88]-[.E88]" office:value-type="float" office:value="92762" calcext:value-type="float">
            <text:p>92762</text:p>
          </table:table-cell>
          <table:table-cell table:style-name="ce37" table:formula="of:=[.G88]/[.L88]" office:value-type="float" office:value="0.0949203337573575" calcext:value-type="float">
            <text:p>0.0949</text:p>
          </table:table-cell>
          <table:table-cell table:formula="of:=[.H88]/[.L88]" office:value-type="float" office:value="0.00145533731484875" calcext:value-type="float">
            <text:p>0.0015</text:p>
          </table:table-cell>
          <table:table-cell table:formula="of:=[.G88]/[.J88]" office:value-type="float" office:value="0.190724775809037" calcext:value-type="float">
            <text:p>0.190724775809037</text:p>
          </table:table-cell>
          <table:table-cell table:formula="of:=[.G88]/([.C88]*[.K88])" office:value-type="float" office:value="0.00000000168156950224098" calcext:value-type="float">
            <text:p>1.68156950224098E-09</text:p>
          </table:table-cell>
          <table:table-cell table:formula="of:=[.I88]/[.C88]" office:value-type="float" office:value="0.00462681485444685" calcext:value-type="float">
            <text:p>0.004626814854447</text:p>
          </table:table-cell>
          <table:table-cell table:number-columns-repeated="997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11" office:value-type="date" office:date-value="2020-06-01" calcext:value-type="date">
            <text:p>01/06/20</text:p>
          </table:table-cell>
          <table:table-cell office:value-type="float" office:value="170039" calcext:value-type="float">
            <text:p>170039</text:p>
          </table:table-cell>
          <table:table-cell office:value-type="float" office:value="4634" calcext:value-type="float">
            <text:p>4634</text:p>
          </table:table-cell>
          <table:table-cell table:style-name="ce31" office:value-type="float" office:value="68507" calcext:value-type="float">
            <text:p>68507</text:p>
          </table:table-cell>
          <table:table-cell office:value-type="float" office:value="1076659" calcext:value-type="float">
            <text:p>1076659</text:p>
          </table:table-cell>
          <table:table-cell table:style-name="Default" table:formula="of:=[.C89]-[.C88]" office:value-type="float" office:value="5563" calcext:value-type="float">
            <text:p>5563</text:p>
          </table:table-cell>
          <table:table-cell table:formula="of:=[.D89]-[.D88]" office:value-type="float" office:value="128" calcext:value-type="float">
            <text:p>128</text:p>
          </table:table-cell>
          <table:table-cell table:formula="of:=[.E89]-[.E88]" office:value-type="float" office:value="1299" calcext:value-type="float">
            <text:p>1299</text:p>
          </table:table-cell>
          <table:table-cell table:style-name="Default" table:formula="of:=[.F89]-[.F88]" office:value-type="float" office:value="17785" calcext:value-type="float">
            <text:p>17785</text:p>
          </table:table-cell>
          <table:table-cell table:style-name="ce17" table:formula="of:=32000000-[.C89]" office:value-type="float" office:value="31829961" calcext:value-type="float">
            <text:p>31829961</text:p>
          </table:table-cell>
          <table:table-cell table:style-name="ce19" table:formula="of:=[.C89]-[.D89]-[.E89]" office:value-type="float" office:value="96898" calcext:value-type="float">
            <text:p>96898</text:p>
          </table:table-cell>
          <table:table-cell table:style-name="ce37" table:formula="of:=[.G89]/[.L89]" office:value-type="float" office:value="0.0574108856735949" calcext:value-type="float">
            <text:p>0.0574</text:p>
          </table:table-cell>
          <table:table-cell table:formula="of:=[.H89]/[.L89]" office:value-type="float" office:value="0.00132097669714545" calcext:value-type="float">
            <text:p>0.0013</text:p>
          </table:table-cell>
          <table:table-cell table:formula="of:=[.G89]/[.J89]" office:value-type="float" office:value="0.312791678380658" calcext:value-type="float">
            <text:p>0.312791678380658</text:p>
          </table:table-cell>
          <table:table-cell table:formula="of:=[.G89]/([.C89]*[.K89])" office:value-type="float" office:value="0.00000000102783738789285" calcext:value-type="float">
            <text:p>1.02783738789285E-09</text:p>
          </table:table-cell>
          <table:table-cell table:formula="of:=[.I89]/[.C89]" office:value-type="float" office:value="0.00763942389687072" calcext:value-type="float">
            <text:p>0.007639423896871</text:p>
          </table:table-cell>
          <table:table-cell table:number-columns-repeated="997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11" office:value-type="date" office:date-value="2020-06-02" calcext:value-type="date">
            <text:p>02/06/20</text:p>
          </table:table-cell>
          <table:table-cell office:value-type="float" office:value="174884" calcext:value-type="float">
            <text:p>174884</text:p>
          </table:table-cell>
          <table:table-cell office:value-type="float" office:value="4767" calcext:value-type="float">
            <text:p>4767</text:p>
          </table:table-cell>
          <table:table-cell table:style-name="ce31" office:value-type="float" office:value="69257" calcext:value-type="float">
            <text:p>69257</text:p>
          </table:table-cell>
          <table:table-cell office:value-type="float" office:value="1092646" calcext:value-type="float">
            <text:p>1092646</text:p>
          </table:table-cell>
          <table:table-cell table:style-name="Default" table:formula="of:=[.C90]-[.C89]" office:value-type="float" office:value="4845" calcext:value-type="float">
            <text:p>4845</text:p>
          </table:table-cell>
          <table:table-cell table:formula="of:=[.D90]-[.D89]" office:value-type="float" office:value="133" calcext:value-type="float">
            <text:p>133</text:p>
          </table:table-cell>
          <table:table-cell table:formula="of:=[.E90]-[.E89]" office:value-type="float" office:value="750" calcext:value-type="float">
            <text:p>750</text:p>
          </table:table-cell>
          <table:table-cell table:style-name="Default" table:formula="of:=[.F90]-[.F89]" office:value-type="float" office:value="15987" calcext:value-type="float">
            <text:p>15987</text:p>
          </table:table-cell>
          <table:table-cell table:style-name="ce17" table:formula="of:=32000000-[.C90]" office:value-type="float" office:value="31825116" calcext:value-type="float">
            <text:p>31825116</text:p>
          </table:table-cell>
          <table:table-cell table:style-name="ce19" table:formula="of:=[.C90]-[.D90]-[.E90]" office:value-type="float" office:value="100860" calcext:value-type="float">
            <text:p>100860</text:p>
          </table:table-cell>
          <table:table-cell table:style-name="ce37" table:formula="of:=[.G90]/[.L90]" office:value-type="float" office:value="0.0480368828078525" calcext:value-type="float">
            <text:p>0.0480</text:p>
          </table:table-cell>
          <table:table-cell table:formula="of:=[.H90]/[.L90]" office:value-type="float" office:value="0.0013186595280587" calcext:value-type="float">
            <text:p>0.0013</text:p>
          </table:table-cell>
          <table:table-cell table:formula="of:=[.G90]/[.J90]" office:value-type="float" office:value="0.303058735222368" calcext:value-type="float">
            <text:p>0.303058735222368</text:p>
          </table:table-cell>
          <table:table-cell table:formula="of:=[.G90]/([.C90]*[.K90])" office:value-type="float" office:value="0.000000000870509886964441" calcext:value-type="float">
            <text:p>8.70509886964441E-10</text:p>
          </table:table-cell>
          <table:table-cell table:formula="of:=[.I90]/[.C90]" office:value-type="float" office:value="0.00428855698634523" calcext:value-type="float">
            <text:p>0.004288556986345</text:p>
          </table:table-cell>
          <table:table-cell table:number-columns-repeated="997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11" office:value-type="date" office:date-value="2020-06-03" calcext:value-type="date">
            <text:p>03/06/20</text:p>
          </table:table-cell>
          <table:table-cell office:value-type="float" office:value="178914" calcext:value-type="float">
            <text:p>178914</text:p>
          </table:table-cell>
          <table:table-cell office:value-type="float" office:value="4894" calcext:value-type="float">
            <text:p>4894</text:p>
          </table:table-cell>
          <table:table-cell table:style-name="ce31" office:value-type="float" office:value="72319" calcext:value-type="float">
            <text:p>72319</text:p>
          </table:table-cell>
          <table:table-cell office:value-type="float" office:value="1115615" calcext:value-type="float">
            <text:p>1115615</text:p>
          </table:table-cell>
          <table:table-cell table:style-name="Default" table:formula="of:=[.C91]-[.C90]" office:value-type="float" office:value="4030" calcext:value-type="float">
            <text:p>4030</text:p>
          </table:table-cell>
          <table:table-cell table:formula="of:=[.D91]-[.D90]" office:value-type="float" office:value="127" calcext:value-type="float">
            <text:p>127</text:p>
          </table:table-cell>
          <table:table-cell table:formula="of:=[.E91]-[.E90]" office:value-type="float" office:value="3062" calcext:value-type="float">
            <text:p>3062</text:p>
          </table:table-cell>
          <table:table-cell table:style-name="Default" table:formula="of:=[.F91]-[.F90]" office:value-type="float" office:value="22969" calcext:value-type="float">
            <text:p>22969</text:p>
          </table:table-cell>
          <table:table-cell table:style-name="ce17" table:formula="of:=32000000-[.C91]" office:value-type="float" office:value="31821086" calcext:value-type="float">
            <text:p>31821086</text:p>
          </table:table-cell>
          <table:table-cell table:style-name="ce19" table:formula="of:=[.C91]-[.D91]-[.E91]" office:value-type="float" office:value="101701" calcext:value-type="float">
            <text:p>101701</text:p>
          </table:table-cell>
          <table:table-cell table:style-name="ce37" table:formula="of:=[.G91]/[.L91]" office:value-type="float" office:value="0.0396259623799176" calcext:value-type="float">
            <text:p>0.0396</text:p>
          </table:table-cell>
          <table:table-cell table:formula="of:=[.H91]/[.L91]" office:value-type="float" office:value="0.00124875861594281" calcext:value-type="float">
            <text:p>0.0012</text:p>
          </table:table-cell>
          <table:table-cell table:formula="of:=[.G91]/[.J91]" office:value-type="float" office:value="0.17545387261091" calcext:value-type="float">
            <text:p>0.17545387261091</text:p>
          </table:table-cell>
          <table:table-cell table:formula="of:=[.G91]/([.C91]*[.K91])" office:value-type="float" office:value="0.000000000707857313413046" calcext:value-type="float">
            <text:p>7.07857313413046E-10</text:p>
          </table:table-cell>
          <table:table-cell table:formula="of:=[.I91]/[.C91]" office:value-type="float" office:value="0.0171143677968186" calcext:value-type="float">
            <text:p>0.017114367796819</text:p>
          </table:table-cell>
          <table:table-cell table:number-columns-repeated="997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11" office:value-type="date" office:date-value="2020-06-04" calcext:value-type="date">
            <text:p>04/06/20</text:p>
          </table:table-cell>
          <table:table-cell office:value-type="float" office:value="183198" calcext:value-type="float">
            <text:p>183198</text:p>
          </table:table-cell>
          <table:table-cell office:value-type="float" office:value="5031" calcext:value-type="float">
            <text:p>5031</text:p>
          </table:table-cell>
          <table:table-cell table:style-name="ce31" office:value-type="float" office:value="76228" calcext:value-type="float">
            <text:p>76228</text:p>
          </table:table-cell>
          <table:table-cell office:value-type="float" office:value="1135831" calcext:value-type="float">
            <text:p>1135831</text:p>
          </table:table-cell>
          <table:table-cell table:style-name="Default" table:formula="of:=[.C92]-[.C91]" office:value-type="float" office:value="4284" calcext:value-type="float">
            <text:p>4284</text:p>
          </table:table-cell>
          <table:table-cell table:formula="of:=[.D92]-[.D91]" office:value-type="float" office:value="137" calcext:value-type="float">
            <text:p>137</text:p>
          </table:table-cell>
          <table:table-cell table:formula="of:=[.E92]-[.E91]" office:value-type="float" office:value="3909" calcext:value-type="float">
            <text:p>3909</text:p>
          </table:table-cell>
          <table:table-cell table:style-name="Default" table:formula="of:=[.F92]-[.F91]" office:value-type="float" office:value="20216" calcext:value-type="float">
            <text:p>20216</text:p>
          </table:table-cell>
          <table:table-cell table:style-name="ce17" table:formula="of:=32000000-[.C92]" office:value-type="float" office:value="31816802" calcext:value-type="float">
            <text:p>31816802</text:p>
          </table:table-cell>
          <table:table-cell table:style-name="ce19" table:formula="of:=[.C92]-[.D92]-[.E92]" office:value-type="float" office:value="101939" calcext:value-type="float">
            <text:p>101939</text:p>
          </table:table-cell>
          <table:table-cell table:style-name="ce37" table:formula="of:=[.G92]/[.L92]" office:value-type="float" office:value="0.0420251326773855" calcext:value-type="float">
            <text:p>0.0420</text:p>
          </table:table-cell>
          <table:table-cell table:formula="of:=[.H92]/[.L92]" office:value-type="float" office:value="0.00134394098431415" calcext:value-type="float">
            <text:p>0.0013</text:p>
          </table:table-cell>
          <table:table-cell table:formula="of:=[.G92]/[.J92]" office:value-type="float" office:value="0.21191135734072" calcext:value-type="float">
            <text:p>0.21191135734072</text:p>
          </table:table-cell>
          <table:table-cell table:formula="of:=[.G92]/([.C92]*[.K92])" office:value-type="float" office:value="0.000000000734974393896136" calcext:value-type="float">
            <text:p>7.34974393896136E-10</text:p>
          </table:table-cell>
          <table:table-cell table:formula="of:=[.I92]/[.C92]" office:value-type="float" office:value="0.0213375691874365" calcext:value-type="float">
            <text:p>0.021337569187437</text:p>
          </table:table-cell>
          <table:table-cell table:number-columns-repeated="997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11" office:value-type="date" office:date-value="2020-06-05" calcext:value-type="date">
            <text:p>05/06/20</text:p>
          </table:table-cell>
          <table:table-cell office:value-type="float" office:value="187400" calcext:value-type="float">
            <text:p>187400</text:p>
          </table:table-cell>
          <table:table-cell office:value-type="float" office:value="5160" calcext:value-type="float">
            <text:p>5160</text:p>
          </table:table-cell>
          <table:table-cell table:style-name="ce31" office:value-type="float" office:value="79214" calcext:value-type="float">
            <text:p>79214</text:p>
          </table:table-cell>
          <table:table-cell office:value-type="float" office:value="1154468" calcext:value-type="float">
            <text:p>1154468</text:p>
          </table:table-cell>
          <table:table-cell table:style-name="Default" table:formula="of:=[.C93]-[.C92]" office:value-type="float" office:value="4202" calcext:value-type="float">
            <text:p>4202</text:p>
          </table:table-cell>
          <table:table-cell table:formula="of:=[.D93]-[.D92]" office:value-type="float" office:value="129" calcext:value-type="float">
            <text:p>129</text:p>
          </table:table-cell>
          <table:table-cell table:formula="of:=[.E93]-[.E92]" office:value-type="float" office:value="2986" calcext:value-type="float">
            <text:p>2986</text:p>
          </table:table-cell>
          <table:table-cell table:style-name="Default" table:formula="of:=[.F93]-[.F92]" office:value-type="float" office:value="18637" calcext:value-type="float">
            <text:p>18637</text:p>
          </table:table-cell>
          <table:table-cell table:style-name="ce17" table:formula="of:=32000000-[.C93]" office:value-type="float" office:value="31812600" calcext:value-type="float">
            <text:p>31812600</text:p>
          </table:table-cell>
          <table:table-cell table:style-name="ce19" table:formula="of:=[.C93]-[.D93]-[.E93]" office:value-type="float" office:value="103026" calcext:value-type="float">
            <text:p>103026</text:p>
          </table:table-cell>
          <table:table-cell table:style-name="ce37" table:formula="of:=[.G93]/[.L93]" office:value-type="float" office:value="0.0407858210548794" calcext:value-type="float">
            <text:p>0.0408</text:p>
          </table:table-cell>
          <table:table-cell table:formula="of:=[.H93]/[.L93]" office:value-type="float" office:value="0.00125211111758197" calcext:value-type="float">
            <text:p>0.0013</text:p>
          </table:table-cell>
          <table:table-cell table:formula="of:=[.G93]/[.J93]" office:value-type="float" office:value="0.225465471910715" calcext:value-type="float">
            <text:p>0.225465471910715</text:p>
          </table:table-cell>
          <table:table-cell table:formula="of:=[.G93]/([.C93]*[.K93])" office:value-type="float" office:value="0.000000000704834732156864" calcext:value-type="float">
            <text:p>7.04834732156864E-10</text:p>
          </table:table-cell>
          <table:table-cell table:formula="of:=[.I93]/[.C93]" office:value-type="float" office:value="0.0159338313767343" calcext:value-type="float">
            <text:p>0.015933831376734</text:p>
          </table:table-cell>
          <table:table-cell table:number-columns-repeated="997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11" office:value-type="date" office:date-value="2020-06-06" calcext:value-type="date">
            <text:p>06/06/20</text:p>
          </table:table-cell>
          <table:table-cell office:value-type="float" office:value="191758" calcext:value-type="float">
            <text:p>191758</text:p>
          </table:table-cell>
          <table:table-cell office:value-type="float" office:value="5301" calcext:value-type="float">
            <text:p>5301</text:p>
          </table:table-cell>
          <table:table-cell table:style-name="ce31" office:value-type="float" office:value="82731" calcext:value-type="float">
            <text:p>82731</text:p>
          </table:table-cell>
          <table:table-cell office:value-type="float" office:value="1173003" calcext:value-type="float">
            <text:p>1173003</text:p>
          </table:table-cell>
          <table:table-cell table:style-name="Default" table:formula="of:=[.C94]-[.C93]" office:value-type="float" office:value="4358" calcext:value-type="float">
            <text:p>4358</text:p>
          </table:table-cell>
          <table:table-cell table:formula="of:=[.D94]-[.D93]" office:value-type="float" office:value="141" calcext:value-type="float">
            <text:p>141</text:p>
          </table:table-cell>
          <table:table-cell table:formula="of:=[.E94]-[.E93]" office:value-type="float" office:value="3517" calcext:value-type="float">
            <text:p>3517</text:p>
          </table:table-cell>
          <table:table-cell table:style-name="Default" table:formula="of:=[.F94]-[.F93]" office:value-type="float" office:value="18535" calcext:value-type="float">
            <text:p>18535</text:p>
          </table:table-cell>
          <table:table-cell table:style-name="ce17" table:formula="of:=32000000-[.C94]" office:value-type="float" office:value="31808242" calcext:value-type="float">
            <text:p>31808242</text:p>
          </table:table-cell>
          <table:table-cell table:style-name="ce19" table:formula="of:=[.C94]-[.D94]-[.E94]" office:value-type="float" office:value="103726" calcext:value-type="float">
            <text:p>103726</text:p>
          </table:table-cell>
          <table:table-cell table:style-name="ce37" table:formula="of:=[.G94]/[.L94]" office:value-type="float" office:value="0.0420145383028363" calcext:value-type="float">
            <text:p>0.0420</text:p>
          </table:table-cell>
          <table:table-cell table:formula="of:=[.H94]/[.L94]" office:value-type="float" office:value="0.00135935059676455" calcext:value-type="float">
            <text:p>0.0014</text:p>
          </table:table-cell>
          <table:table-cell table:formula="of:=[.G94]/[.J94]" office:value-type="float" office:value="0.235122740760723" calcext:value-type="float">
            <text:p>0.235122740760723</text:p>
          </table:table-cell>
          <table:table-cell table:formula="of:=[.G94]/([.C94]*[.K94])" office:value-type="float" office:value="0.00000000071448656620784" calcext:value-type="float">
            <text:p>7.1448656620784E-10</text:p>
          </table:table-cell>
          <table:table-cell table:formula="of:=[.I94]/[.C94]" office:value-type="float" office:value="0.0183408254153673" calcext:value-type="float">
            <text:p>0.018340825415367</text:p>
          </table:table-cell>
          <table:table-cell table:number-columns-repeated="997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11" office:value-type="date" office:date-value="2020-06-07" calcext:value-type="date">
            <text:p>07/06/20</text:p>
          </table:table-cell>
          <table:table-cell office:value-type="float" office:value="196515" calcext:value-type="float">
            <text:p>196515</text:p>
          </table:table-cell>
          <table:table-cell office:value-type="float" office:value="5465" calcext:value-type="float">
            <text:p>5465</text:p>
          </table:table-cell>
          <table:table-cell table:style-name="ce31" office:value-type="float" office:value="86219" calcext:value-type="float">
            <text:p>86219</text:p>
          </table:table-cell>
          <table:table-cell office:value-type="float" office:value="1191956" calcext:value-type="float">
            <text:p>1191956</text:p>
          </table:table-cell>
          <table:table-cell table:style-name="Default" table:formula="of:=[.C95]-[.C94]" office:value-type="float" office:value="4757" calcext:value-type="float">
            <text:p>4757</text:p>
          </table:table-cell>
          <table:table-cell table:formula="of:=[.D95]-[.D94]" office:value-type="float" office:value="164" calcext:value-type="float">
            <text:p>164</text:p>
          </table:table-cell>
          <table:table-cell table:formula="of:=[.E95]-[.E94]" office:value-type="float" office:value="3488" calcext:value-type="float">
            <text:p>3488</text:p>
          </table:table-cell>
          <table:table-cell table:style-name="Default" table:formula="of:=[.F95]-[.F94]" office:value-type="float" office:value="18953" calcext:value-type="float">
            <text:p>18953</text:p>
          </table:table-cell>
          <table:table-cell table:style-name="ce17" table:formula="of:=32000000-[.C95]" office:value-type="float" office:value="31803485" calcext:value-type="float">
            <text:p>31803485</text:p>
          </table:table-cell>
          <table:table-cell table:style-name="ce19" table:formula="of:=[.C95]-[.D95]-[.E95]" office:value-type="float" office:value="104831" calcext:value-type="float">
            <text:p>104831</text:p>
          </table:table-cell>
          <table:table-cell table:style-name="ce37" table:formula="of:=[.G95]/[.L95]" office:value-type="float" office:value="0.0453777985519551" calcext:value-type="float">
            <text:p>0.0454</text:p>
          </table:table-cell>
          <table:table-cell table:formula="of:=[.H95]/[.L95]" office:value-type="float" office:value="0.00156442273754901" calcext:value-type="float">
            <text:p>0.0016</text:p>
          </table:table-cell>
          <table:table-cell table:formula="of:=[.G95]/[.J95]" office:value-type="float" office:value="0.250989289294571" calcext:value-type="float">
            <text:p>0.250989289294571</text:p>
          </table:table-cell>
          <table:table-cell table:formula="of:=[.G95]/([.C95]*[.K95])" office:value-type="float" office:value="0.00000000076113682358684" calcext:value-type="float">
            <text:p>7.6113682358684E-10</text:p>
          </table:table-cell>
          <table:table-cell table:formula="of:=[.I95]/[.C95]" office:value-type="float" office:value="0.0177492812253518" calcext:value-type="float">
            <text:p>0.017749281225352</text:p>
          </table:table-cell>
          <table:table-cell table:number-columns-repeated="997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11" office:value-type="date" office:date-value="2020-06-08" calcext:value-type="date">
            <text:p>08/06/20</text:p>
          </table:table-cell>
          <table:table-cell table:style-name="ce23" office:value-type="float" office:value="199696" calcext:value-type="float">
            <text:p>199696</text:p>
          </table:table-cell>
          <table:table-cell office:value-type="float" office:value="5571" calcext:value-type="float">
            <text:p>5571</text:p>
          </table:table-cell>
          <table:table-cell table:style-name="ce31" office:value-type="float" office:value="89556" calcext:value-type="float">
            <text:p>89556</text:p>
          </table:table-cell>
          <table:table-cell office:value-type="float" office:value="1203985" calcext:value-type="float">
            <text:p>1203985</text:p>
          </table:table-cell>
          <table:table-cell table:style-name="Default" table:formula="of:=[.C96]-[.C95]" office:value-type="float" office:value="3181" calcext:value-type="float">
            <text:p>3181</text:p>
          </table:table-cell>
          <table:table-cell table:formula="of:=[.D96]-[.D95]" office:value-type="float" office:value="106" calcext:value-type="float">
            <text:p>106</text:p>
          </table:table-cell>
          <table:table-cell table:formula="of:=[.E96]-[.E95]" office:value-type="float" office:value="3337" calcext:value-type="float">
            <text:p>3337</text:p>
          </table:table-cell>
          <table:table-cell table:style-name="Default" table:formula="of:=[.F96]-[.F95]" office:value-type="float" office:value="12029" calcext:value-type="float">
            <text:p>12029</text:p>
          </table:table-cell>
          <table:table-cell table:style-name="ce17" table:formula="of:=32000000-[.C96]" office:value-type="float" office:value="31800304" calcext:value-type="float">
            <text:p>31800304</text:p>
          </table:table-cell>
          <table:table-cell table:style-name="ce19" table:formula="of:=[.C96]-[.D96]-[.E96]" office:value-type="float" office:value="104569" calcext:value-type="float">
            <text:p>104569</text:p>
          </table:table-cell>
          <table:table-cell table:style-name="ce37" table:formula="of:=[.G96]/[.L96]" office:value-type="float" office:value="0.0304201053849611" calcext:value-type="float">
            <text:p>0.0304</text:p>
          </table:table-cell>
          <table:table-cell table:formula="of:=[.H96]/[.L96]" office:value-type="float" office:value="0.0010136847440446" calcext:value-type="float">
            <text:p>0.0010</text:p>
          </table:table-cell>
          <table:table-cell table:formula="of:=[.G96]/[.J96]" office:value-type="float" office:value="0.264444259705711" calcext:value-type="float">
            <text:p>0.264444259705711</text:p>
          </table:table-cell>
          <table:table-cell table:formula="of:=[.G96]/([.C96]*[.K96])" office:value-type="float" office:value="0.000000000500913840410215" calcext:value-type="float">
            <text:p>5.00913840410215E-10</text:p>
          </table:table-cell>
          <table:table-cell table:formula="of:=[.I96]/[.C96]" office:value-type="float" office:value="0.0167103998077077" calcext:value-type="float">
            <text:p>0.016710399807708</text:p>
          </table:table-cell>
          <table:table-cell table:number-columns-repeated="997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11" office:value-type="date" office:date-value="2020-06-09" calcext:value-type="date">
            <text:p>09/06/20</text:p>
          </table:table-cell>
          <table:table-cell office:value-type="float" office:value="203736" calcext:value-type="float">
            <text:p>203736</text:p>
          </table:table-cell>
          <table:table-cell office:value-type="float" office:value="5738" calcext:value-type="float">
            <text:p>5738</text:p>
          </table:table-cell>
          <table:table-cell table:style-name="ce31" office:value-type="float" office:value="92929" calcext:value-type="float">
            <text:p>92929</text:p>
          </table:table-cell>
          <table:table-cell office:value-type="float" office:value="1227691" calcext:value-type="float">
            <text:p>1227691</text:p>
          </table:table-cell>
          <table:table-cell table:style-name="Default" table:formula="of:=[.C97]-[.C96]" office:value-type="float" office:value="4040" calcext:value-type="float">
            <text:p>4040</text:p>
          </table:table-cell>
          <table:table-cell table:formula="of:=[.D97]-[.D96]" office:value-type="float" office:value="167" calcext:value-type="float">
            <text:p>167</text:p>
          </table:table-cell>
          <table:table-cell table:formula="of:=[.E97]-[.E96]" office:value-type="float" office:value="3373" calcext:value-type="float">
            <text:p>3373</text:p>
          </table:table-cell>
          <table:table-cell table:style-name="Default" table:formula="of:=[.F97]-[.F96]" office:value-type="float" office:value="23706" calcext:value-type="float">
            <text:p>23706</text:p>
          </table:table-cell>
          <table:table-cell table:style-name="ce17" table:formula="of:=32000000-[.C97]" office:value-type="float" office:value="31796264" calcext:value-type="float">
            <text:p>31796264</text:p>
          </table:table-cell>
          <table:table-cell table:style-name="ce19" table:formula="of:=[.C97]-[.D97]-[.E97]" office:value-type="float" office:value="105069" calcext:value-type="float">
            <text:p>105069</text:p>
          </table:table-cell>
          <table:table-cell table:style-name="ce37" table:formula="of:=[.G97]/[.L97]" office:value-type="float" office:value="0.0384509227269699" calcext:value-type="float">
            <text:p>0.0385</text:p>
          </table:table-cell>
          <table:table-cell table:formula="of:=[.H97]/[.L97]" office:value-type="float" office:value="0.00158943170678316" calcext:value-type="float">
            <text:p>0.0016</text:p>
          </table:table-cell>
          <table:table-cell table:formula="of:=[.G97]/[.J97]" office:value-type="float" office:value="0.170420990466549" calcext:value-type="float">
            <text:p>0.170420990466549</text:p>
          </table:table-cell>
          <table:table-cell table:formula="of:=[.G97]/([.C97]*[.K97])" office:value-type="float" office:value="0.000000000623645072968839" calcext:value-type="float">
            <text:p>6.23645072968839E-10</text:p>
          </table:table-cell>
          <table:table-cell table:formula="of:=[.I97]/[.C97]" office:value-type="float" office:value="0.0165557387992304" calcext:value-type="float">
            <text:p>0.01655573879923</text:p>
          </table:table-cell>
          <table:table-cell table:number-columns-repeated="997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11" office:value-type="date" office:date-value="2020-06-10" calcext:value-type="date">
            <text:p>10/06/20</text:p>
          </table:table-cell>
          <table:table-cell office:value-type="float" office:value="208823" calcext:value-type="float">
            <text:p>208823</text:p>
          </table:table-cell>
          <table:table-cell office:value-type="float" office:value="5903" calcext:value-type="float">
            <text:p>5903</text:p>
          </table:table-cell>
          <table:table-cell table:style-name="ce31" office:value-type="float" office:value="98031" calcext:value-type="float">
            <text:p>98031</text:p>
          </table:table-cell>
          <table:table-cell office:value-type="float" office:value="1255756" calcext:value-type="float">
            <text:p>1255756</text:p>
          </table:table-cell>
          <table:table-cell table:style-name="Default" table:formula="of:=[.C98]-[.C97]" office:value-type="float" office:value="5087" calcext:value-type="float">
            <text:p>5087</text:p>
          </table:table-cell>
          <table:table-cell table:formula="of:=[.D98]-[.D97]" office:value-type="float" office:value="165" calcext:value-type="float">
            <text:p>165</text:p>
          </table:table-cell>
          <table:table-cell table:formula="of:=[.E98]-[.E97]" office:value-type="float" office:value="5102" calcext:value-type="float">
            <text:p>5102</text:p>
          </table:table-cell>
          <table:table-cell table:style-name="Default" table:formula="of:=[.F98]-[.F97]" office:value-type="float" office:value="28065" calcext:value-type="float">
            <text:p>28065</text:p>
          </table:table-cell>
          <table:table-cell table:style-name="ce17" table:formula="of:=32000000-[.C98]" office:value-type="float" office:value="31791177" calcext:value-type="float">
            <text:p>31791177</text:p>
          </table:table-cell>
          <table:table-cell table:style-name="ce19" table:formula="of:=[.C98]-[.D98]-[.E98]" office:value-type="float" office:value="104889" calcext:value-type="float">
            <text:p>104889</text:p>
          </table:table-cell>
          <table:table-cell table:style-name="ce37" table:formula="of:=[.G98]/[.L98]" office:value-type="float" office:value="0.048498889302024" calcext:value-type="float">
            <text:p>0.0485</text:p>
          </table:table-cell>
          <table:table-cell table:formula="of:=[.H98]/[.L98]" office:value-type="float" office:value="0.00157309155392844" calcext:value-type="float">
            <text:p>0.0016</text:p>
          </table:table-cell>
          <table:table-cell table:formula="of:=[.G98]/[.J98]" office:value-type="float" office:value="0.181257794405844" calcext:value-type="float">
            <text:p>0.181257794405844</text:p>
          </table:table-cell>
          <table:table-cell table:formula="of:=[.G98]/([.C98]*[.K98])" office:value-type="float" office:value="0.000000000766261137445715" calcext:value-type="float">
            <text:p>7.66261137445715E-10</text:p>
          </table:table-cell>
          <table:table-cell table:formula="of:=[.I98]/[.C98]" office:value-type="float" office:value="0.0244321746167807" calcext:value-type="float">
            <text:p>0.024432174616781</text:p>
          </table:table-cell>
          <table:table-cell table:number-columns-repeated="997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11" office:value-type="date" office:date-value="2020-06-11" calcext:value-type="date">
            <text:p>11/06/20</text:p>
          </table:table-cell>
          <table:table-cell table:style-name="ce23" office:value-type="float" office:value="214788" calcext:value-type="float">
            <text:p>214788</text:p>
          </table:table-cell>
          <table:table-cell office:value-type="float" office:value="6109" calcext:value-type="float">
            <text:p>6109</text:p>
          </table:table-cell>
          <table:table-cell table:style-name="ce31" office:value-type="float" office:value="102429" calcext:value-type="float">
            <text:p>102429</text:p>
          </table:table-cell>
          <table:table-cell office:value-type="float" office:value="1282478" calcext:value-type="float">
            <text:p>1282478</text:p>
          </table:table-cell>
          <table:table-cell table:style-name="Default" table:formula="of:=[.C99]-[.C98]" office:value-type="float" office:value="5965" calcext:value-type="float">
            <text:p>5965</text:p>
          </table:table-cell>
          <table:table-cell table:formula="of:=[.D99]-[.D98]" office:value-type="float" office:value="206" calcext:value-type="float">
            <text:p>206</text:p>
          </table:table-cell>
          <table:table-cell table:formula="of:=[.E99]-[.E98]" office:value-type="float" office:value="4398" calcext:value-type="float">
            <text:p>4398</text:p>
          </table:table-cell>
          <table:table-cell table:style-name="Default" table:formula="of:=[.F99]-[.F98]" office:value-type="float" office:value="26722" calcext:value-type="float">
            <text:p>26722</text:p>
          </table:table-cell>
          <table:table-cell table:style-name="ce17" table:formula="of:=32000000-[.C99]" office:value-type="float" office:value="31785212" calcext:value-type="float">
            <text:p>31785212</text:p>
          </table:table-cell>
          <table:table-cell table:style-name="ce19" table:formula="of:=[.C99]-[.D99]-[.E99]" office:value-type="float" office:value="106250" calcext:value-type="float">
            <text:p>106250</text:p>
          </table:table-cell>
          <table:table-cell table:style-name="ce37" table:formula="of:=[.G99]/[.L99]" office:value-type="float" office:value="0.0561411764705882" calcext:value-type="float">
            <text:p>0.0561</text:p>
          </table:table-cell>
          <table:table-cell table:formula="of:=[.H99]/[.L99]" office:value-type="float" office:value="0.00193882352941176" calcext:value-type="float">
            <text:p>0.0019</text:p>
          </table:table-cell>
          <table:table-cell table:formula="of:=[.G99]/[.J99]" office:value-type="float" office:value="0.223224309557668" calcext:value-type="float">
            <text:p>0.223224309557668</text:p>
          </table:table-cell>
          <table:table-cell table:formula="of:=[.G99]/([.C99]*[.K99])" office:value-type="float" office:value="0.000000000873726124788389" calcext:value-type="float">
            <text:p>8.73726124788389E-10</text:p>
          </table:table-cell>
          <table:table-cell table:formula="of:=[.I99]/[.C99]" office:value-type="float" office:value="0.0204760042460473" calcext:value-type="float">
            <text:p>0.020476004246047</text:p>
          </table:table-cell>
          <table:table-cell table:number-columns-repeated="997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11" office:value-type="date" office:date-value="2020-06-12" calcext:value-type="date">
            <text:p>12/06/20</text:p>
          </table:table-cell>
          <table:table-cell office:value-type="float" office:value="220749" calcext:value-type="float">
            <text:p>220749</text:p>
          </table:table-cell>
          <table:table-cell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office:value-type="float" office:value="1315417" calcext:value-type="float">
            <text:p>1315417</text:p>
          </table:table-cell>
          <table:table-cell table:style-name="Default" table:formula="of:=[.C100]-[.C99]" office:value-type="float" office:value="5961" calcext:value-type="float">
            <text:p>5961</text:p>
          </table:table-cell>
          <table:table-cell table:formula="of:=[.D100]-[.D99]" office:value-type="float" office:value="199" calcext:value-type="float">
            <text:p>199</text:p>
          </table:table-cell>
          <table:table-cell table:formula="of:=[.E100]-[.E99]" office:value-type="float" office:value="4704" calcext:value-type="float">
            <text:p>4704</text:p>
          </table:table-cell>
          <table:table-cell table:style-name="Default" table:formula="of:=[.F100]-[.F99]" office:value-type="float" office:value="32939" calcext:value-type="float">
            <text:p>32939</text:p>
          </table:table-cell>
          <table:table-cell table:style-name="ce17" table:formula="of:=32000000-[.C100]" office:value-type="float" office:value="31779251" calcext:value-type="float">
            <text:p>31779251</text:p>
          </table:table-cell>
          <table:table-cell table:style-name="ce19" table:formula="of:=[.C100]-[.D100]-[.E100]" office:value-type="float" office:value="107308" calcext:value-type="float">
            <text:p>107308</text:p>
          </table:table-cell>
          <table:table-cell table:style-name="ce37" table:formula="of:=[.G100]/[.L100]" office:value-type="float" office:value="0.0555503783501696" calcext:value-type="float">
            <text:p>0.0556</text:p>
          </table:table-cell>
          <table:table-cell table:formula="of:=[.H100]/[.L100]" office:value-type="float" office:value="0.0018544749692474" calcext:value-type="float">
            <text:p>0.0019</text:p>
          </table:table-cell>
          <table:table-cell table:formula="of:=[.G100]/[.J100]" office:value-type="float" office:value="0.180970885576368" calcext:value-type="float">
            <text:p>0.180970885576368</text:p>
          </table:table-cell>
          <table:table-cell table:formula="of:=[.G100]/([.C100]*[.K100])" office:value-type="float" office:value="0.000000000849721720462966" calcext:value-type="float">
            <text:p>8.49721720462966E-10</text:p>
          </table:table-cell>
          <table:table-cell table:formula="of:=[.I100]/[.C100]" office:value-type="float" office:value="0.0213092698041667" calcext:value-type="float">
            <text:p>0.021309269804167</text:p>
          </table:table-cell>
          <table:table-cell table:number-columns-repeated="997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11" office:value-type="date" office:date-value="2020-06-13" calcext:value-type="date">
            <text:p>13/06/20</text:p>
          </table:table-cell>
          <table:table-cell office:value-type="float" office:value="225132" calcext:value-type="float">
            <text:p>225132</text:p>
          </table:table-cell>
          <table:table-cell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office:value-type="float" office:value="1338477" calcext:value-type="float">
            <text:p>1338477</text:p>
          </table:table-cell>
          <table:table-cell table:style-name="Default" table:formula="of:=[.C101]-[.C100]" office:value-type="float" office:value="4383" calcext:value-type="float">
            <text:p>4383</text:p>
          </table:table-cell>
          <table:table-cell table:formula="of:=[.D101]-[.D100]" office:value-type="float" office:value="190" calcext:value-type="float">
            <text:p>190</text:p>
          </table:table-cell>
          <table:table-cell table:formula="of:=[.E101]-[.E100]" office:value-type="float" office:value="4591" calcext:value-type="float">
            <text:p>4591</text:p>
          </table:table-cell>
          <table:table-cell table:style-name="Default" table:formula="of:=[.F101]-[.F100]" office:value-type="float" office:value="23060" calcext:value-type="float">
            <text:p>23060</text:p>
          </table:table-cell>
          <table:table-cell table:style-name="ce17" table:formula="of:=32000000-[.C101]" office:value-type="float" office:value="31774868" calcext:value-type="float">
            <text:p>31774868</text:p>
          </table:table-cell>
          <table:table-cell table:style-name="ce19" table:formula="of:=[.C101]-[.D101]-[.E101]" office:value-type="float" office:value="106910" calcext:value-type="float">
            <text:p>106910</text:p>
          </table:table-cell>
          <table:table-cell table:style-name="ce37" table:formula="of:=[.G101]/[.L101]" office:value-type="float" office:value="0.0409971003647928" calcext:value-type="float">
            <text:p>0.0410</text:p>
          </table:table-cell>
          <table:table-cell table:formula="of:=[.H101]/[.L101]" office:value-type="float" office:value="0.00177719577214479" calcext:value-type="float">
            <text:p>0.0018</text:p>
          </table:table-cell>
          <table:table-cell table:formula="of:=[.G101]/[.J101]" office:value-type="float" office:value="0.190069384215091" calcext:value-type="float">
            <text:p>0.190069384215091</text:p>
          </table:table-cell>
          <table:table-cell table:formula="of:=[.G101]/([.C101]*[.K101])" office:value-type="float" office:value="0.000000000612703676187904" calcext:value-type="float">
            <text:p>6.12703676187904E-10</text:p>
          </table:table-cell>
          <table:table-cell table:formula="of:=[.I101]/[.C101]" office:value-type="float" office:value="0.0203924808556758" calcext:value-type="float">
            <text:p>0.020392480855676</text:p>
          </table:table-cell>
          <table:table-cell table:number-columns-repeated="997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11" office:value-type="date" office:date-value="2020-06-14" calcext:value-type="date">
            <text:p>14/06/20</text:p>
          </table:table-cell>
          <table:table-cell office:value-type="float" office:value="229736" calcext:value-type="float">
            <text:p>229736</text:p>
          </table:table-cell>
          <table:table-cell table:style-name="ce23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style-name="ce23" office:value-type="float" office:value="1360839" calcext:value-type="float">
            <text:p>1360839</text:p>
          </table:table-cell>
          <table:table-cell table:style-name="Default" table:formula="of:=[.C102]-[.C101]" office:value-type="float" office:value="4604" calcext:value-type="float">
            <text:p>4604</text:p>
          </table:table-cell>
          <table:table-cell table:formula="of:=[.D102]-[.D101]" office:value-type="float" office:value="190" calcext:value-type="float">
            <text:p>190</text:p>
          </table:table-cell>
          <table:table-cell table:formula="of:=[.E102]-[.E101]" office:value-type="float" office:value="3855" calcext:value-type="float">
            <text:p>3855</text:p>
          </table:table-cell>
          <table:table-cell table:style-name="Default" table:formula="of:=[.F102]-[.F101]" office:value-type="float" office:value="22362" calcext:value-type="float">
            <text:p>22362</text:p>
          </table:table-cell>
          <table:table-cell table:style-name="ce17" table:formula="of:=32000000-[.C102]" office:value-type="float" office:value="31770264" calcext:value-type="float">
            <text:p>31770264</text:p>
          </table:table-cell>
          <table:table-cell table:style-name="ce19" table:formula="of:=[.C102]-[.D102]-[.E102]" office:value-type="float" office:value="107469" calcext:value-type="float">
            <text:p>107469</text:p>
          </table:table-cell>
          <table:table-cell table:style-name="ce37" table:formula="of:=[.G102]/[.L102]" office:value-type="float" office:value="0.0428402609124492" calcext:value-type="float">
            <text:p>0.0428</text:p>
          </table:table-cell>
          <table:table-cell table:formula="of:=[.H102]/[.L102]" office:value-type="float" office:value="0.00176795168839386" calcext:value-type="float">
            <text:p>0.0018</text:p>
          </table:table-cell>
          <table:table-cell table:formula="of:=[.G102]/[.J102]" office:value-type="float" office:value="0.205884983454074" calcext:value-type="float">
            <text:p>0.205884983454074</text:p>
          </table:table-cell>
          <table:table-cell table:formula="of:=[.G102]/([.C102]*[.K102])" office:value-type="float" office:value="0.000000000630790924230086" calcext:value-type="float">
            <text:p>6.30790924230086E-10</text:p>
          </table:table-cell>
          <table:table-cell table:formula="of:=[.I102]/[.C102]" office:value-type="float" office:value="0.0167801302364453" calcext:value-type="float">
            <text:p>0.016780130236445</text:p>
          </table:table-cell>
          <table:table-cell table:number-columns-repeated="997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11" office:value-type="date" office:date-value="2020-06-15" calcext:value-type="date">
            <text:p>15/06/20</text:p>
          </table:table-cell>
          <table:table-cell table:style-name="ce23" office:value-type="float" office:value="232992" calcext:value-type="float">
            <text:p>232992</text:p>
          </table:table-cell>
          <table:table-cell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office:value-type="float" office:value="1376478" calcext:value-type="float">
            <text:p>1376478</text:p>
          </table:table-cell>
          <table:table-cell table:style-name="Default" table:formula="of:=[.C103]-[.C102]" office:value-type="float" office:value="3256" calcext:value-type="float">
            <text:p>3256</text:p>
          </table:table-cell>
          <table:table-cell table:formula="of:=[.D103]-[.D102]" office:value-type="float" office:value="172" calcext:value-type="float">
            <text:p>172</text:p>
          </table:table-cell>
          <table:table-cell table:formula="of:=[.E103]-[.E102]" office:value-type="float" office:value="3830" calcext:value-type="float">
            <text:p>3830</text:p>
          </table:table-cell>
          <table:table-cell table:style-name="Default" table:formula="of:=[.F103]-[.F102]" office:value-type="float" office:value="15639" calcext:value-type="float">
            <text:p>15639</text:p>
          </table:table-cell>
          <table:table-cell table:style-name="ce17" table:formula="of:=32000000-[.C103]" office:value-type="float" office:value="31767008" calcext:value-type="float">
            <text:p>31767008</text:p>
          </table:table-cell>
          <table:table-cell table:style-name="ce19" table:formula="of:=[.C103]-[.D103]-[.E103]" office:value-type="float" office:value="106723" calcext:value-type="float">
            <text:p>106723</text:p>
          </table:table-cell>
          <table:table-cell table:style-name="ce37" table:formula="of:=[.G103]/[.L103]" office:value-type="float" office:value="0.0305088874937923" calcext:value-type="float">
            <text:p>0.0305</text:p>
          </table:table-cell>
          <table:table-cell table:formula="of:=[.H103]/[.L103]" office:value-type="float" office:value="0.00161164884795218" calcext:value-type="float">
            <text:p>0.0016</text:p>
          </table:table-cell>
          <table:table-cell table:formula="of:=[.G103]/[.J103]" office:value-type="float" office:value="0.208197455080248" calcext:value-type="float">
            <text:p>0.208197455080248</text:p>
          </table:table-cell>
          <table:table-cell table:formula="of:=[.G103]/([.C103]*[.K103])" office:value-type="float" office:value="0.000000000439913281919763" calcext:value-type="float">
            <text:p>4.39913281919763E-10</text:p>
          </table:table-cell>
          <table:table-cell table:formula="of:=[.I103]/[.C103]" office:value-type="float" office:value="0.0164383326466145" calcext:value-type="float">
            <text:p>0.016438332646615</text:p>
          </table:table-cell>
          <table:table-cell table:number-columns-repeated="997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11" office:value-type="date" office:date-value="2020-06-16" calcext:value-type="date">
            <text:p>16/06/20</text:p>
          </table:table-cell>
          <table:table-cell office:value-type="float" office:value="237156" calcext:value-type="float">
            <text:p>237156</text:p>
          </table:table-cell>
          <table:table-cell office:value-type="float" office:value="7056" calcext:value-type="float">
            <text:p>7056</text:p>
          </table:table-cell>
          <table:table-cell office:value-type="float" office:value="125205" calcext:value-type="float">
            <text:p>125205</text:p>
          </table:table-cell>
          <table:table-cell office:value-type="float" office:value="1396605" calcext:value-type="float">
            <text:p>1396605</text:p>
          </table:table-cell>
          <table:table-cell table:style-name="Default" table:formula="of:=[.C104]-[.C103]" office:value-type="float" office:value="4164" calcext:value-type="float">
            <text:p>4164</text:p>
          </table:table-cell>
          <table:table-cell table:formula="of:=[.D104]-[.D103]" office:value-type="float" office:value="196" calcext:value-type="float">
            <text:p>196</text:p>
          </table:table-cell>
          <table:table-cell table:formula="of:=[.E104]-[.E103]" office:value-type="float" office:value="5796" calcext:value-type="float">
            <text:p>5796</text:p>
          </table:table-cell>
          <table:table-cell table:style-name="Default" table:formula="of:=[.F104]-[.F103]" office:value-type="float" office:value="20127" calcext:value-type="float">
            <text:p>20127</text:p>
          </table:table-cell>
          <table:table-cell table:style-name="ce17" table:formula="of:=32000000-[.C104]" office:value-type="float" office:value="31762844" calcext:value-type="float">
            <text:p>31762844</text:p>
          </table:table-cell>
          <table:table-cell table:style-name="ce19" table:formula="of:=[.C104]-[.D104]-[.E104]" office:value-type="float" office:value="104895" calcext:value-type="float">
            <text:p>104895</text:p>
          </table:table-cell>
          <table:table-cell table:style-name="ce37" table:formula="of:=[.G104]/[.L104]" office:value-type="float" office:value="0.0396968396968397" calcext:value-type="float">
            <text:p>0.0397</text:p>
          </table:table-cell>
          <table:table-cell table:formula="of:=[.H104]/[.L104]" office:value-type="float" office:value="0.00186853520186854" calcext:value-type="float">
            <text:p>0.0019</text:p>
          </table:table-cell>
          <table:table-cell table:formula="of:=[.G104]/[.J104]" office:value-type="float" office:value="0.20688627217171" calcext:value-type="float">
            <text:p>0.20688627217171</text:p>
          </table:table-cell>
          <table:table-cell table:formula="of:=[.G104]/([.C104]*[.K104])" office:value-type="float" office:value="0.000000000552786238131202" calcext:value-type="float">
            <text:p>5.52786238131202E-10</text:p>
          </table:table-cell>
          <table:table-cell table:formula="of:=[.I104]/[.C104]" office:value-type="float" office:value="0.0244396093710469" calcext:value-type="float">
            <text:p>0.024439609371047</text:p>
          </table:table-cell>
          <table:table-cell table:number-columns-repeated="997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11" office:value-type="date" office:date-value="2020-06-17" calcext:value-type="date">
            <text:p>17/06/20</text:p>
          </table:table-cell>
          <table:table-cell office:value-type="float" office:value="240908" calcext:value-type="float">
            <text:p>240908</text:p>
          </table:table-cell>
          <table:table-cell office:value-type="float" office:value="7257" calcext:value-type="float">
            <text:p>7257</text:p>
          </table:table-cell>
          <table:table-cell office:value-type="float" office:value="128622" calcext:value-type="float">
            <text:p>128622</text:p>
          </table:table-cell>
          <table:table-cell office:value-type="float" office:value="1417911" calcext:value-type="float">
            <text:p>1417911</text:p>
          </table:table-cell>
          <table:table-cell table:style-name="Default" table:formula="of:=[.C105]-[.C104]" office:value-type="float" office:value="3752" calcext:value-type="float">
            <text:p>3752</text:p>
          </table:table-cell>
          <table:table-cell table:formula="of:=[.D105]-[.D104]" office:value-type="float" office:value="201" calcext:value-type="float">
            <text:p>201</text:p>
          </table:table-cell>
          <table:table-cell table:formula="of:=[.E105]-[.E104]" office:value-type="float" office:value="3417" calcext:value-type="float">
            <text:p>3417</text:p>
          </table:table-cell>
          <table:table-cell table:style-name="Default" table:formula="of:=[.F105]-[.F104]" office:value-type="float" office:value="21306" calcext:value-type="float">
            <text:p>21306</text:p>
          </table:table-cell>
          <table:table-cell table:style-name="ce17" table:formula="of:=32000000-[.C105]" office:value-type="float" office:value="31759092" calcext:value-type="float">
            <text:p>31759092</text:p>
          </table:table-cell>
          <table:table-cell table:style-name="ce19" table:formula="of:=[.C105]-[.D105]-[.E105]" office:value-type="float" office:value="105029" calcext:value-type="float">
            <text:p>105029</text:p>
          </table:table-cell>
          <table:table-cell table:style-name="ce37" table:formula="of:=[.G105]/[.L105]" office:value-type="float" office:value="0.0357234668520123" calcext:value-type="float">
            <text:p>0.0357</text:p>
          </table:table-cell>
          <table:table-cell table:formula="of:=[.H105]/[.L105]" office:value-type="float" office:value="0.00191375715278637" calcext:value-type="float">
            <text:p>0.0019</text:p>
          </table:table-cell>
          <table:table-cell table:formula="of:=[.G105]/[.J105]" office:value-type="float" office:value="0.176100628930818" calcext:value-type="float">
            <text:p>0.176100628930818</text:p>
          </table:table-cell>
          <table:table-cell table:formula="of:=[.G105]/([.C105]*[.K105])" office:value-type="float" office:value="0.000000000490392173311264" calcext:value-type="float">
            <text:p>4.90392173311264E-10</text:p>
          </table:table-cell>
          <table:table-cell table:formula="of:=[.I105]/[.C105]" office:value-type="float" office:value="0.0141838378136052" calcext:value-type="float">
            <text:p>0.014183837813605</text:p>
          </table:table-cell>
          <table:table-cell table:number-columns-repeated="997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11" office:value-type="date" office:date-value="2020-06-18" calcext:value-type="date">
            <text:p>18/06/20</text:p>
          </table:table-cell>
          <table:table-cell office:value-type="float" office:value="244388" calcext:value-type="float">
            <text:p>244388</text:p>
          </table:table-cell>
          <table:table-cell office:value-type="float" office:value="7461" calcext:value-type="float">
            <text:p>7461</text:p>
          </table:table-cell>
          <table:table-cell office:value-type="float" office:value="131190" calcext:value-type="float">
            <text:p>131190</text:p>
          </table:table-cell>
          <table:table-cell office:value-type="float" office:value="1439767" calcext:value-type="float">
            <text:p>1439767</text:p>
          </table:table-cell>
          <table:table-cell table:style-name="Default" table:formula="of:=[.C106]-[.C105]" office:value-type="float" office:value="3480" calcext:value-type="float">
            <text:p>3480</text:p>
          </table:table-cell>
          <table:table-cell table:formula="of:=[.D106]-[.D105]" office:value-type="float" office:value="204" calcext:value-type="float">
            <text:p>204</text:p>
          </table:table-cell>
          <table:table-cell table:formula="of:=[.E106]-[.E105]" office:value-type="float" office:value="2568" calcext:value-type="float">
            <text:p>2568</text:p>
          </table:table-cell>
          <table:table-cell table:style-name="Default" table:formula="of:=[.F106]-[.F105]" office:value-type="float" office:value="21856" calcext:value-type="float">
            <text:p>21856</text:p>
          </table:table-cell>
          <table:table-cell table:style-name="ce17" table:formula="of:=32000000-[.C106]" office:value-type="float" office:value="31755612" calcext:value-type="float">
            <text:p>31755612</text:p>
          </table:table-cell>
          <table:table-cell table:style-name="ce19" table:formula="of:=[.C106]-[.D106]-[.E106]" office:value-type="float" office:value="105737" calcext:value-type="float">
            <text:p>105737</text:p>
          </table:table-cell>
          <table:table-cell table:style-name="ce37" table:formula="of:=[.G106]/[.L106]" office:value-type="float" office:value="0.0329118473192922" calcext:value-type="float">
            <text:p>0.0329</text:p>
          </table:table-cell>
          <table:table-cell table:formula="of:=[.H106]/[.L106]" office:value-type="float" office:value="0.00192931518768265" calcext:value-type="float">
            <text:p>0.0019</text:p>
          </table:table-cell>
          <table:table-cell table:formula="of:=[.G106]/[.J106]" office:value-type="float" office:value="0.159224011713031" calcext:value-type="float">
            <text:p>0.159224011713031</text:p>
          </table:table-cell>
          <table:table-cell table:formula="of:=[.G106]/([.C106]*[.K106])" office:value-type="float" office:value="0.000000000448413707202143" calcext:value-type="float">
            <text:p>4.48413707202143E-10</text:p>
          </table:table-cell>
          <table:table-cell table:formula="of:=[.I106]/[.C106]" office:value-type="float" office:value="0.010507880910683" calcext:value-type="float">
            <text:p>0.010507880910683</text:p>
          </table:table-cell>
          <table:table-cell table:number-columns-repeated="997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11" office:value-type="date" office:date-value="2020-06-19" calcext:value-type="date">
            <text:p>19/06/20</text:p>
          </table:table-cell>
          <table:table-cell office:value-type="float" office:value="247925" calcext:value-type="float">
            <text:p>247925</text:p>
          </table:table-cell>
          <table:table-cell office:value-type="float" office:value="7660" calcext:value-type="float">
            <text:p>7660</text:p>
          </table:table-cell>
          <table:table-cell office:value-type="float" office:value="135520" calcext:value-type="float">
            <text:p>135520</text:p>
          </table:table-cell>
          <table:table-cell office:value-type="float" office:value="1461266" calcext:value-type="float">
            <text:p>1461266</text:p>
          </table:table-cell>
          <table:table-cell table:style-name="Default" table:formula="of:=[.C107]-[.C106]" office:value-type="float" office:value="3537" calcext:value-type="float">
            <text:p>3537</text:p>
          </table:table-cell>
          <table:table-cell table:formula="of:=[.D107]-[.D106]" office:value-type="float" office:value="199" calcext:value-type="float">
            <text:p>199</text:p>
          </table:table-cell>
          <table:table-cell table:formula="of:=[.E107]-[.E106]" office:value-type="float" office:value="4330" calcext:value-type="float">
            <text:p>4330</text:p>
          </table:table-cell>
          <table:table-cell table:style-name="Default" table:formula="of:=[.F107]-[.F106]" office:value-type="float" office:value="21499" calcext:value-type="float">
            <text:p>21499</text:p>
          </table:table-cell>
          <table:table-cell table:style-name="ce17" table:formula="of:=32000000-[.C107]" office:value-type="float" office:value="31752075" calcext:value-type="float">
            <text:p>31752075</text:p>
          </table:table-cell>
          <table:table-cell table:style-name="ce19" table:formula="of:=[.C107]-[.D107]-[.E107]" office:value-type="float" office:value="104745" calcext:value-type="float">
            <text:p>104745</text:p>
          </table:table-cell>
          <table:table-cell table:style-name="ce37" table:formula="of:=[.G107]/[.L107]" office:value-type="float" office:value="0.0337677216096234" calcext:value-type="float">
            <text:p>0.0338</text:p>
          </table:table-cell>
          <table:table-cell table:formula="of:=[.H107]/[.L107]" office:value-type="float" office:value="0.00189985202157621" calcext:value-type="float">
            <text:p>0.0019</text:p>
          </table:table-cell>
          <table:table-cell table:formula="of:=[.G107]/[.J107]" office:value-type="float" office:value="0.16451927996651" calcext:value-type="float">
            <text:p>0.16451927996651</text:p>
          </table:table-cell>
          <table:table-cell table:formula="of:=[.G107]/([.C107]*[.K107])" office:value-type="float" office:value="0.000000000449306422117876" calcext:value-type="float">
            <text:p>4.49306422117876E-10</text:p>
          </table:table-cell>
          <table:table-cell table:formula="of:=[.I107]/[.C107]" office:value-type="float" office:value="0.0174649591610366" calcext:value-type="float">
            <text:p>0.017464959161037</text:p>
          </table:table-cell>
          <table:table-cell table:number-columns-repeated="997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11" office:value-type="date" office:date-value="2020-06-20" calcext:value-type="date">
            <text:p>20/06/20</text:p>
          </table:table-cell>
          <table:table-cell office:value-type="float" office:value="251338" calcext:value-type="float">
            <text:p>251338</text:p>
          </table:table-cell>
          <table:table-cell office:value-type="float" office:value="7861" calcext:value-type="float">
            <text:p>7861</text:p>
          </table:table-cell>
          <table:table-cell office:value-type="float" office:value="138763" calcext:value-type="float">
            <text:p>138763</text:p>
          </table:table-cell>
          <table:table-cell office:value-type="float" office:value="1482563" calcext:value-type="float">
            <text:p>1482563</text:p>
          </table:table-cell>
          <table:table-cell table:style-name="Default" table:formula="of:=[.C108]-[.C107]" office:value-type="float" office:value="3413" calcext:value-type="float">
            <text:p>3413</text:p>
          </table:table-cell>
          <table:table-cell table:formula="of:=[.D108]-[.D107]" office:value-type="float" office:value="201" calcext:value-type="float">
            <text:p>201</text:p>
          </table:table-cell>
          <table:table-cell table:formula="of:=[.E108]-[.E107]" office:value-type="float" office:value="3243" calcext:value-type="float">
            <text:p>3243</text:p>
          </table:table-cell>
          <table:table-cell table:style-name="Default" table:formula="of:=[.F108]-[.F107]" office:value-type="float" office:value="21297" calcext:value-type="float">
            <text:p>21297</text:p>
          </table:table-cell>
          <table:table-cell table:style-name="ce17" table:formula="of:=32000000-[.C108]" office:value-type="float" office:value="31748662" calcext:value-type="float">
            <text:p>31748662</text:p>
          </table:table-cell>
          <table:table-cell table:style-name="ce19" table:formula="of:=[.C108]-[.D108]-[.E108]" office:value-type="float" office:value="104714" calcext:value-type="float">
            <text:p>104714</text:p>
          </table:table-cell>
          <table:table-cell table:style-name="ce37" table:formula="of:=[.G108]/[.L108]" office:value-type="float" office:value="0.0325935405007926" calcext:value-type="float">
            <text:p>0.0326</text:p>
          </table:table-cell>
          <table:table-cell table:formula="of:=[.H108]/[.L108]" office:value-type="float" office:value="0.00191951410508623" calcext:value-type="float">
            <text:p>0.0019</text:p>
          </table:table-cell>
          <table:table-cell table:formula="of:=[.G108]/[.J108]" office:value-type="float" office:value="0.160257313236606" calcext:value-type="float">
            <text:p>0.160257313236606</text:p>
          </table:table-cell>
          <table:table-cell table:formula="of:=[.G108]/([.C108]*[.K108])" office:value-type="float" office:value="0.000000000427713251690342" calcext:value-type="float">
            <text:p>4.27713251690342E-10</text:p>
          </table:table-cell>
          <table:table-cell table:formula="of:=[.I108]/[.C108]" office:value-type="float" office:value="0.0129029434466734" calcext:value-type="float">
            <text:p>0.012902943446673</text:p>
          </table:table-cell>
          <table:table-cell table:number-columns-repeated="997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11" office:value-type="date" office:date-value="2020-06-21" calcext:value-type="date">
            <text:p>21/06/20</text:p>
          </table:table-cell>
          <table:table-cell office:value-type="float" office:value="254936" calcext:value-type="float">
            <text:p>254936</text:p>
          </table:table-cell>
          <table:table-cell office:value-type="float" office:value="8045" calcext:value-type="float">
            <text:p>8045</text:p>
          </table:table-cell>
          <table:table-cell office:value-type="float" office:value="141967" calcext:value-type="float">
            <text:p>141967</text:p>
          </table:table-cell>
          <table:table-cell office:value-type="float" office:value="1504209" calcext:value-type="float">
            <text:p>1504209</text:p>
          </table:table-cell>
          <table:table-cell table:style-name="Default" table:formula="of:=[.C109]-[.C108]" office:value-type="float" office:value="3598" calcext:value-type="float">
            <text:p>3598</text:p>
          </table:table-cell>
          <table:table-cell table:formula="of:=[.D109]-[.D108]" office:value-type="float" office:value="184" calcext:value-type="float">
            <text:p>184</text:p>
          </table:table-cell>
          <table:table-cell table:formula="of:=[.E109]-[.E108]" office:value-type="float" office:value="3204" calcext:value-type="float">
            <text:p>3204</text:p>
          </table:table-cell>
          <table:table-cell table:style-name="Default" table:formula="of:=[.F109]-[.F108]" office:value-type="float" office:value="21646" calcext:value-type="float">
            <text:p>21646</text:p>
          </table:table-cell>
          <table:table-cell table:style-name="ce17" table:formula="of:=32000000-[.C109]" office:value-type="float" office:value="31745064" calcext:value-type="float">
            <text:p>31745064</text:p>
          </table:table-cell>
          <table:table-cell table:style-name="ce19" table:formula="of:=[.C109]-[.D109]-[.E109]" office:value-type="float" office:value="104924" calcext:value-type="float">
            <text:p>104924</text:p>
          </table:table-cell>
          <table:table-cell table:style-name="ce37" table:formula="of:=[.G109]/[.L109]" office:value-type="float" office:value="0.0342914871716671" calcext:value-type="float">
            <text:p>0.0343</text:p>
          </table:table-cell>
          <table:table-cell table:formula="of:=[.H109]/[.L109]" office:value-type="float" office:value="0.0017536502611414" calcext:value-type="float">
            <text:p>0.0018</text:p>
          </table:table-cell>
          <table:table-cell table:formula="of:=[.G109]/[.J109]" office:value-type="float" office:value="0.166220086852074" calcext:value-type="float">
            <text:p>0.166220086852074</text:p>
          </table:table-cell>
          <table:table-cell table:formula="of:=[.G109]/([.C109]*[.K109])" office:value-type="float" office:value="0.000000000444583954680517" calcext:value-type="float">
            <text:p>4.44583954680517E-10</text:p>
          </table:table-cell>
          <table:table-cell table:formula="of:=[.I109]/[.C109]" office:value-type="float" office:value="0.0125678601688267" calcext:value-type="float">
            <text:p>0.012567860168827</text:p>
          </table:table-cell>
          <table:table-cell table:number-columns-repeated="997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11" office:value-type="date" office:date-value="2020-06-22" calcext:value-type="date">
            <text:p>22/06/20</text:p>
          </table:table-cell>
          <table:table-cell office:value-type="float" office:value="257447" calcext:value-type="float">
            <text:p>257447</text:p>
          </table:table-cell>
          <table:table-cell office:value-type="float" office:value="8223" calcext:value-type="float">
            <text:p>8223</text:p>
          </table:table-cell>
          <table:table-cell office:value-type="float" office:value="145320" calcext:value-type="float">
            <text:p>145320</text:p>
          </table:table-cell>
          <table:table-cell office:value-type="float" office:value="1517930" calcext:value-type="float">
            <text:p>1517930</text:p>
          </table:table-cell>
          <table:table-cell table:style-name="Default" table:formula="of:=[.C110]-[.C109]" office:value-type="float" office:value="2511" calcext:value-type="float">
            <text:p>2511</text:p>
          </table:table-cell>
          <table:table-cell table:formula="of:=[.D110]-[.D109]" office:value-type="float" office:value="178" calcext:value-type="float">
            <text:p>178</text:p>
          </table:table-cell>
          <table:table-cell table:formula="of:=[.E110]-[.E109]" office:value-type="float" office:value="3353" calcext:value-type="float">
            <text:p>3353</text:p>
          </table:table-cell>
          <table:table-cell table:style-name="Default" table:formula="of:=[.F110]-[.F109]" office:value-type="float" office:value="13721" calcext:value-type="float">
            <text:p>13721</text:p>
          </table:table-cell>
          <table:table-cell table:style-name="ce17" table:formula="of:=32000000-[.C110]" office:value-type="float" office:value="31742553" calcext:value-type="float">
            <text:p>31742553</text:p>
          </table:table-cell>
          <table:table-cell table:style-name="ce19" table:formula="of:=[.C110]-[.D110]-[.E110]" office:value-type="float" office:value="103904" calcext:value-type="float">
            <text:p>103904</text:p>
          </table:table-cell>
          <table:table-cell table:style-name="ce37" table:formula="of:=[.G110]/[.L110]" office:value-type="float" office:value="0.0241665383430859" calcext:value-type="float">
            <text:p>0.0242</text:p>
          </table:table-cell>
          <table:table-cell table:formula="of:=[.H110]/[.L110]" office:value-type="float" office:value="0.00171311980289498" calcext:value-type="float">
            <text:p>0.0017</text:p>
          </table:table-cell>
          <table:table-cell table:formula="of:=[.G110]/[.J110]" office:value-type="float" office:value="0.183004154216165" calcext:value-type="float">
            <text:p>0.183004154216165</text:p>
          </table:table-cell>
          <table:table-cell table:formula="of:=[.G110]/([.C110]*[.K110])" office:value-type="float" office:value="0.000000000307267780878799" calcext:value-type="float">
            <text:p>3.07267780878799E-10</text:p>
          </table:table-cell>
          <table:table-cell table:formula="of:=[.I110]/[.C110]" office:value-type="float" office:value="0.0130240398994745" calcext:value-type="float">
            <text:p>0.013024039899475</text:p>
          </table:table-cell>
          <table:table-cell table:number-columns-repeated="997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11" office:value-type="date" office:date-value="2020-06-23" calcext:value-type="date">
            <text:p>23/06/20</text:p>
          </table:table-cell>
          <table:table-cell office:value-type="float" office:value="260810" calcext:value-type="float">
            <text:p>260810</text:p>
          </table:table-cell>
          <table:table-cell office:value-type="float" office:value="8404" calcext:value-type="float">
            <text:p>8404</text:p>
          </table:table-cell>
          <table:table-cell office:value-type="float" office:value="148437" calcext:value-type="float">
            <text:p>148437</text:p>
          </table:table-cell>
          <table:table-cell office:value-type="float" office:value="1539746" calcext:value-type="float">
            <text:p>1539746</text:p>
          </table:table-cell>
          <table:table-cell table:style-name="Default" table:formula="of:=[.C111]-[.C110]" office:value-type="float" office:value="3363" calcext:value-type="float">
            <text:p>3363</text:p>
          </table:table-cell>
          <table:table-cell table:formula="of:=[.D111]-[.D110]" office:value-type="float" office:value="181" calcext:value-type="float">
            <text:p>181</text:p>
          </table:table-cell>
          <table:table-cell table:formula="of:=[.E111]-[.E110]" office:value-type="float" office:value="3117" calcext:value-type="float">
            <text:p>3117</text:p>
          </table:table-cell>
          <table:table-cell table:style-name="Default" table:formula="of:=[.F111]-[.F110]" office:value-type="float" office:value="21816" calcext:value-type="float">
            <text:p>21816</text:p>
          </table:table-cell>
          <table:table-cell table:style-name="ce17" table:formula="of:=32000000-[.C111]" office:value-type="float" office:value="31739190" calcext:value-type="float">
            <text:p>31739190</text:p>
          </table:table-cell>
          <table:table-cell table:style-name="ce19" table:formula="of:=[.C111]-[.D111]-[.E111]" office:value-type="float" office:value="103969" calcext:value-type="float">
            <text:p>103969</text:p>
          </table:table-cell>
          <table:table-cell table:style-name="ce37" table:formula="of:=[.G111]/[.L111]" office:value-type="float" office:value="0.0323461801113794" calcext:value-type="float">
            <text:p>0.0323</text:p>
          </table:table-cell>
          <table:table-cell table:formula="of:=[.H111]/[.L111]" office:value-type="float" office:value="0.00174090353855476" calcext:value-type="float">
            <text:p>0.0017</text:p>
          </table:table-cell>
          <table:table-cell table:formula="of:=[.G111]/[.J111]" office:value-type="float" office:value="0.154152915291529" calcext:value-type="float">
            <text:p>0.154152915291529</text:p>
          </table:table-cell>
          <table:table-cell table:formula="of:=[.G111]/([.C111]*[.K111])" office:value-type="float" office:value="0.000000000406262548963374" calcext:value-type="float">
            <text:p>4.06262548963374E-10</text:p>
          </table:table-cell>
          <table:table-cell table:formula="of:=[.I111]/[.C111]" office:value-type="float" office:value="0.0119512288639239" calcext:value-type="float">
            <text:p>0.011951228863924</text:p>
          </table:table-cell>
          <table:table-cell table:number-columns-repeated="997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11" office:value-type="date" office:date-value="2020-06-24" calcext:value-type="date">
            <text:p>24/06/20</text:p>
          </table:table-cell>
          <table:table-cell office:value-type="float" office:value="264689" calcext:value-type="float">
            <text:p>264689</text:p>
          </table:table-cell>
          <table:table-cell office:value-type="float" office:value="8586" calcext:value-type="float">
            <text:p>8586</text:p>
          </table:table-cell>
          <table:table-cell office:value-type="float" office:value="151589" calcext:value-type="float">
            <text:p>151589</text:p>
          </table:table-cell>
          <table:table-cell office:value-type="float" office:value="1561653" calcext:value-type="float">
            <text:p>1561653</text:p>
          </table:table-cell>
          <table:table-cell table:style-name="Default" table:formula="of:=[.C112]-[.C111]" office:value-type="float" office:value="3879" calcext:value-type="float">
            <text:p>3879</text:p>
          </table:table-cell>
          <table:table-cell table:formula="of:=[.D112]-[.D111]" office:value-type="float" office:value="182" calcext:value-type="float">
            <text:p>182</text:p>
          </table:table-cell>
          <table:table-cell table:formula="of:=[.E112]-[.E111]" office:value-type="float" office:value="3152" calcext:value-type="float">
            <text:p>3152</text:p>
          </table:table-cell>
          <table:table-cell table:style-name="Default" table:formula="of:=[.F112]-[.F111]" office:value-type="float" office:value="21907" calcext:value-type="float">
            <text:p>21907</text:p>
          </table:table-cell>
          <table:table-cell table:style-name="ce17" table:formula="of:=32000000-[.C112]" office:value-type="float" office:value="31735311" calcext:value-type="float">
            <text:p>31735311</text:p>
          </table:table-cell>
          <table:table-cell table:style-name="ce19" table:formula="of:=[.C112]-[.D112]-[.E112]" office:value-type="float" office:value="104514" calcext:value-type="float">
            <text:p>104514</text:p>
          </table:table-cell>
          <table:table-cell table:style-name="ce37" table:formula="of:=[.G112]/[.L112]" office:value-type="float" office:value="0.0371146449279522" calcext:value-type="float">
            <text:p>0.0371</text:p>
          </table:table-cell>
          <table:table-cell table:formula="of:=[.H112]/[.L112]" office:value-type="float" office:value="0.00174139349752186" calcext:value-type="float">
            <text:p>0.0017</text:p>
          </table:table-cell>
          <table:table-cell table:formula="of:=[.G112]/[.J112]" office:value-type="float" office:value="0.177066691012005" calcext:value-type="float">
            <text:p>0.177066691012005</text:p>
          </table:table-cell>
          <table:table-cell table:formula="of:=[.G112]/([.C112]*[.K112])" office:value-type="float" office:value="0.000000000461786388643428" calcext:value-type="float">
            <text:p>4.61786388643428E-10</text:p>
          </table:table-cell>
          <table:table-cell table:formula="of:=[.I112]/[.C112]" office:value-type="float" office:value="0.011908315041426" calcext:value-type="float">
            <text:p>0.011908315041426</text:p>
          </table:table-cell>
          <table:table-cell table:number-columns-repeated="997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11" office:value-type="date" office:date-value="2020-06-25" calcext:value-type="date">
            <text:p>25/06/20</text:p>
          </table:table-cell>
          <table:table-cell office:value-type="float" office:value="268602" calcext:value-type="float">
            <text:p>268602</text:p>
          </table:table-cell>
          <table:table-cell office:value-type="float" office:value="8761" calcext:value-type="float">
            <text:p>8761</text:p>
          </table:table-cell>
          <table:table-cell office:value-type="float" office:value="156074" calcext:value-type="float">
            <text:p>156074</text:p>
          </table:table-cell>
          <table:table-cell office:value-type="float" office:value="1583605" calcext:value-type="float">
            <text:p>1583605</text:p>
          </table:table-cell>
          <table:table-cell table:style-name="Default" table:formula="of:=[.C113]-[.C112]" office:value-type="float" office:value="3913" calcext:value-type="float">
            <text:p>3913</text:p>
          </table:table-cell>
          <table:table-cell table:formula="of:=[.D113]-[.D112]" office:value-type="float" office:value="175" calcext:value-type="float">
            <text:p>175</text:p>
          </table:table-cell>
          <table:table-cell table:formula="of:=[.E113]-[.E112]" office:value-type="float" office:value="4485" calcext:value-type="float">
            <text:p>4485</text:p>
          </table:table-cell>
          <table:table-cell table:style-name="Default" table:formula="of:=[.F113]-[.F112]" office:value-type="float" office:value="21952" calcext:value-type="float">
            <text:p>21952</text:p>
          </table:table-cell>
          <table:table-cell table:style-name="ce17" table:formula="of:=32000000-[.C113]" office:value-type="float" office:value="31731398" calcext:value-type="float">
            <text:p>31731398</text:p>
          </table:table-cell>
          <table:table-cell table:style-name="ce19" table:formula="of:=[.C113]-[.D113]-[.E113]" office:value-type="float" office:value="103767" calcext:value-type="float">
            <text:p>103767</text:p>
          </table:table-cell>
          <table:table-cell table:style-name="ce37" table:formula="of:=[.G113]/[.L113]" office:value-type="float" office:value="0.0377094837472414" calcext:value-type="float">
            <text:p>0.0377</text:p>
          </table:table-cell>
          <table:table-cell table:formula="of:=[.H113]/[.L113]" office:value-type="float" office:value="0.00168647065059219" calcext:value-type="float">
            <text:p>0.0017</text:p>
          </table:table-cell>
          <table:table-cell table:formula="of:=[.G113]/[.J113]" office:value-type="float" office:value="0.178252551020408" calcext:value-type="float">
            <text:p>0.178252551020408</text:p>
          </table:table-cell>
          <table:table-cell table:formula="of:=[.G113]/([.C113]*[.K113])" office:value-type="float" office:value="0.000000000459104341263299" calcext:value-type="float">
            <text:p>4.59104341263299E-10</text:p>
          </table:table-cell>
          <table:table-cell table:formula="of:=[.I113]/[.C113]" office:value-type="float" office:value="0.0166975674045614" calcext:value-type="float">
            <text:p>0.016697567404561</text:p>
          </table:table-cell>
          <table:table-cell table:number-columns-repeated="997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11" office:value-type="date" office:date-value="2020-06-26" calcext:value-type="date">
            <text:p>26/06/20</text:p>
          </table:table-cell>
          <table:table-cell office:value-type="float" office:value="272364" calcext:value-type="float">
            <text:p>272364</text:p>
          </table:table-cell>
          <table:table-cell office:value-type="float" office:value="8939" calcext:value-type="float">
            <text:p>8939</text:p>
          </table:table-cell>
          <table:table-cell office:value-type="float" office:value="159806" calcext:value-type="float">
            <text:p>159806</text:p>
          </table:table-cell>
          <table:table-cell office:value-type="float" office:value="1604521" calcext:value-type="float">
            <text:p>1604521</text:p>
          </table:table-cell>
          <table:table-cell table:style-name="Default" table:formula="of:=[.C114]-[.C113]" office:value-type="float" office:value="3762" calcext:value-type="float">
            <text:p>3762</text:p>
          </table:table-cell>
          <table:table-cell table:formula="of:=[.D114]-[.D113]" office:value-type="float" office:value="178" calcext:value-type="float">
            <text:p>178</text:p>
          </table:table-cell>
          <table:table-cell table:formula="of:=[.E114]-[.E113]" office:value-type="float" office:value="3732" calcext:value-type="float">
            <text:p>3732</text:p>
          </table:table-cell>
          <table:table-cell table:style-name="Default" table:formula="of:=[.F114]-[.F113]" office:value-type="float" office:value="20916" calcext:value-type="float">
            <text:p>20916</text:p>
          </table:table-cell>
          <table:table-cell table:style-name="ce17" table:formula="of:=32000000-[.C114]" office:value-type="float" office:value="31727636" calcext:value-type="float">
            <text:p>31727636</text:p>
          </table:table-cell>
          <table:table-cell table:style-name="ce19" table:formula="of:=[.C114]-[.D114]-[.E114]" office:value-type="float" office:value="103619" calcext:value-type="float">
            <text:p>103619</text:p>
          </table:table-cell>
          <table:table-cell table:style-name="ce37" table:formula="of:=[.G114]/[.L114]" office:value-type="float" office:value="0.0363060828612513" calcext:value-type="float">
            <text:p>0.0363</text:p>
          </table:table-cell>
          <table:table-cell table:formula="of:=[.H114]/[.L114]" office:value-type="float" office:value="0.00171783167179764" calcext:value-type="float">
            <text:p>0.0017</text:p>
          </table:table-cell>
          <table:table-cell table:formula="of:=[.G114]/[.J114]" office:value-type="float" office:value="0.17986230636833" calcext:value-type="float">
            <text:p>0.17986230636833</text:p>
          </table:table-cell>
          <table:table-cell table:formula="of:=[.G114]/([.C114]*[.K114])" office:value-type="float" office:value="0.000000000435342806955054" calcext:value-type="float">
            <text:p>4.35342806955054E-10</text:p>
          </table:table-cell>
          <table:table-cell table:formula="of:=[.I114]/[.C114]" office:value-type="float" office:value="0.0137022513988633" calcext:value-type="float">
            <text:p>0.013702251398863</text:p>
          </table:table-cell>
          <table:table-cell table:number-columns-repeated="997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11" office:value-type="date" office:date-value="2020-06-27" calcext:value-type="date">
            <text:p>27/06/20</text:p>
          </table:table-cell>
          <table:table-cell office:value-type="float" office:value="275989" calcext:value-type="float">
            <text:p>275989</text:p>
          </table:table-cell>
          <table:table-cell office:value-type="float" office:value="9135" calcext:value-type="float">
            <text:p>9135</text:p>
          </table:table-cell>
          <table:table-cell office:value-type="float" office:value="164024" calcext:value-type="float">
            <text:p>164024</text:p>
          </table:table-cell>
          <table:table-cell office:value-type="float" office:value="1625135" calcext:value-type="float">
            <text:p>1625135</text:p>
          </table:table-cell>
          <table:table-cell table:style-name="Default" table:formula="of:=[.C115]-[.C114]" office:value-type="float" office:value="3625" calcext:value-type="float">
            <text:p>3625</text:p>
          </table:table-cell>
          <table:table-cell table:formula="of:=[.D115]-[.D114]" office:value-type="float" office:value="196" calcext:value-type="float">
            <text:p>196</text:p>
          </table:table-cell>
          <table:table-cell table:formula="of:=[.E115]-[.E114]" office:value-type="float" office:value="4218" calcext:value-type="float">
            <text:p>4218</text:p>
          </table:table-cell>
          <table:table-cell table:style-name="Default" table:formula="of:=[.F115]-[.F114]" office:value-type="float" office:value="20614" calcext:value-type="float">
            <text:p>20614</text:p>
          </table:table-cell>
          <table:table-cell table:style-name="ce17" table:formula="of:=32000000-[.C115]" office:value-type="float" office:value="31724011" calcext:value-type="float">
            <text:p>31724011</text:p>
          </table:table-cell>
          <table:table-cell table:style-name="ce19" table:formula="of:=[.C115]-[.D115]-[.E115]" office:value-type="float" office:value="102830" calcext:value-type="float">
            <text:p>102830</text:p>
          </table:table-cell>
          <table:table-cell table:style-name="ce37" table:formula="of:=[.G115]/[.L115]" office:value-type="float" office:value="0.0352523582612078" calcext:value-type="float">
            <text:p>0.0353</text:p>
          </table:table-cell>
          <table:table-cell table:formula="of:=[.H115]/[.L115]" office:value-type="float" office:value="0.00190605854322668" calcext:value-type="float">
            <text:p>0.0019</text:p>
          </table:table-cell>
          <table:table-cell table:formula="of:=[.G115]/[.J115]" office:value-type="float" office:value="0.175851363151256" calcext:value-type="float">
            <text:p>0.175851363151256</text:p>
          </table:table-cell>
          <table:table-cell table:formula="of:=[.G115]/([.C115]*[.K115])" office:value-type="float" office:value="0.000000000414026506632783" calcext:value-type="float">
            <text:p>4.14026506632783E-10</text:p>
          </table:table-cell>
          <table:table-cell table:formula="of:=[.I115]/[.C115]" office:value-type="float" office:value="0.0152832178094054" calcext:value-type="float">
            <text:p>0.015283217809406</text:p>
          </table:table-cell>
          <table:table-cell table:number-columns-repeated="997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11" office:value-type="date" office:date-value="2020-06-28" calcext:value-type="date">
            <text:p>28/06/20</text:p>
          </table:table-cell>
          <table:table-cell office:value-type="float" office:value="279419" calcext:value-type="float">
            <text:p>279419</text:p>
          </table:table-cell>
          <table:table-cell office:value-type="float" office:value="9317" calcext:value-type="float">
            <text:p>9317</text:p>
          </table:table-cell>
          <table:table-cell office:value-type="float" office:value="167998" calcext:value-type="float">
            <text:p>167998</text:p>
          </table:table-cell>
          <table:table-cell office:value-type="float" office:value="1645112" calcext:value-type="float">
            <text:p>1645112</text:p>
          </table:table-cell>
          <table:table-cell table:style-name="Default" table:formula="of:=[.C116]-[.C115]" office:value-type="float" office:value="3430" calcext:value-type="float">
            <text:p>3430</text:p>
          </table:table-cell>
          <table:table-cell table:formula="of:=[.D116]-[.D115]" office:value-type="float" office:value="182" calcext:value-type="float">
            <text:p>182</text:p>
          </table:table-cell>
          <table:table-cell table:formula="of:=[.E116]-[.E115]" office:value-type="float" office:value="3974" calcext:value-type="float">
            <text:p>3974</text:p>
          </table:table-cell>
          <table:table-cell table:style-name="Default" table:formula="of:=[.F116]-[.F115]" office:value-type="float" office:value="19977" calcext:value-type="float">
            <text:p>19977</text:p>
          </table:table-cell>
          <table:table-cell table:style-name="ce17" table:formula="of:=32000000-[.C116]" office:value-type="float" office:value="31720581" calcext:value-type="float">
            <text:p>31720581</text:p>
          </table:table-cell>
          <table:table-cell table:style-name="ce19" table:formula="of:=[.C116]-[.D116]-[.E116]" office:value-type="float" office:value="102104" calcext:value-type="float">
            <text:p>102104</text:p>
          </table:table-cell>
          <table:table-cell table:style-name="ce37" table:formula="of:=[.G116]/[.L116]" office:value-type="float" office:value="0.0335931990911228" calcext:value-type="float">
            <text:p>0.0336</text:p>
          </table:table-cell>
          <table:table-cell table:formula="of:=[.H116]/[.L116]" office:value-type="float" office:value="0.00178249627830447" calcext:value-type="float">
            <text:p>0.0018</text:p>
          </table:table-cell>
          <table:table-cell table:formula="of:=[.G116]/[.J116]" office:value-type="float" office:value="0.17169745206988" calcext:value-type="float">
            <text:p>0.17169745206988</text:p>
          </table:table-cell>
          <table:table-cell table:formula="of:=[.G116]/([.C116]*[.K116])" office:value-type="float" office:value="0.000000000386987602893447" calcext:value-type="float">
            <text:p>3.86987602893447E-10</text:p>
          </table:table-cell>
          <table:table-cell table:formula="of:=[.I116]/[.C116]" office:value-type="float" office:value="0.0142223685576142" calcext:value-type="float">
            <text:p>0.014222368557614</text:p>
          </table:table-cell>
          <table:table-cell table:number-columns-repeated="997"/>
        </table:table-row>
        <table:table-row table:style-name="ro2">
          <table:table-cell table:style-name="ce5" office:value-type="float" office:value="116" calcext:value-type="float">
            <text:p>116</text:p>
          </table:table-cell>
          <table:table-cell table:style-name="ce11" office:value-type="date" office:date-value="2020-06-29" calcext:value-type="date">
            <text:p>29/06/20</text:p>
          </table:table-cell>
          <table:table-cell office:value-type="float" office:value="282365" calcext:value-type="float">
            <text:p>282365</text:p>
          </table:table-cell>
          <table:table-cell office:value-type="float" office:value="9504" calcext:value-type="float">
            <text:p>9504</text:p>
          </table:table-cell>
          <table:table-cell office:value-type="float" office:value="171159" calcext:value-type="float">
            <text:p>171159</text:p>
          </table:table-cell>
          <table:table-cell office:value-type="float" office:value="1661324" calcext:value-type="float">
            <text:p>1661324</text:p>
          </table:table-cell>
          <table:table-cell table:style-name="Default" table:formula="of:=[.C117]-[.C116]" office:value-type="float" office:value="2946" calcext:value-type="float">
            <text:p>2946</text:p>
          </table:table-cell>
          <table:table-cell table:formula="of:=[.D117]-[.D116]" office:value-type="float" office:value="187" calcext:value-type="float">
            <text:p>187</text:p>
          </table:table-cell>
          <table:table-cell table:formula="of:=[.E117]-[.E116]" office:value-type="float" office:value="3161" calcext:value-type="float">
            <text:p>3161</text:p>
          </table:table-cell>
          <table:table-cell table:style-name="Default" table:formula="of:=[.F117]-[.F116]" office:value-type="float" office:value="16212" calcext:value-type="float">
            <text:p>16212</text:p>
          </table:table-cell>
          <table:table-cell table:style-name="ce17" table:formula="of:=32000000-[.C117]" office:value-type="float" office:value="31717635" calcext:value-type="float">
            <text:p>31717635</text:p>
          </table:table-cell>
          <table:table-cell table:style-name="ce19" table:formula="of:=[.C117]-[.D117]-[.E117]" office:value-type="float" office:value="101702" calcext:value-type="float">
            <text:p>101702</text:p>
          </table:table-cell>
          <table:table-cell table:style-name="ce37" table:formula="of:=[.G117]/[.L117]" office:value-type="float" office:value="0.028966981966923" calcext:value-type="float">
            <text:p>0.0290</text:p>
          </table:table-cell>
          <table:table-cell table:formula="of:=[.H117]/[.L117]" office:value-type="float" office:value="0.0018387052368685" calcext:value-type="float">
            <text:p>0.0018</text:p>
          </table:table-cell>
          <table:table-cell table:formula="of:=[.G117]/[.J117]" office:value-type="float" office:value="0.181717246484086" calcext:value-type="float">
            <text:p>0.181717246484086</text:p>
          </table:table-cell>
          <table:table-cell table:formula="of:=[.G117]/([.C117]*[.K117])" office:value-type="float" office:value="0.000000000328943327929634" calcext:value-type="float">
            <text:p>3.28943327929634E-10</text:p>
          </table:table-cell>
          <table:table-cell table:formula="of:=[.I117]/[.C117]" office:value-type="float" office:value="0.0111947302250633" calcext:value-type="float">
            <text:p>0.011194730225063</text:p>
          </table:table-cell>
          <table:table-cell table:number-columns-repeated="997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11" office:value-type="date" office:date-value="2020-06-30" calcext:value-type="date">
            <text:p>30/06/20</text:p>
          </table:table-cell>
          <table:table-cell office:value-type="float" office:value="285213" calcext:value-type="float">
            <text:p>285213</text:p>
          </table:table-cell>
          <table:table-cell office:value-type="float" office:value="9677" calcext:value-type="float">
            <text:p>9677</text:p>
          </table:table-cell>
          <table:table-cell office:value-type="float" office:value="174535" calcext:value-type="float">
            <text:p>174535</text:p>
          </table:table-cell>
          <table:table-cell office:value-type="float" office:value="1679386" calcext:value-type="float">
            <text:p>1679386</text:p>
          </table:table-cell>
          <table:table-cell table:style-name="Default" table:formula="of:=[.C118]-[.C117]" office:value-type="float" office:value="2848" calcext:value-type="float">
            <text:p>2848</text:p>
          </table:table-cell>
          <table:table-cell table:formula="of:=[.D118]-[.D117]" office:value-type="float" office:value="173" calcext:value-type="float">
            <text:p>173</text:p>
          </table:table-cell>
          <table:table-cell table:formula="of:=[.E118]-[.E117]" office:value-type="float" office:value="3376" calcext:value-type="float">
            <text:p>3376</text:p>
          </table:table-cell>
          <table:table-cell table:style-name="Default" table:formula="of:=[.F118]-[.F117]" office:value-type="float" office:value="18062" calcext:value-type="float">
            <text:p>18062</text:p>
          </table:table-cell>
          <table:table-cell table:style-name="ce17" table:formula="of:=32000000-[.C118]" office:value-type="float" office:value="31714787" calcext:value-type="float">
            <text:p>31714787</text:p>
          </table:table-cell>
          <table:table-cell table:style-name="ce19" table:formula="of:=[.C118]-[.D118]-[.E118]" office:value-type="float" office:value="101001" calcext:value-type="float">
            <text:p>101001</text:p>
          </table:table-cell>
          <table:table-cell table:style-name="ce37" table:formula="of:=[.G118]/[.L118]" office:value-type="float" office:value="0.0281977406164295" calcext:value-type="float">
            <text:p>0.0282</text:p>
          </table:table-cell>
          <table:table-cell table:formula="of:=[.H118]/[.L118]" office:value-type="float" office:value="0.00171285432817497" calcext:value-type="float">
            <text:p>0.0017</text:p>
          </table:table-cell>
          <table:table-cell table:formula="of:=[.G118]/[.J118]" office:value-type="float" office:value="0.157679105303953" calcext:value-type="float">
            <text:p>0.157679105303953</text:p>
          </table:table-cell>
          <table:table-cell table:formula="of:=[.G118]/([.C118]*[.K118])" office:value-type="float" office:value="0.000000000314853749266167" calcext:value-type="float">
            <text:p>3.14853749266167E-10</text:p>
          </table:table-cell>
          <table:table-cell table:formula="of:=[.I118]/[.C118]" office:value-type="float" office:value="0.0118367676087696" calcext:value-type="float">
            <text:p>0.01183676760877</text:p>
          </table:table-cell>
          <table:table-cell table:number-columns-repeated="997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11" office:value-type="date" office:date-value="2020-07-01" calcext:value-type="date">
            <text:p>01/07/20</text:p>
          </table:table-cell>
          <table:table-cell office:value-type="float" office:value="288477" calcext:value-type="float">
            <text:p>288477</text:p>
          </table:table-cell>
          <table:table-cell office:value-type="float" office:value="9860" calcext:value-type="float">
            <text:p>9860</text:p>
          </table:table-cell>
          <table:table-cell office:value-type="float" office:value="178245" calcext:value-type="float">
            <text:p>178245</text:p>
          </table:table-cell>
          <table:table-cell office:value-type="float" office:value="1699369" calcext:value-type="float">
            <text:p>1699369</text:p>
          </table:table-cell>
          <table:table-cell table:style-name="Default" table:formula="of:=[.C119]-[.C118]" office:value-type="float" office:value="3264" calcext:value-type="float">
            <text:p>3264</text:p>
          </table:table-cell>
          <table:table-cell table:formula="of:=[.D119]-[.D118]" office:value-type="float" office:value="183" calcext:value-type="float">
            <text:p>183</text:p>
          </table:table-cell>
          <table:table-cell table:formula="of:=[.E119]-[.E118]" office:value-type="float" office:value="3710" calcext:value-type="float">
            <text:p>3710</text:p>
          </table:table-cell>
          <table:table-cell table:style-name="Default" table:formula="of:=[.F119]-[.F118]" office:value-type="float" office:value="19983" calcext:value-type="float">
            <text:p>19983</text:p>
          </table:table-cell>
          <table:table-cell table:style-name="ce17" table:formula="of:=32000000-[.C119]" office:value-type="float" office:value="31711523" calcext:value-type="float">
            <text:p>31711523</text:p>
          </table:table-cell>
          <table:table-cell table:style-name="ce19" table:formula="of:=[.C119]-[.D119]-[.E119]" office:value-type="float" office:value="100372" calcext:value-type="float">
            <text:p>100372</text:p>
          </table:table-cell>
          <table:table-cell table:style-name="ce37" table:formula="of:=[.G119]/[.L119]" office:value-type="float" office:value="0.0325190292113338" calcext:value-type="float">
            <text:p>0.0325</text:p>
          </table:table-cell>
          <table:table-cell table:formula="of:=[.H119]/[.L119]" office:value-type="float" office:value="0.00182321763041486" calcext:value-type="float">
            <text:p>0.0018</text:p>
          </table:table-cell>
          <table:table-cell table:formula="of:=[.G119]/[.J119]" office:value-type="float" office:value="0.16333883801231" calcext:value-type="float">
            <text:p>0.16333883801231</text:p>
          </table:table-cell>
          <table:table-cell table:formula="of:=[.G119]/([.C119]*[.K119])" office:value-type="float" office:value="0.000000000356797544469446" calcext:value-type="float">
            <text:p>3.56797544469446E-10</text:p>
          </table:table-cell>
          <table:table-cell table:formula="of:=[.I119]/[.C119]" office:value-type="float" office:value="0.0128606440028148" calcext:value-type="float">
            <text:p>0.012860644002815</text:p>
          </table:table-cell>
          <table:table-cell table:number-columns-repeated="997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11" office:value-type="date" office:date-value="2020-07-02" calcext:value-type="date">
            <text:p>02/07/20</text:p>
          </table:table-cell>
          <table:table-cell office:value-type="float" office:value="292004" calcext:value-type="float">
            <text:p>292004</text:p>
          </table:table-cell>
          <table:table-cell office:value-type="float" office:value="10045" calcext:value-type="float">
            <text:p>10045</text:p>
          </table:table-cell>
          <table:table-cell office:value-type="float" office:value="182097" calcext:value-type="float">
            <text:p>182097</text:p>
          </table:table-cell>
          <table:table-cell office:value-type="float" office:value="1720261" calcext:value-type="float">
            <text:p>1720261</text:p>
          </table:table-cell>
          <table:table-cell table:style-name="Default" table:formula="of:=[.C120]-[.C119]" office:value-type="float" office:value="3527" calcext:value-type="float">
            <text:p>3527</text:p>
          </table:table-cell>
          <table:table-cell table:formula="of:=[.D120]-[.D119]" office:value-type="float" office:value="185" calcext:value-type="float">
            <text:p>185</text:p>
          </table:table-cell>
          <table:table-cell table:formula="of:=[.E120]-[.E119]" office:value-type="float" office:value="3852" calcext:value-type="float">
            <text:p>3852</text:p>
          </table:table-cell>
          <table:table-cell table:style-name="Default" table:formula="of:=[.F120]-[.F119]" office:value-type="float" office:value="20892" calcext:value-type="float">
            <text:p>20892</text:p>
          </table:table-cell>
          <table:table-cell table:style-name="ce17" table:formula="of:=32000000-[.C120]" office:value-type="float" office:value="31707996" calcext:value-type="float">
            <text:p>31707996</text:p>
          </table:table-cell>
          <table:table-cell table:style-name="ce19" table:formula="of:=[.C120]-[.D120]-[.E120]" office:value-type="float" office:value="99862" calcext:value-type="float">
            <text:p>99862</text:p>
          </table:table-cell>
          <table:table-cell table:style-name="ce37" table:formula="of:=[.G120]/[.L120]" office:value-type="float" office:value="0.0353187398610082" calcext:value-type="float">
            <text:p>0.0353</text:p>
          </table:table-cell>
          <table:table-cell table:formula="of:=[.H120]/[.L120]" office:value-type="float" office:value="0.00185255652800865" calcext:value-type="float">
            <text:p>0.0019</text:p>
          </table:table-cell>
          <table:table-cell table:formula="of:=[.G120]/[.J120]" office:value-type="float" office:value="0.168820601187057" calcext:value-type="float">
            <text:p>0.168820601187057</text:p>
          </table:table-cell>
          <table:table-cell table:formula="of:=[.G120]/([.C120]*[.K120])" office:value-type="float" office:value="0.000000000380932357345791" calcext:value-type="float">
            <text:p>3.80932357345791E-10</text:p>
          </table:table-cell>
          <table:table-cell table:formula="of:=[.I120]/[.C120]" office:value-type="float" office:value="0.0131916001150669" calcext:value-type="float">
            <text:p>0.013191600115067</text:p>
          </table:table-cell>
          <table:table-cell table:number-columns-repeated="997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11" office:value-type="date" office:date-value="2020-07-03" calcext:value-type="date">
            <text:p>03/07/20</text:p>
          </table:table-cell>
          <table:table-cell office:value-type="float" office:value="295599" calcext:value-type="float">
            <text:p>295599</text:p>
          </table:table-cell>
          <table:table-cell office:value-type="float" office:value="10226" calcext:value-type="float">
            <text:p>10226</text:p>
          </table:table-cell>
          <table:table-cell office:value-type="float" office:value="185852" calcext:value-type="float">
            <text:p>185852</text:p>
          </table:table-cell>
          <table:table-cell office:value-type="float" office:value="1740969" calcext:value-type="float">
            <text:p>1740969</text:p>
          </table:table-cell>
          <table:table-cell table:style-name="Default" table:formula="of:=[.C121]-[.C120]" office:value-type="float" office:value="3595" calcext:value-type="float">
            <text:p>3595</text:p>
          </table:table-cell>
          <table:table-cell table:formula="of:=[.D121]-[.D120]" office:value-type="float" office:value="181" calcext:value-type="float">
            <text:p>181</text:p>
          </table:table-cell>
          <table:table-cell table:formula="of:=[.E121]-[.E120]" office:value-type="float" office:value="3755" calcext:value-type="float">
            <text:p>3755</text:p>
          </table:table-cell>
          <table:table-cell table:style-name="Default" table:formula="of:=[.F121]-[.F120]" office:value-type="float" office:value="20708" calcext:value-type="float">
            <text:p>20708</text:p>
          </table:table-cell>
          <table:table-cell table:style-name="ce17" table:formula="of:=32000000-[.C121]" office:value-type="float" office:value="31704401" calcext:value-type="float">
            <text:p>31704401</text:p>
          </table:table-cell>
          <table:table-cell table:style-name="ce19" table:formula="of:=[.C121]-[.D121]-[.E121]" office:value-type="float" office:value="99521" calcext:value-type="float">
            <text:p>99521</text:p>
          </table:table-cell>
          <table:table-cell table:style-name="ce37" table:formula="of:=[.G121]/[.L121]" office:value-type="float" office:value="0.0361230293103968" calcext:value-type="float">
            <text:p>0.0361</text:p>
          </table:table-cell>
          <table:table-cell table:formula="of:=[.H121]/[.L121]" office:value-type="float" office:value="0.00181871162870148" calcext:value-type="float">
            <text:p>0.0018</text:p>
          </table:table-cell>
          <table:table-cell table:formula="of:=[.G121]/[.J121]" office:value-type="float" office:value="0.173604404095036" calcext:value-type="float">
            <text:p>0.173604404095036</text:p>
          </table:table-cell>
          <table:table-cell table:formula="of:=[.G121]/([.C121]*[.K121])" office:value-type="float" office:value="0.000000000383598042093406" calcext:value-type="float">
            <text:p>3.83598042093406E-10</text:p>
          </table:table-cell>
          <table:table-cell table:formula="of:=[.I121]/[.C121]" office:value-type="float" office:value="0.012703019969621" calcext:value-type="float">
            <text:p>0.012703019969621</text:p>
          </table:table-cell>
          <table:table-cell table:number-columns-repeated="997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11" office:value-type="date" office:date-value="2020-07-04" calcext:value-type="date">
            <text:p>04/07/20</text:p>
          </table:table-cell>
          <table:table-cell office:value-type="float" office:value="299080" calcext:value-type="float">
            <text:p>299080</text:p>
          </table:table-cell>
          <table:table-cell office:value-type="float" office:value="10412" calcext:value-type="float">
            <text:p>10412</text:p>
          </table:table-cell>
          <table:table-cell office:value-type="float" office:value="189621" calcext:value-type="float">
            <text:p>189621</text:p>
          </table:table-cell>
          <table:table-cell office:value-type="float" office:value="1761910" calcext:value-type="float">
            <text:p>1761910</text:p>
          </table:table-cell>
          <table:table-cell table:style-name="Default" table:formula="of:=[.C122]-[.C121]" office:value-type="float" office:value="3481" calcext:value-type="float">
            <text:p>3481</text:p>
          </table:table-cell>
          <table:table-cell table:formula="of:=[.D122]-[.D121]" office:value-type="float" office:value="186" calcext:value-type="float">
            <text:p>186</text:p>
          </table:table-cell>
          <table:table-cell table:formula="of:=[.E122]-[.E121]" office:value-type="float" office:value="3769" calcext:value-type="float">
            <text:p>3769</text:p>
          </table:table-cell>
          <table:table-cell table:style-name="Default" table:formula="of:=[.F122]-[.F121]" office:value-type="float" office:value="20941" calcext:value-type="float">
            <text:p>20941</text:p>
          </table:table-cell>
          <table:table-cell table:style-name="ce17" table:formula="of:=32000000-[.C122]" office:value-type="float" office:value="31700920" calcext:value-type="float">
            <text:p>31700920</text:p>
          </table:table-cell>
          <table:table-cell table:style-name="ce19" table:formula="of:=[.C122]-[.D122]-[.E122]" office:value-type="float" office:value="99047" calcext:value-type="float">
            <text:p>99047</text:p>
          </table:table-cell>
          <table:table-cell table:style-name="ce37" table:formula="of:=[.G122]/[.L122]" office:value-type="float" office:value="0.0351449311942815" calcext:value-type="float">
            <text:p>0.0351</text:p>
          </table:table-cell>
          <table:table-cell table:formula="of:=[.H122]/[.L122]" office:value-type="float" office:value="0.00187789635223682" calcext:value-type="float">
            <text:p>0.0019</text:p>
          </table:table-cell>
          <table:table-cell table:formula="of:=[.G122]/[.J122]" office:value-type="float" office:value="0.166228928895468" calcext:value-type="float">
            <text:p>0.166228928895468</text:p>
          </table:table-cell>
          <table:table-cell table:formula="of:=[.G122]/([.C122]*[.K122])" office:value-type="float" office:value="0.000000000367151058942944" calcext:value-type="float">
            <text:p>3.67151058942944E-10</text:p>
          </table:table-cell>
          <table:table-cell table:formula="of:=[.I122]/[.C122]" office:value-type="float" office:value="0.0126019794035041" calcext:value-type="float">
            <text:p>0.012601979403504</text:p>
          </table:table-cell>
          <table:table-cell table:number-columns-repeated="997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11" office:value-type="date" office:date-value="2020-07-05" calcext:value-type="date">
            <text:p>05/07/20</text:p>
          </table:table-cell>
          <table:table-cell office:value-type="float" office:value="302718" calcext:value-type="float">
            <text:p>302718</text:p>
          </table:table-cell>
          <table:table-cell office:value-type="float" office:value="10589" calcext:value-type="float">
            <text:p>10589</text:p>
          </table:table-cell>
          <table:table-cell office:value-type="float" office:value="193957" calcext:value-type="float">
            <text:p>193957</text:p>
          </table:table-cell>
          <table:table-cell office:value-type="float" office:value="1782846" calcext:value-type="float">
            <text:p>1782846</text:p>
          </table:table-cell>
          <table:table-cell table:style-name="Default" table:formula="of:=[.C123]-[.C122]" office:value-type="float" office:value="3638" calcext:value-type="float">
            <text:p>3638</text:p>
          </table:table-cell>
          <table:table-cell table:formula="of:=[.D123]-[.D122]" office:value-type="float" office:value="177" calcext:value-type="float">
            <text:p>177</text:p>
          </table:table-cell>
          <table:table-cell table:formula="of:=[.E123]-[.E122]" office:value-type="float" office:value="4336" calcext:value-type="float">
            <text:p>4336</text:p>
          </table:table-cell>
          <table:table-cell table:style-name="Default" table:formula="of:=[.F123]-[.F122]" office:value-type="float" office:value="20936" calcext:value-type="float">
            <text:p>20936</text:p>
          </table:table-cell>
          <table:table-cell table:style-name="ce17" table:formula="of:=32000000-[.C123]" office:value-type="float" office:value="31697282" calcext:value-type="float">
            <text:p>31697282</text:p>
          </table:table-cell>
          <table:table-cell table:style-name="ce19" table:formula="of:=[.C123]-[.D123]-[.E123]" office:value-type="float" office:value="98172" calcext:value-type="float">
            <text:p>98172</text:p>
          </table:table-cell>
          <table:table-cell table:style-name="ce37" table:formula="of:=[.G123]/[.L123]" office:value-type="float" office:value="0.0370574094446482" calcext:value-type="float">
            <text:p>0.0371</text:p>
          </table:table-cell>
          <table:table-cell table:formula="of:=[.H123]/[.L123]" office:value-type="float" office:value="0.00180295807358514" calcext:value-type="float">
            <text:p>0.0018</text:p>
          </table:table-cell>
          <table:table-cell table:formula="of:=[.G123]/[.J123]" office:value-type="float" office:value="0.17376767290791" calcext:value-type="float">
            <text:p>0.17376767290791</text:p>
          </table:table-cell>
          <table:table-cell table:formula="of:=[.G123]/([.C123]*[.K123])" office:value-type="float" office:value="0.000000000379142461797418" calcext:value-type="float">
            <text:p>3.79142461797418E-10</text:p>
          </table:table-cell>
          <table:table-cell table:formula="of:=[.I123]/[.C123]" office:value-type="float" office:value="0.0143235618628559" calcext:value-type="float">
            <text:p>0.014323561862856</text:p>
          </table:table-cell>
          <table:table-cell table:number-columns-repeated="997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11" office:value-type="date" office:date-value="2020-07-06" calcext:value-type="date">
            <text:p>06/07/20</text:p>
          </table:table-cell>
          <table:table-cell office:value-type="float" office:value="305703" calcext:value-type="float">
            <text:p>305703</text:p>
          </table:table-cell>
          <table:table-cell office:value-type="float" office:value="10772" calcext:value-type="float">
            <text:p>10772</text:p>
          </table:table-cell>
          <table:table-cell office:value-type="float" office:value="197619" calcext:value-type="float">
            <text:p>197619</text:p>
          </table:table-cell>
          <table:table-cell office:value-type="float" office:value="1800690" calcext:value-type="float">
            <text:p>1800690</text:p>
          </table:table-cell>
          <table:table-cell table:style-name="Default" table:formula="of:=[.C124]-[.C123]" office:value-type="float" office:value="2985" calcext:value-type="float">
            <text:p>2985</text:p>
          </table:table-cell>
          <table:table-cell table:formula="of:=[.D124]-[.D123]" office:value-type="float" office:value="183" calcext:value-type="float">
            <text:p>183</text:p>
          </table:table-cell>
          <table:table-cell table:formula="of:=[.E124]-[.E123]" office:value-type="float" office:value="3662" calcext:value-type="float">
            <text:p>3662</text:p>
          </table:table-cell>
          <table:table-cell table:style-name="Default" table:formula="of:=[.F124]-[.F123]" office:value-type="float" office:value="17844" calcext:value-type="float">
            <text:p>17844</text:p>
          </table:table-cell>
          <table:table-cell table:style-name="ce17" table:formula="of:=32000000-[.C124]" office:value-type="float" office:value="31694297" calcext:value-type="float">
            <text:p>31694297</text:p>
          </table:table-cell>
          <table:table-cell table:style-name="ce19" table:formula="of:=[.C124]-[.D124]-[.E124]" office:value-type="float" office:value="97312" calcext:value-type="float">
            <text:p>97312</text:p>
          </table:table-cell>
          <table:table-cell table:style-name="ce37" table:formula="of:=[.G124]/[.L124]" office:value-type="float" office:value="0.0306745314041434" calcext:value-type="float">
            <text:p>0.0307</text:p>
          </table:table-cell>
          <table:table-cell table:formula="of:=[.H124]/[.L124]" office:value-type="float" office:value="0.00188054916146005" calcext:value-type="float">
            <text:p>0.0019</text:p>
          </table:table-cell>
          <table:table-cell table:formula="of:=[.G124]/[.J124]" office:value-type="float" office:value="0.167283120376597" calcext:value-type="float">
            <text:p>0.167283120376597</text:p>
          </table:table-cell>
          <table:table-cell table:formula="of:=[.G124]/([.C124]*[.K124])" office:value-type="float" office:value="0.000000000308080004182282" calcext:value-type="float">
            <text:p>3.08080004182282E-10</text:p>
          </table:table-cell>
          <table:table-cell table:formula="of:=[.I124]/[.C124]" office:value-type="float" office:value="0.011978946886357" calcext:value-type="float">
            <text:p>0.011978946886357</text:p>
          </table:table-cell>
          <table:table-cell table:number-columns-repeated="997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11" office:value-type="date" office:date-value="2020-07-07" calcext:value-type="date">
            <text:p>07/07/20</text:p>
          </table:table-cell>
          <table:table-cell office:value-type="float" office:value="309278" calcext:value-type="float">
            <text:p>309278</text:p>
          </table:table-cell>
          <table:table-cell office:value-type="float" office:value="10952" calcext:value-type="float">
            <text:p>10952</text:p>
          </table:table-cell>
          <table:table-cell office:value-type="float" office:value="200938" calcext:value-type="float">
            <text:p>200938</text:p>
          </table:table-cell>
          <table:table-cell office:value-type="float" office:value="1821328" calcext:value-type="float">
            <text:p>1821328</text:p>
          </table:table-cell>
          <table:table-cell table:style-name="Default" table:formula="of:=[.C125]-[.C124]" office:value-type="float" office:value="3575" calcext:value-type="float">
            <text:p>3575</text:p>
          </table:table-cell>
          <table:table-cell table:formula="of:=[.D125]-[.D124]" office:value-type="float" office:value="180" calcext:value-type="float">
            <text:p>180</text:p>
          </table:table-cell>
          <table:table-cell table:formula="of:=[.E125]-[.E124]" office:value-type="float" office:value="3319" calcext:value-type="float">
            <text:p>3319</text:p>
          </table:table-cell>
          <table:table-cell table:style-name="Default" table:formula="of:=[.F125]-[.F124]" office:value-type="float" office:value="20638" calcext:value-type="float">
            <text:p>20638</text:p>
          </table:table-cell>
          <table:table-cell table:style-name="ce17" table:formula="of:=32000000-[.C125]" office:value-type="float" office:value="31690722" calcext:value-type="float">
            <text:p>31690722</text:p>
          </table:table-cell>
          <table:table-cell table:style-name="ce19" table:formula="of:=[.C125]-[.D125]-[.E125]" office:value-type="float" office:value="97388" calcext:value-type="float">
            <text:p>97388</text:p>
          </table:table-cell>
          <table:table-cell table:style-name="ce37" table:formula="of:=[.G125]/[.L125]" office:value-type="float" office:value="0.0367088347640366" calcext:value-type="float">
            <text:p>0.0367</text:p>
          </table:table-cell>
          <table:table-cell table:formula="of:=[.H125]/[.L125]" office:value-type="float" office:value="0.00184827699511233" calcext:value-type="float">
            <text:p>0.0018</text:p>
          </table:table-cell>
          <table:table-cell table:formula="of:=[.G125]/[.J125]" office:value-type="float" office:value="0.173224149626902" calcext:value-type="float">
            <text:p>0.173224149626902</text:p>
          </table:table-cell>
          <table:table-cell table:formula="of:=[.G125]/([.C125]*[.K125])" office:value-type="float" office:value="0.00000000036474965029419" calcext:value-type="float">
            <text:p>3.6474965029419E-10</text:p>
          </table:table-cell>
          <table:table-cell table:formula="of:=[.I125]/[.C125]" office:value-type="float" office:value="0.0107314454956382" calcext:value-type="float">
            <text:p>0.010731445495638</text:p>
          </table:table-cell>
          <table:table-cell table:number-columns-repeated="997"/>
        </table:table-row>
        <table:table-row table:style-name="ro2" table:number-rows-repeated="1048450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REGRECION" table:style-name="ta1">
        <table:table-column table:style-name="co12" table:default-cell-style-name="ce11"/>
        <table:table-column table:style-name="co12" table:number-columns-repeated="2" table:default-cell-style-name="Default"/>
        <table:table-column table:style-name="co12" table:default-cell-style-name="ce31"/>
        <table:table-row table:style-name="ro2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1" calcext:value-type="date">
            <text:p>11/03/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2" calcext:value-type="date">
            <text:p>12/03/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3" calcext:value-type="date">
            <text:p>13/03/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4" calcext:value-type="date">
            <text:p>14/03/2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5" calcext:value-type="date">
            <text:p>15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6" calcext:value-type="date">
            <text:p>16/03/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7" calcext:value-type="date">
            <text:p>17/03/2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8" calcext:value-type="date">
            <text:p>18/03/2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0-03-19" calcext:value-type="date">
            <text:p>19/03/20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0" calcext:value-type="date">
            <text:p>20/03/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1" calcext:value-type="date">
            <text:p>21/03/20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2" calcext:value-type="date">
            <text:p>22/03/20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3" calcext:value-type="date">
            <text:p>23/03/20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4" calcext:value-type="date">
            <text:p>24/03/20</text:p>
          </table:table-cell>
          <table:table-cell office:value-type="float" office:value="416" calcext:value-type="float">
            <text:p>4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5" calcext:value-type="date">
            <text:p>25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6" calcext:value-type="date">
            <text:p>26/03/20</text:p>
          </table:table-cell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3-27" calcext:value-type="date">
            <text:p>27/03/20</text:p>
          </table:table-cell>
          <table:table-cell office:value-type="float" office:value="635" calcext:value-type="float">
            <text:p>63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28" calcext:value-type="date">
            <text:p>28/03/20</text:p>
          </table:table-cell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29" calcext:value-type="date">
            <text:p>29/03/20</text:p>
          </table:table-cell>
          <table:table-cell office:value-type="float" office:value="852" calcext:value-type="float">
            <text:p>85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30" calcext:value-type="date">
            <text:p>30/03/20</text:p>
          </table:table-cell>
          <table:table-cell office:value-type="float" office:value="950" calcext:value-type="float">
            <text:p>95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date" office:date-value="2020-03-31" calcext:value-type="date">
            <text:p>31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6" calcext:value-type="float">
            <text:p>46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date" office:date-value="2020-04-01" calcext:value-type="date">
            <text:p>01/04/20</text:p>
          </table:table-cell>
          <table:table-cell office:value-type="float" office:value="1323" calcext:value-type="float">
            <text:p>1323</text:p>
          </table:table-cell>
          <table:table-cell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date" office:date-value="2020-04-02" calcext:value-type="date">
            <text:p>02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48" calcext:value-type="float">
            <text:p>48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date" office:date-value="2020-04-03" calcext:value-type="date">
            <text:p>03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55" calcext:value-type="float">
            <text:p>55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date" office:date-value="2020-04-04" calcext:value-type="date">
            <text:p>04/04/20</text:p>
          </table:table-cell>
          <table:table-cell office:value-type="float" office:value="1746" calcext:value-type="float">
            <text:p>1746</text:p>
          </table:table-cell>
          <table:table-cell office:value-type="float" office:value="73" calcext:value-type="float">
            <text:p>73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office:value-type="date" office:date-value="2020-04-05" calcext:value-type="date">
            <text:p>05/04/20</text:p>
          </table:table-cell>
          <table:table-cell office:value-type="float" office:value="2281" calcext:value-type="float">
            <text:p>2281</text:p>
          </table:table-cell>
          <table:table-cell office:value-type="float" office:value="83" calcext:value-type="float">
            <text:p>83</text:p>
          </table:table-cell>
          <table:table-cell office:value-type="float" office:value="915" calcext:value-type="float">
            <text:p>915</text:p>
          </table:table-cell>
        </table:table-row>
        <table:table-row table:style-name="ro2">
          <table:table-cell office:value-type="date" office:date-value="2020-04-06" calcext:value-type="date">
            <text:p>06/04/20</text:p>
          </table:table-cell>
          <table:table-cell office:value-type="float" office:value="2561" calcext:value-type="float">
            <text:p>2561</text:p>
          </table:table-cell>
          <table:table-cell office:value-type="float" office:value="91" calcext:value-type="float">
            <text:p>91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date" office:date-value="2020-04-07" calcext:value-type="date">
            <text:p>07/04/20</text:p>
          </table:table-cell>
          <table:table-cell office:value-type="float" office:value="2954" calcext:value-type="float">
            <text:p>2954</text:p>
          </table:table-cell>
          <table:table-cell office:value-type="float" office:value="93" calcext:value-type="float">
            <text:p>93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date" office:date-value="2020-04-08" calcext:value-type="date">
            <text:p>08/04/20</text:p>
          </table:table-cell>
          <table:table-cell office:value-type="float" office:value="4342" calcext:value-type="float">
            <text:p>4342</text:p>
          </table:table-cell>
          <table:table-cell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</table:table-row>
        <table:table-row table:style-name="ro2">
          <table:table-cell office:value-type="date" office:date-value="2020-04-09" calcext:value-type="date">
            <text:p>09/04/20</text:p>
          </table:table-cell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date" office:date-value="2020-04-10" calcext:value-type="date">
            <text:p>10/04/20</text:p>
          </table:table-cell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</table:table-row>
        <table:table-row table:style-name="ro2">
          <table:table-cell office:value-type="date" office:date-value="2020-04-11" calcext:value-type="date">
            <text:p>11/04/20</text:p>
          </table:table-cell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table-cell office:value-type="date" office:date-value="2020-04-12" calcext:value-type="date">
            <text:p>12/04/20</text:p>
          </table:table-cell>
          <table:table-cell office:value-type="float" office:value="7519" calcext:value-type="float">
            <text:p>7519</text:p>
          </table:table-cell>
          <table:table-cell office:value-type="float" office:value="192" calcext:value-type="float">
            <text:p>192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date" office:date-value="2020-04-13" calcext:value-type="date">
            <text:p>13/04/20</text:p>
          </table:table-cell>
          <table:table-cell office:value-type="float" office:value="9784" calcext:value-type="float">
            <text:p>9784</text:p>
          </table:table-cell>
          <table:table-cell office:value-type="float" office:value="194" calcext:value-type="float">
            <text:p>194</text:p>
          </table:table-cell>
          <table:table-cell office:value-type="float" office:value="1799" calcext:value-type="float">
            <text:p>1799</text:p>
          </table:table-cell>
        </table:table-row>
        <table:table-row table:style-name="ro2">
          <table:table-cell office:value-type="date" office:date-value="2020-04-14" calcext:value-type="date">
            <text:p>14/04/20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office:value-type="date" office:date-value="2020-04-15" calcext:value-type="date">
            <text:p>15/04/20</text:p>
          </table:table-cell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office:value-type="date" office:date-value="2020-04-16" calcext:value-type="date">
            <text:p>16/04/20</text:p>
          </table:table-cell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</table:table-row>
        <table:table-row table:style-name="ro2">
          <table:table-cell office:value-type="date" office:date-value="2020-04-17" calcext:value-type="date">
            <text:p>17/04/20</text:p>
          </table:table-cell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</table:table-row>
        <table:table-row table:style-name="ro2">
          <table:table-cell office:value-type="date" office:date-value="2020-04-18" calcext:value-type="date">
            <text:p>18/04/20</text:p>
          </table:table-cell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</table:table-row>
        <table:table-row table:style-name="ro2">
          <table:table-cell office:value-type="date" office:date-value="2020-04-19" calcext:value-type="date">
            <text:p>19/04/20</text:p>
          </table:table-cell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</table:table-row>
        <table:table-row table:style-name="ro2">
          <table:table-cell office:value-type="date" office:date-value="2020-04-20" calcext:value-type="date">
            <text:p>20/04/20</text:p>
          </table:table-cell>
          <table:table-cell office:value-type="float" office:value="16325" calcext:value-type="float">
            <text:p>16325</text:p>
          </table:table-cell>
          <table:table-cell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</table:table-row>
        <table:table-row table:style-name="ro2">
          <table:table-cell office:value-type="date" office:date-value="2020-04-21" calcext:value-type="date">
            <text:p>21/04/20</text:p>
          </table:table-cell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</table:table-row>
        <table:table-row table:style-name="ro2">
          <table:table-cell office:value-type="date" office:date-value="2020-04-22" calcext:value-type="date">
            <text:p>22/04/20</text:p>
          </table:table-cell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</table:table-row>
        <table:table-row table:style-name="ro2">
          <table:table-cell office:value-type="date" office:date-value="2020-04-23" calcext:value-type="date">
            <text:p>23/04/20</text:p>
          </table:table-cell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</table:table-row>
        <table:table-row table:style-name="ro2">
          <table:table-cell office:value-type="date" office:date-value="2020-04-24" calcext:value-type="date">
            <text:p>24/04/20</text:p>
          </table:table-cell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</table:table-row>
        <table:table-row table:style-name="ro2">
          <table:table-cell office:value-type="date" office:date-value="2020-04-25" calcext:value-type="date">
            <text:p>25/04/20</text:p>
          </table:table-cell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</table:table-row>
        <table:table-row table:style-name="ro2">
          <table:table-cell office:value-type="date" office:date-value="2020-04-26" calcext:value-type="date">
            <text:p>26/04/20</text:p>
          </table:table-cell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</table:table-row>
        <table:table-row table:style-name="ro2">
          <table:table-cell office:value-type="date" office:date-value="2020-04-27" calcext:value-type="date">
            <text:p>27/04/20</text:p>
          </table:table-cell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 office:value-type="float" office:value="8429" calcext:value-type="float">
            <text:p>8429</text:p>
          </table:table-cell>
        </table:table-row>
        <table:table-row table:style-name="ro2">
          <table:table-cell office:value-type="date" office:date-value="2020-04-28" calcext:value-type="date">
            <text:p>28/04/20</text:p>
          </table:table-cell>
          <table:table-cell office:value-type="float" office:value="31190" calcext:value-type="float">
            <text:p>31190</text:p>
          </table:table-cell>
          <table:table-cell office:value-type="float" office:value="854" calcext:value-type="float">
            <text:p>854</text:p>
          </table:table-cell>
          <table:table-cell office:value-type="float" office:value="9178" calcext:value-type="float">
            <text:p>9178</text:p>
          </table:table-cell>
        </table:table-row>
        <table:table-row table:style-name="ro2">
          <table:table-cell office:value-type="date" office:date-value="2020-04-29" calcext:value-type="date">
            <text:p>29/04/20</text:p>
          </table:table-cell>
          <table:table-cell office:value-type="float" office:value="33931" calcext:value-type="float">
            <text:p>33931</text:p>
          </table:table-cell>
          <table:table-cell office:value-type="float" office:value="943" calcext:value-type="float">
            <text:p>943</text:p>
          </table:table-cell>
          <table:table-cell office:value-type="float" office:value="9180" calcext:value-type="float">
            <text:p>9180</text:p>
          </table:table-cell>
        </table:table-row>
        <table:table-row table:style-name="ro2">
          <table:table-cell office:value-type="date" office:date-value="2020-04-30" calcext:value-type="date">
            <text:p>30/04/20</text:p>
          </table:table-cell>
          <table:table-cell office:value-type="float" office:value="36976" calcext:value-type="float">
            <text:p>36976</text:p>
          </table:table-cell>
          <table:table-cell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float" office:value="40459" calcext:value-type="float">
            <text:p>40459</text:p>
          </table:table-cell>
          <table:table-cell office:value-type="float" office:value="1123" calcext:value-type="float">
            <text:p>1123</text:p>
          </table:table-cell>
          <table:table-cell office:value-type="float" office:value="11128" calcext:value-type="float">
            <text:p>11128</text:p>
          </table:table-cell>
        </table:table-row>
        <table:table-row table:style-name="ro2">
          <table:table-cell office:value-type="date" office:date-value="2020-05-02" calcext:value-type="date">
            <text:p>02/05/20</text:p>
          </table:table-cell>
          <table:table-cell office:value-type="float" office:value="42534" calcext:value-type="float">
            <text:p>42534</text:p>
          </table:table-cell>
          <table:table-cell office:value-type="float" office:value="1125" calcext:value-type="float">
            <text:p>1125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2">
          <table:table-cell office:value-type="date" office:date-value="2020-05-03" calcext:value-type="date">
            <text:p>03/05/20</text:p>
          </table:table-cell>
          <table:table-cell office:value-type="float" office:value="45928" calcext:value-type="float">
            <text:p>45928</text:p>
          </table:table-cell>
          <table:table-cell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2">
          <table:table-cell office:value-type="date" office:date-value="2020-05-05" calcext:value-type="date">
            <text:p>05/05/20</text:p>
          </table:table-cell>
          <table:table-cell office:value-type="float" office:value="51189" calcext:value-type="float">
            <text:p>51189</text:p>
          </table:table-cell>
          <table:table-cell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2">
          <table:table-cell office:value-type="date" office:date-value="2020-05-06" calcext:value-type="date">
            <text:p>06/05/20</text:p>
          </table:table-cell>
          <table:table-cell office:value-type="float" office:value="54817" calcext:value-type="float">
            <text:p>54817</text:p>
          </table:table-cell>
          <table:table-cell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2">
          <table:table-cell office:value-type="date" office:date-value="2020-05-07" calcext:value-type="date">
            <text:p>07/05/20</text:p>
          </table:table-cell>
          <table:table-cell office:value-type="float" office:value="58526" calcext:value-type="float">
            <text:p>58526</text:p>
          </table:table-cell>
          <table:table-cell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</table:table-row>
        <table:table-row table:style-name="ro2">
          <table:table-cell office:value-type="date" office:date-value="2020-05-08" calcext:value-type="date">
            <text:p>08/05/20</text:p>
          </table:table-cell>
          <table:table-cell office:value-type="float" office:value="61847" calcext:value-type="float">
            <text:p>61847</text:p>
          </table:table-cell>
          <table:table-cell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</table:table-row>
        <table:table-row table:style-name="ro2">
          <table:table-cell office:value-type="date" office:date-value="2020-05-09" calcext:value-type="date">
            <text:p>09/05/20</text:p>
          </table:table-cell>
          <table:table-cell office:value-type="float" office:value="65015" calcext:value-type="float">
            <text:p>65015</text:p>
          </table:table-cell>
          <table:table-cell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</table:table-row>
        <table:table-row table:style-name="ro2">
          <table:table-cell office:value-type="date" office:date-value="2020-05-10" calcext:value-type="date">
            <text:p>10/05/20</text:p>
          </table:table-cell>
          <table:table-cell office:value-type="float" office:value="67307" calcext:value-type="float">
            <text:p>67307</text:p>
          </table:table-cell>
          <table:table-cell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float" office:value="68822" calcext:value-type="float">
            <text:p>68822</text:p>
          </table:table-cell>
          <table:table-cell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office:value-type="float" office:value="72059" calcext:value-type="float">
            <text:p>72059</text:p>
          </table:table-cell>
          <table:table-cell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float" office:value="76306" calcext:value-type="float">
            <text:p>76306</text:p>
          </table:table-cell>
          <table:table-cell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</table:table-row>
        <table:table-row table:style-name="ro2">
          <table:table-cell office:value-type="date" office:date-value="2020-05-14" calcext:value-type="date">
            <text:p>14/05/20</text:p>
          </table:table-cell>
          <table:table-cell office:value-type="float" office:value="80604" calcext:value-type="float">
            <text:p>80604</text:p>
          </table:table-cell>
          <table:table-cell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float" office:value="84495" calcext:value-type="float">
            <text:p>84495</text:p>
          </table:table-cell>
          <table:table-cell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</table:table-row>
        <table:table-row table:style-name="ro2">
          <table:table-cell office:value-type="date" office:date-value="2020-05-16" calcext:value-type="date">
            <text:p>16/05/20</text:p>
          </table:table-cell>
          <table:table-cell office:value-type="float" office:value="88541" calcext:value-type="float">
            <text:p>88541</text:p>
          </table:table-cell>
          <table:table-cell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</table:table-row>
        <table:table-row table:style-name="ro2">
          <table:table-cell office:value-type="date" office:date-value="2020-05-17" calcext:value-type="date">
            <text:p>17/05/20</text:p>
          </table:table-cell>
          <table:table-cell office:value-type="float" office:value="92273" calcext:value-type="float">
            <text:p>92273</text:p>
          </table:table-cell>
          <table:table-cell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</table:table-row>
        <table:table-row table:style-name="ro2">
          <table:table-cell office:value-type="date" office:date-value="2020-05-18" calcext:value-type="date">
            <text:p>18/05/20</text:p>
          </table:table-cell>
          <table:table-cell office:value-type="float" office:value="94933" calcext:value-type="float">
            <text:p>94933</text:p>
          </table:table-cell>
          <table:table-cell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office:value-type="float" office:value="99483" calcext:value-type="float">
            <text:p>99483</text:p>
          </table:table-cell>
          <table:table-cell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</table:table-row>
        <table:table-row table:style-name="ro2">
          <table:table-cell office:value-type="date" office:date-value="2020-05-20" calcext:value-type="date">
            <text:p>20/05/20</text:p>
          </table:table-cell>
          <table:table-cell office:value-type="float" office:value="104020" calcext:value-type="float">
            <text:p>104020</text:p>
          </table:table-cell>
          <table:table-cell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</table:table-row>
        <table:table-row table:style-name="ro2">
          <table:table-cell office:value-type="date" office:date-value="2020-05-21" calcext:value-type="date">
            <text:p>21/05/20</text:p>
          </table:table-cell>
          <table:table-cell office:value-type="float" office:value="108768" calcext:value-type="float">
            <text:p>108768</text:p>
          </table:table-cell>
          <table:table-cell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</table:table-row>
        <table:table-row table:style-name="ro2">
          <table:table-cell office:value-type="date" office:date-value="2020-05-22" calcext:value-type="date">
            <text:p>22/05/20</text:p>
          </table:table-cell>
          <table:table-cell office:value-type="float" office:value="111698" calcext:value-type="float">
            <text:p>111698</text:p>
          </table:table-cell>
          <table:table-cell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</table:table-row>
        <table:table-row table:style-name="ro2">
          <table:table-cell office:value-type="date" office:date-value="2020-05-23" calcext:value-type="date">
            <text:p>23/05/20</text:p>
          </table:table-cell>
          <table:table-cell office:value-type="float" office:value="115754" calcext:value-type="float">
            <text:p>115754</text:p>
          </table:table-cell>
          <table:table-cell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</table:table-row>
        <table:table-row table:style-name="ro2">
          <table:table-cell office:value-type="date" office:date-value="2020-05-24" calcext:value-type="date">
            <text:p>24/05/20</text:p>
          </table:table-cell>
          <table:table-cell office:value-type="float" office:value="119959" calcext:value-type="float">
            <text:p>119959</text:p>
          </table:table-cell>
          <table:table-cell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</table:table-row>
        <table:table-row table:style-name="ro2">
          <table:table-cell office:value-type="date" office:date-value="2020-05-25" calcext:value-type="date">
            <text:p>25/05/20</text:p>
          </table:table-cell>
          <table:table-cell office:value-type="float" office:value="123979" calcext:value-type="float">
            <text:p>123979</text:p>
          </table:table-cell>
          <table:table-cell office:value-type="float" office:value="3629" calcext:value-type="float">
            <text:p>3629</text:p>
          </table:table-cell>
          <table:table-cell office:value-type="float" office:value="50946" calcext:value-type="float">
            <text:p>50946</text:p>
          </table:table-cell>
        </table:table-row>
        <table:table-row table:style-name="ro2">
          <table:table-cell office:value-type="date" office:date-value="2020-05-26" calcext:value-type="date">
            <text:p>26/05/20</text:p>
          </table:table-cell>
          <table:table-cell office:value-type="float" office:value="129751" calcext:value-type="float">
            <text:p>129751</text:p>
          </table:table-cell>
          <table:table-cell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</table:table-row>
        <table:table-row table:style-name="ro2">
          <table:table-cell office:value-type="date" office:date-value="2020-05-27" calcext:value-type="date">
            <text:p>27/05/20</text:p>
          </table:table-cell>
          <table:table-cell office:value-type="float" office:value="135905" calcext:value-type="float">
            <text:p>135905</text:p>
          </table:table-cell>
          <table:table-cell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</table:table-row>
        <table:table-row table:style-name="ro2">
          <table:table-cell office:value-type="date" office:date-value="2020-05-28" calcext:value-type="date">
            <text:p>28/05/20</text:p>
          </table:table-cell>
          <table:table-cell office:value-type="float" office:value="141779" calcext:value-type="float">
            <text:p>141779</text:p>
          </table:table-cell>
          <table:table-cell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</table:table-row>
        <table:table-row table:style-name="ro2">
          <table:table-cell office:value-type="date" office:date-value="2020-05-29" calcext:value-type="date">
            <text:p>29/05/20</text:p>
          </table:table-cell>
          <table:table-cell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</table:table-row>
        <table:table-row table:style-name="ro2">
          <table:table-cell office:value-type="date" office:date-value="2020-05-30" calcext:value-type="date">
            <text:p>30/05/20</text:p>
          </table:table-cell>
          <table:table-cell office:value-type="float" office:value="155671" calcext:value-type="float">
            <text:p>155671</text:p>
          </table:table-cell>
          <table:table-cell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</table:table-row>
        <table:table-row table:style-name="ro2">
          <table:table-cell office:value-type="date" office:date-value="2020-05-31" calcext:value-type="date">
            <text:p>31/05/20</text:p>
          </table:table-cell>
          <table:table-cell office:value-type="float" office:value="164476" calcext:value-type="float">
            <text:p>164476</text:p>
          </table:table-cell>
          <table:table-cell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</table:table-row>
        <table:table-row table:style-name="ro2">
          <table:table-cell office:value-type="date" office:date-value="2020-06-01" calcext:value-type="date">
            <text:p>01/06/20</text:p>
          </table:table-cell>
          <table:table-cell office:value-type="float" office:value="170039" calcext:value-type="float">
            <text:p>170039</text:p>
          </table:table-cell>
          <table:table-cell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</table:table-row>
        <table:table-row table:style-name="ro2">
          <table:table-cell office:value-type="date" office:date-value="2020-06-02" calcext:value-type="date">
            <text:p>02/06/20</text:p>
          </table:table-cell>
          <table:table-cell office:value-type="float" office:value="174884" calcext:value-type="float">
            <text:p>174884</text:p>
          </table:table-cell>
          <table:table-cell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</table:table-row>
        <table:table-row table:style-name="ro2">
          <table:table-cell office:value-type="date" office:date-value="2020-06-03" calcext:value-type="date">
            <text:p>03/06/20</text:p>
          </table:table-cell>
          <table:table-cell office:value-type="float" office:value="178914" calcext:value-type="float">
            <text:p>178914</text:p>
          </table:table-cell>
          <table:table-cell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</table:table-row>
        <table:table-row table:style-name="ro2">
          <table:table-cell office:value-type="date" office:date-value="2020-06-04" calcext:value-type="date">
            <text:p>04/06/20</text:p>
          </table:table-cell>
          <table:table-cell office:value-type="float" office:value="183198" calcext:value-type="float">
            <text:p>183198</text:p>
          </table:table-cell>
          <table:table-cell office:value-type="float" office:value="5031" calcext:value-type="float">
            <text:p>5031</text:p>
          </table:table-cell>
          <table:table-cell table:style-name="Default" office:value-type="float" office:value="76228" calcext:value-type="float">
            <text:p>76228</text:p>
          </table:table-cell>
        </table:table-row>
        <table:table-row table:style-name="ro2">
          <table:table-cell office:value-type="date" office:date-value="2020-06-05" calcext:value-type="date">
            <text:p>05/06/20</text:p>
          </table:table-cell>
          <table:table-cell office:value-type="float" office:value="187400" calcext:value-type="float">
            <text:p>187400</text:p>
          </table:table-cell>
          <table:table-cell office:value-type="float" office:value="5160" calcext:value-type="float">
            <text:p>5160</text:p>
          </table:table-cell>
          <table:table-cell table:style-name="Default" office:value-type="float" office:value="79214" calcext:value-type="float">
            <text:p>79214</text:p>
          </table:table-cell>
        </table:table-row>
        <table:table-row table:style-name="ro2">
          <table:table-cell office:value-type="date" office:date-value="2020-06-06" calcext:value-type="date">
            <text:p>06/06/20</text:p>
          </table:table-cell>
          <table:table-cell office:value-type="float" office:value="191758" calcext:value-type="float">
            <text:p>191758</text:p>
          </table:table-cell>
          <table:table-cell office:value-type="float" office:value="5301" calcext:value-type="float">
            <text:p>5301</text:p>
          </table:table-cell>
          <table:table-cell table:style-name="Default" office:value-type="float" office:value="82731" calcext:value-type="float">
            <text:p>82731</text:p>
          </table:table-cell>
        </table:table-row>
        <table:table-row table:style-name="ro2">
          <table:table-cell office:value-type="date" office:date-value="2020-06-07" calcext:value-type="date">
            <text:p>07/06/20</text:p>
          </table:table-cell>
          <table:table-cell office:value-type="float" office:value="196515" calcext:value-type="float">
            <text:p>196515</text:p>
          </table:table-cell>
          <table:table-cell office:value-type="float" office:value="5465" calcext:value-type="float">
            <text:p>5465</text:p>
          </table:table-cell>
          <table:table-cell table:style-name="Default" office:value-type="float" office:value="86219" calcext:value-type="float">
            <text:p>86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9" loext:min-decimal-places="9" number:min-integer-digits="1" number:grouping="true"/>
    </number:number-style>
    <number:number-style style:name="N117">
      <number:number number:decimal-places="10" loext:min-decimal-places="10" number:min-integer-digits="1" number:grouping="true"/>
    </number:number-style>
    <number:number-style style:name="N118">
      <number:number number:decimal-places="11" loext:min-decimal-places="11" number:min-integer-digits="1" number:grouping="true"/>
    </number:number-style>
    <number:number-style style:name="N119">
      <number:number number:decimal-places="12" loext:min-decimal-places="1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9:35:37.5176790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07T20:04:29.319467456</dc:date>
    <meta:editing-duration>PT9H37M26S</meta:editing-duration>
    <meta:editing-cycles>69</meta:editing-cycles>
    <meta:document-statistic meta:table-count="2" meta:cell-count="2501" meta:object-count="0"/>
  </office:meta>
</office:document-meta>
</file>